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Gentium Plus Compact" svg:font-family="'Gentium Plus Compact'" style:font-adornments="Regular"/>
    <style:font-face style:name="Mangal1" svg:font-family="Mangal"/>
    <style:font-face style:name="Gentium Plus Compact1"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writing-mode="page"/>
      <style:text-properties fo:language="zxx" fo:country="none" style:language-asian="zxx" style:country-asian="none" style:language-complex="zxx" style:country-complex="none"/>
    </style:style>
    <style:style style:name="P2" style:family="paragraph" style:parent-style-name="Standard">
      <style:paragraph-properties fo:line-height="115%" style:writing-mode="page"/>
      <style:text-properties fo:language="zxx" fo:country="none" officeooo:paragraph-rsid="001c1098" style:language-asian="zxx" style:country-asian="none" style:language-complex="zxx" style:country-complex="none"/>
    </style:style>
    <style:style style:name="P3" style:family="paragraph" style:parent-style-name="Standard">
      <style:paragraph-properties fo:line-height="115%" style:writing-mode="page"/>
      <style:text-properties fo:language="zxx" fo:country="none" fo:font-weight="bold" style:language-asian="zxx" style:country-asian="none" style:font-weight-asian="bold" style:language-complex="zxx" style:country-complex="none" style:font-weight-complex="bold"/>
    </style:style>
    <style:style style:name="P4" style:family="paragraph" style:parent-style-name="Heading_20_1">
      <style:paragraph-properties fo:line-height="115%" style:writing-mode="page"/>
      <style:text-properties fo:language="zxx" fo:country="none" style:language-asian="zxx" style:country-asian="none" style:language-complex="zxx" style:country-complex="none"/>
    </style:style>
    <style:style style:name="P5" style:family="paragraph" style:parent-style-name="Heading_20_2">
      <style:paragraph-properties fo:line-height="115%" style:writing-mode="page"/>
      <style:text-properties fo:language="zxx" fo:country="none" style:language-asian="zxx" style:country-asian="none" style:language-complex="zxx" style:country-complex="none"/>
    </style:style>
    <style:style style:name="T1" style:family="text">
      <style:text-properties fo:color="#000080"/>
    </style:style>
    <style:style style:name="T2" style:family="text">
      <style:text-properties fo:font-weight="bold" style:font-weight-asian="bold" style:font-weight-complex="bold"/>
    </style:style>
    <style:style style:name="T3" style:family="text">
      <style:text-properties style:font-name="Gentium Plus Compac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ΚΑΤΑ ΛΟΥΚΑΝ</text:h>
      <text:p text:style-name="P1"/>
      <text:h text:style-name="P5" text:outline-level="2">1</text:h>
      <text:p text:style-name="P1"/>
      <text:p text:style-name="P1"><text:tab/><text:span text:style-name="T1">1</text:span> Ἐπειδήπερ πολλοὶ ἐπεχείρησαν ἀνατάξασθαι διήγησιν περὶ τῶν πεπληροφορημένων ἐν ἡμῖν πραγμάτων, <text:span text:style-name="T1">2</text:span> καθὼς παρέδοσαν ἡμῖν οἱ ἀπ’ ἀρχῆς αὐτόπται καὶ ὑπηρέται γενόμενοι τοῦ λόγου, <text:span text:style-name="T1">3</text:span> ἔδοξε κἀμοὶ παρηκολουθηκότι ἄνωθεν πᾶσιν ἀκριβῶς καθεξῆς σοι γράψαι, κράτιστε Θεόφιλε, <text:span text:style-name="T1">4</text:span> ἵνα ἐπιγνῷς περὶ ὧν κατηχήθης λόγων τὴν ἀσφάλειαν.</text:p>
      <text:p text:style-name="P1"/>
      <text:p text:style-name="P1"><text:tab/><text:span text:style-name="T1">5</text:span> Ἐγένετο ἐν ταῖς ἡμέραις Ἡρῴδου βασιλέως τῆς Ἰουδαίας ἱερεύς τις ὀνόματι Ζαχαρίας ἐξ ἐφημερίας Ἀβιά, καὶ γυνὴ αὐτῷ ἐκ τῶν θυγατέρων Ἀαρών, καὶ τὸ ὄνομα αὐτῆς Ἐλεισάβετ. <text:span text:style-name="T1">6</text:span> ἦσαν δὲ δίκαιοι ἀμφότεροι ἐναντίον τοῦ Θεοῦ, πορευόμενοι ἐν πάσαις ταῖς ἐντολαῖς καὶ δικαιώμασιν τοῦ Κυρίου ἄμεμπτοι. <text:span text:style-name="T1">7</text:span> καὶ οὐκ ἦν αὐτοῖς τέκνον, καθότι ἦν ἡ Ἐλεισάβετ στεῖρα, καὶ ἀμφότεροι προβεβηκότες ἐν ταῖς ἡμέραις αὐτῶν ἦσαν. <text:span text:style-name="T1">8</text:span> Ἐγένετο δὲ ἐν τῷ ἱερατεύειν αὐτὸν ἐν τῇ τάξει τῆς ἐφημερίας αὐτοῦ ἔναντι τοῦ Θεοῦ, <text:span text:style-name="T1">9</text:span> κατὰ τὸ ἔθος τῆς ἱερατείας ἔλαχε τοῦ θυμιᾶσαι εἰσελθὼν εἰς τὸν ναὸν τοῦ Κυρίου, <text:span text:style-name="T1">10</text:span> καὶ πᾶν τὸ πλῆθος ἦν τοῦ λαοῦ προσευχόμενον ἔξω τῇ ὥρᾳ τοῦ θυμιάματος. <text:span text:style-name="T1">11</text:span> ὤφθη δὲ αὐτῷ ἄγγελος Κυρίου ἑστὼς ἐκ δεξιῶν τοῦ θυσιαστηρίου τοῦ θυμιάματος. <text:span text:style-name="T1">12</text:span> καὶ ἐταράχθη Ζαχαρίας ἰδών, καὶ φόβος ἐπέπεσεν ἐπ’ αὐτόν. <text:span text:style-name="T1">13</text:span> εἶπεν δὲ πρὸς αὐτὸν ὁ ἄγγελος Μὴ φοβοῦ, Ζαχαρία, διότι εἰσηκούσθη ἡ δέησίς σου, καὶ ἡ γυνή σου Ἐλεισάβετ γεννήσει υἱόν σοι, καὶ καλέσεις τὸ ὄνομα αὐτοῦ Ἰωάνην· <text:span text:style-name="T1">14</text:span> καὶ ἔσται <text:soft-page-break/>χαρά σοι καὶ ἀγαλλίασις, καὶ πολλοὶ ἐπὶ τῇ γενέσει αὐτοῦ χαρήσονται. <text:span text:style-name="T1">15</text:span> ἔσται γὰρ μέγας ἐνώπιον Κυρίου, καὶ <text:span text:style-name="T2">οἶνον καὶ σίκερα οὐ μὴ πίῃ</text:span>, καὶ Πνεύματος Ἁγίου πλησθήσεται ἔτι ἐκ κοιλίας μητρὸς αὐτοῦ, <text:span text:style-name="T1">16</text:span> καὶ πολλοὺς τῶν υἱῶν Ἰσραὴλ ἐπιστρέψει ἐπὶ Κύριον τὸν Θεὸν αὐτῶν· <text:span text:style-name="T1">17</text:span> καὶ αὐτὸς προελεύσεται ἐνώπιον αὐτοῦ ἐν πνεύματι καὶ δυνάμει <text:span text:style-name="T2">Ἡλεία, ἐπιστρέψαι καρδίας πατέρων ἐπὶ τέκνα</text:span> καὶ ἀπειθεῖς ἐν φρονήσει δικαίων, ἑτοιμάσαι Κυρίῳ λαὸν κατεσκευασμένον. <text:span text:style-name="T1">18</text:span> καὶ εἶπεν Ζαχαρίας πρὸς τὸν ἄγγελον Κατὰ τί γνώσομαι τοῦτο; ἐγὼ γάρ εἰμι πρεσβύτης καὶ ἡ γυνή μου προβεβηκυῖα ἐν ταῖς ἡμέραις αὐτῆς. <text:span text:style-name="T1">19</text:span> καὶ ἀποκριθεὶς ὁ ἄγγελος εἶπεν αὐτῷ Ἐγώ εἰμι Γαβριὴλ ὁ παρεστηκὼς ἐνώπιον τοῦ Θεοῦ, καὶ ἀπεστάλην λαλῆσαι πρὸς σὲ καὶ εὐαγγελίσασθαί σοι ταῦτα· <text:span text:style-name="T1">20</text:span> καὶ ἰδοὺ ἔσῃ σιωπῶν καὶ μὴ δυνάμενος λαλῆσαι ἄχρι ἧς ἡμέρας γένηται ταῦτα, ἀνθ’ ὧν οὐκ ἐπίστευσας τοῖς λόγοις μου, οἵτινες πληρωθήσονται εἰς τὸν καιρὸν αὐτῶν. <text:span text:style-name="T1">21</text:span> καὶ ἦν ὁ λαὸς προσδοκῶν τὸν Ζαχαρίαν, καὶ ἐθαύμαζον ἐν τῷ χρονίζειν ἐν τῷ ναῷ αὐτόν. <text:span text:style-name="T1">22</text:span> ἐξελθὼν δὲ οὐκ ἐδύνατο λαλῆσαι αὐτοῖς, καὶ ἐπέγνωσαν ὅτι ὀπτασίαν ἑώρακεν ἐν τῷ ναῷ· καὶ αὐτὸς ἦν διανεύων αὐτοῖς, καὶ διέμενεν κωφός. <text:span text:style-name="T1">23</text:span> καὶ ἐγένετο ὡς ἐπλήσθησαν αἱ ἡμέραι τῆς λειτουργίας αὐτοῦ, ἀπῆλθεν εἰς τὸν οἶκον αὐτοῦ. <text:span text:style-name="T1">24</text:span> Μετὰ δὲ ταύτας τὰς ἡμέρας συνέλαβεν Ἐλεισάβετ ἡ γυνὴ αὐτοῦ, καὶ περιέκρυβεν ἑαυτὴν μῆνας πέντε, λέγουσα <text:span text:style-name="T1">25</text:span> ὅτι Οὕτως μοι πεποίηκεν Κύριος ἐν ἡμέραις αἷς ἐπεῖδεν ἀφελεῖν ὄνειδός μου ἐν ἀνθρώποις.</text:p>
      <text:p text:style-name="P1"><text:tab/><text:span text:style-name="T1">26</text:span> Ἐν δὲ τῷ μηνὶ τῷ ἕκτῳ ἀπεστάλη ὁ ἄγγελος Γαβριὴλ ἀπὸ τοῦ Θεοῦ εἰς πόλιν τῆς Γαλιλαίας ᾗ ὄνομα Ναζαρὲθ, <text:span text:style-name="T1">27</text:span> πρὸς παρθένον ἐμνηστευμένην ἀνδρὶ ᾧ ὄνομα Ἰωσὴφ, ἐξ οἴκου Δαυείδ, καὶ τὸ ὄνομα τῆς παρθένου Μαριάμ. <text:span text:style-name="T1">28</text:span> καὶ εἰσελθὼν πρὸς αὐτὴν εἶπεν Χαῖρε, κεχαριτωμένη, ὁ Κύριος μετὰ σοῦ. <text:span text:style-name="T1">29</text:span> ἡ δὲ ἐπὶ τῷ λόγῳ διεταράχθη, καὶ <text:soft-page-break/>διελογίζετο ποταπὸς εἴη ὁ ἀσπασμὸς οὗτος. <text:span text:style-name="T1">30</text:span> καὶ εἶπεν ὁ ἄγγελος αὐτῇ Μὴ φοβοῦ, Μαριάμ· εὗρες γὰρ χάριν παρὰ τῷ Θεῷ· <text:span text:style-name="T1">31</text:span> καὶ ἰδοὺ συλλήμψῃ ἐν γαστρὶ καὶ τέξῃ υἱόν, καὶ καλέσεις τὸ ὄνομα αὐτοῦ Ἰησοῦν. <text:span text:style-name="T1">32</text:span> οὗτος ἔσται μέγας καὶ Υἱὸς Ὑψίστου κληθήσεται, καὶ δώσει αὐτῷ Κύριος ὁ Θεὸς <text:span text:style-name="T2">τὸν θρόνον Δαυεὶδ</text:span> τοῦ πατρὸς αὐτοῦ, <text:span text:style-name="T1">33</text:span> καὶ βασιλεύσει ἐπὶ τὸν οἶκον Ἰακὼβ εἰς τοὺς αἰῶνας, καὶ τῆς βασιλείας αὐτοῦ οὐκ ἔσται τέλος. <text:span text:style-name="T1">34</text:span> εἶπεν δὲ Μαριὰμ πρὸς τὸν ἄγγελον Πῶς ἔσται τοῦτο, ἐπεὶ ἄνδρα οὐ γινώσκω; <text:span text:style-name="T1">35</text:span> καὶ ἀποκριθεὶς ὁ ἄγγελος εἶπεν αὐτῇ Πνεῦμα Ἅγιον ἐπελεύσεται ἐπὶ σέ, καὶ δύναμις Ὑψίστου ἐπισκιάσει σοι· διὸ καὶ τὸ γεννώμενον <text:span text:style-name="T2">ἅγιον κληθήσεται</text:span> Υἱὸς Θεοῦ. <text:span text:style-name="T1">36</text:span> καὶ ἰδοὺ Ἐλεισάβετ ἡ συγγενίς σου καὶ αὐτὴ συνείληφεν υἱὸν ἐν γήρει αὐτῆς, καὶ οὗτος μὴν ἕκτος ἐστὶν αὐτῇ τῇ καλουμένῃ στείρᾳ· <text:span text:style-name="T1">37</text:span> ὅτι <text:span text:style-name="T2">οὐκ ἀδυνατήσει παρὰ τοῦ Θεοῦ πᾶν ῥῆμα</text:span>. <text:span text:style-name="T1">38</text:span> εἶπεν δὲ Μαριάμ Ἰδοὺ ἡ δούλη Κυρίου· γένοιτό μοι κατὰ τὸ ῥῆμά σου. καὶ ἀπῆλθεν ἀπ’ αὐτῆς ὁ ἄγγελος. <text:span text:style-name="T1">39</text:span> Ἀναστᾶσα δὲ Μαριὰμ ἐν ταῖς ἡμέραις ταύταις ἐπορεύθη εἰς τὴν ὀρεινὴν μετὰ σπουδῆς εἰς πόλιν Ἰούδα, <text:span text:style-name="T1">40</text:span> καὶ εἰσῆλθεν εἰς τὸν οἶκον Ζαχαρίου καὶ ἠσπάσατο τὴν Ἐλεισάβετ. <text:span text:style-name="T1">41</text:span> καὶ ἐγένετο ὡς ἤκουσεν τὸν ἀσπασμὸν τῆς Μαρίας ἡ Ἐλεισάβετ, ἐσκίρτησεν τὸ βρέφος ἐν τῇ κοιλίᾳ αὐτῆς, καὶ ἐπλήσθη Πνεύματος Ἁγίου ἡ Ἐλεισάβετ, <text:span text:style-name="T1">42</text:span> καὶ ἀνεφώνησεν κραυγῇ μεγάλῃ καὶ εἶπεν Εὐλογημένη σὺ ἐν γυναιξίν, καὶ εὐλογημένος ὁ καρπὸς τῆς κοιλίας σου. <text:span text:style-name="T1">43</text:span> καὶ πόθεν μοι τοῦτο ἵνα ἔλθῃ ἡ μήτηρ τοῦ Κυρίου μου πρὸς ἐμέ; <text:span text:style-name="T1">44</text:span> ἰδοὺ γὰρ ὡς ἐγένετο ἡ φωνὴ τοῦ ἀσπασμοῦ σου εἰς τὰ ὦτά μου, ἐσκίρτησεν ἐν ἀγαλλιάσει τὸ βρέφος ἐν τῇ κοιλίᾳ μου. <text:span text:style-name="T1">45</text:span> καὶ μακαρία ἡ πιστεύσασα ὅτι ἔσται τελείωσις τοῖς λελαλημένοις αὐτῇ παρὰ Κυρίου. <text:span text:style-name="T1">46</text:span> Καὶ εἶπεν Μαριάμ </text:p>
      <text:p text:style-name="P1"><text:tab/>Μεγαλύνει <text:span text:style-name="T2">ἡ ψυχή μου τὸν Κύριον</text:span>,</text:p>
      <text:p text:style-name="P1"><text:tab/><text:tab/><text:span text:style-name="T1">47</text:span> καὶ <text:span text:style-name="T2">ἠγαλλίασεν</text:span> τὸ πνεῦμά μου <text:span text:style-name="T2">ἐπὶ τῷ Θεῷ </text:span><text:soft-page-break/><text:span text:style-name="T2">τῷ Σωτῆρί μου</text:span>·</text:p>
      <text:p text:style-name="P1"><text:tab/><text:span text:style-name="T1">48</text:span> ὅτι <text:span text:style-name="T2">ἐπέβλεψεν ἐπὶ τὴν ταπείνωσιν τῆς δούλης αὐτοῦ</text:span>. </text:p>
      <text:p text:style-name="P1"><text:tab/><text:tab/>ἰδοὺ γὰρ ἀπὸ τοῦ νῦν μακαριοῦσίν με πᾶσαι αἱ γενεαί·</text:p>
      <text:p text:style-name="P1"><text:span text:style-name="T1"><text:tab/>49</text:span> ὅτι ἐποίησέν μοι μεγάλα ὁ δυνατός. </text:p>
      <text:p text:style-name="P1"><text:tab/><text:tab/>καὶ <text:span text:style-name="T2">ἅγιον τὸ ὄνομα αὐτοῦ</text:span>,</text:p>
      <text:p text:style-name="P1"><text:tab/><text:span text:style-name="T1">50</text:span> καὶ <text:span text:style-name="T2">τὸ ἔλεος αὐτοῦ εἰς γενεὰς καὶ γενεὰς </text:span></text:p>
      <text:p text:style-name="P1"><text:span text:style-name="T2"><text:tab/><text:tab/>τοῖς φοβουμένοις αὐτόν</text:span>.</text:p>
      <text:p text:style-name="P1"><text:tab/><text:span text:style-name="T1">51</text:span> Ἐποίησεν κράτος ἐν βραχίονι αὐτοῦ, </text:p>
      <text:p text:style-name="P1"><text:tab/><text:tab/><text:span text:style-name="T2">διεσκόρπισεν ὑπερηφάνους</text:span> διανοίᾳ καρδίας αὐτῶν·</text:p>
      <text:p text:style-name="P1"><text:span text:style-name="T1"><text:tab/>52</text:span> <text:span text:style-name="T2">καθεῖλεν δυνάστας</text:span> ἀπὸ θρόνων <text:span text:style-name="T2">καὶ ὕψωσεν ταπεινούς,</text:span></text:p>
      <text:p text:style-name="P1"><text:span text:style-name="T1"><text:tab/><text:tab/>53</text:span> <text:span text:style-name="T2">πεινῶντας ἐνέπλησεν ἀγαθῶν καὶ πλουτοῦντας ἐξαπέστειλεν κενούς.</text:span></text:p>
      <text:p text:style-name="P1"><text:span text:style-name="T1"><text:tab/>54</text:span> <text:span text:style-name="T2">ἀντελάβετο Ἰσραὴλ παιδὸς αὐτοῦ, </text:span></text:p>
      <text:p text:style-name="P3"><text:tab/><text:tab/>μνησθῆναι ἐλέους,</text:p>
      <text:p text:style-name="P1"><text:span text:style-name="T1"><text:tab/>55</text:span> <text:span text:style-name="T2">καθὼς</text:span> ἐλάλησεν <text:span text:style-name="T2">πρὸς τοὺς πατέρας ἡμῶν, </text:span></text:p>
      <text:p text:style-name="P1"><text:span text:style-name="T2"><text:tab/><text:tab/>τῷ Ἀβραὰμ</text:span> καὶ τῷ <text:span text:style-name="T2">σπέρματι</text:span> αὐτοῦ εἰς τὸν αἰῶνα.</text:p>
      <text:p text:style-name="P1"><text:span text:style-name="T1">56</text:span> Ἔμεινεν δὲ Μαριὰμ σὺν αὐτῇ ὡς μῆνας τρεῖς, καὶ ὑπέστρεψεν εἰς τὸν οἶκον αὐτῆς.</text:p>
      <text:p text:style-name="P1"><text:tab/><text:span text:style-name="T1">57</text:span> Τῇ δὲ Ἐλεισάβετ ἐπλήσθη ὁ χρόνος τοῦ τεκεῖν αὐτήν, καὶ ἐγέννησεν υἱόν. <text:span text:style-name="T1">58</text:span> καὶ ἤκουσαν οἱ περίοικοι καὶ οἱ συγγενεῖς αὐτῆς ὅτι ἐμεγάλυνεν Κύριος τὸ ἔλεος αὐτοῦ μετ’ αὐτῆς, καὶ συνέχαιρον αὐτῇ. <text:span text:style-name="T1">59</text:span> Καὶ ἐγένετο ἐν τῇ ἡμέρᾳ τῇ ὀγδόῃ ἦλθον περιτεμεῖν τὸ παιδίον, καὶ ἐκάλουν αὐτὸ ἐπὶ τῷ ὀνόματι τοῦ πατρὸς αὐτοῦ Ζαχαρίαν. <text:span text:style-name="T1">60</text:span> καὶ ἀποκριθεῖσα ἡ μήτηρ αὐτοῦ εἶπεν Οὐχί, ἀλλὰ κληθήσεται Ἰωάνης. <text:span text:style-name="T1">61</text:span> καὶ εἶπαν πρὸς αὐτὴν ὅτι Οὐδείς ἐστιν ἐκ τῆς συγγενείας σου ὃς <text:soft-page-break/>καλεῖται τῷ ὀνόματι τούτῳ. <text:span text:style-name="T1">62</text:span> ἐνένευον δὲ τῷ πατρὶ αὐτοῦ τὸ τί ἂν θέλοι καλεῖσθαι αὐτό. <text:span text:style-name="T1">63</text:span> καὶ αἰτήσας πινακίδιον ἔγραψεν λέγων Ἰωάνης ἐστὶν ὄνομα αὐτοῦ. καὶ ἐθαύμασαν πάντες. <text:span text:style-name="T1">64</text:span> ἀνεῴχθη δὲ τὸ στόμα αὐτοῦ παραχρῆμα καὶ ἡ γλῶσσα αὐτοῦ, καὶ ἐλάλει εὐλογῶν τὸν Θεόν. <text:span text:style-name="T1">65</text:span> Καὶ ἐγένετο ἐπὶ πάντας φόβος τοὺς περιοικοῦντας αὐτούς, καὶ ἐν ὅλῃ τῇ ὀρεινῇ τῆς Ἰουδαίας διελαλεῖτο πάντα τὰ ῥήματα ταῦτα, <text:span text:style-name="T1">66</text:span> καὶ ἔθεντο πάντες οἱ ἀκούσαντες ἐν τῇ καρδίᾳ αὐτῶν, λέγοντες Τί ἄρα τὸ παιδίον τοῦτο ἔσται; καὶ γὰρ χεὶρ Κυρίου ἦν μετ’ αὐτοῦ. <text:span text:style-name="T1">67</text:span> Καὶ Ζαχαρίας ὁ πατὴρ αὐτοῦ ἐπλήσθη Πνεύματος Ἁγίου καὶ ἐπροφήτευσεν λέγων </text:p>
      <text:p text:style-name="P1"><text:tab/><text:span text:style-name="T1">68</text:span> <text:span text:style-name="T2">Εὐλογητὸς Κύριος ὁ Θεὸς τοῦ Ἰσραήλ</text:span>, </text:p>
      <text:p text:style-name="P1"><text:tab/><text:tab/>ὅτι ἐπεσκέψατο καὶ ἐποίησεν <text:span text:style-name="T2">λύτρωσιν τῷ λαῷ αὐτοῦ</text:span>, </text:p>
      <text:p text:style-name="P1"><text:tab/><text:span text:style-name="T1">69</text:span> καὶ <text:span text:style-name="T2">ἤγειρεν κέρας</text:span> σωτηρίας ἡμῖν </text:p>
      <text:p text:style-name="P1"><text:tab/><text:tab/>ἐν οἴκῳ <text:span text:style-name="T2">Δαυεὶδ</text:span> παιδὸς αὐτοῦ, </text:p>
      <text:p text:style-name="P1"><text:tab/><text:span text:style-name="T1">70</text:span> καθὼς ἐλάλησεν διὰ στόματος τῶν ἁγίων ἀπ’ αἰῶνος προφητῶν αὐτοῦ,</text:p>
      <text:p text:style-name="P1"><text:tab/><text:tab/><text:span text:style-name="T1">71</text:span> σωτηρίαν ἐξ ἐχθρῶν ἡμῶν καὶ ἐκ χειρὸς πάντων τῶν μισούντων ἡμᾶς, </text:p>
      <text:p text:style-name="P1"><text:tab/><text:span text:style-name="T1">72</text:span> ποιῆσαι <text:span text:style-name="T2">ἔλεος μετὰ τῶν πατέρων ἡμῶν</text:span> </text:p>
      <text:p text:style-name="P1"><text:tab/><text:tab/>καὶ <text:span text:style-name="T2">μνησθῆναι διαθήκης ἁγίας αὐτοῦ,</text:span></text:p>
      <text:p text:style-name="P1"><text:tab/><text:span text:style-name="T1">73</text:span> <text:span text:style-name="T2">ὅρκον ὃν ὤμοσεν πρὸς Ἀβραὰμ</text:span> τὸν πατέρα ἡμῶν, </text:p>
      <text:p text:style-name="P1"><text:tab/><text:tab/>τοῦ δοῦναι ἡμῖν <text:span text:style-name="T1">74</text:span> ἀφόβως ἐκ χειρὸς ἐχθρῶν ῥυσθέντας </text:p>
      <text:p text:style-name="P1"><text:tab/>λατρεύειν αὐτῷ <text:span text:style-name="T1">75</text:span> ἐν ὁσιότητι καὶ δικαιοσύνῃ </text:p>
      <text:p text:style-name="P1"><text:tab/><text:tab/>ἐνώπιον αὐτοῦ πάσαις ταῖς ἡμέραις ἡμῶν.</text:p>
      <text:p text:style-name="P1"><text:tab/><text:span text:style-name="T1">76</text:span> Καὶ σὺ δέ, παιδίον, προφήτης Ὑψίστου κληθήσῃ· </text:p>
      <text:p text:style-name="P1"><text:tab/><text:tab/>προπορεύσῃ γὰρ <text:span text:style-name="T2">ἐνώπιον Κυρίου ἑτοιμάσαι ὁδοὺς αὐτοῦ</text:span>,</text:p>
      <text:p text:style-name="P1"><text:tab/><text:span text:style-name="T1">77</text:span> τοῦ δοῦναι γνῶσιν σωτηρίας τῷ λαῷ αὐτοῦ </text:p>
      <text:p text:style-name="P1"><text:soft-page-break/><text:tab/><text:tab/>ἐν ἀφέσει ἁμαρτιῶν αὐτῶν,</text:p>
      <text:p text:style-name="P1"><text:tab/><text:span text:style-name="T1">78</text:span> διὰ σπλάγχνα ἐλέους Θεοῦ ἡμῶν, </text:p>
      <text:p text:style-name="P1"><text:tab/><text:tab/>ἐν οἷς ἐπισκέψεται ἡμᾶς ἀνατολὴ ἐξ ὕψους,</text:p>
      <text:p text:style-name="P1"><text:tab/><text:span text:style-name="T1">79</text:span> <text:span text:style-name="T2">ἐπιφᾶναι τοῖς ἐν σκότει καὶ σκιᾷ θανάτου καθημένοις</text:span>, </text:p>
      <text:p text:style-name="P1"><text:tab/><text:tab/>τοῦ κατευθῦναι τοὺς πόδας ἡμῶν εἰς ὁδὸν εἰρήνης.</text:p>
      <text:p text:style-name="P1"><text:tab/><text:span text:style-name="T1">80</text:span> Τὸ δὲ παιδίον ηὔξανεν καὶ ἐκραταιοῦτο πνεύματι, καὶ ἦν ἐν ταῖς ἐρήμοις ἕως ἡμέρας ἀναδείξεως αὐτοῦ πρὸς τὸν Ἰσραήλ.</text:p>
      <text:p text:style-name="P1"/>
      <text:h text:style-name="P5" text:outline-level="2">2</text:h>
      <text:p text:style-name="P1"/>
      <text:p text:style-name="P1"><text:tab/><text:span text:style-name="T1">1</text:span> Ἐγένετο δὲ ἐν ταῖς ἡμέραις ἐκείναις ἐξῆλθεν δόγμα παρὰ Καίσαρος Αὐγούστου ἀπογράφεσθαι πᾶσαν τὴν οἰκουμένην. <text:span text:style-name="T1">2</text:span> αὕτη ἀπογραφὴ πρώτη ἐγένετο ἡγεμονεύοντος τῆς Συρίας Κυρηνίου. <text:span text:style-name="T1">3</text:span> καὶ ἐπορεύοντο πάντες ἀπογράφεσθαι, ἕκαστος εἰς τὴν ἑαυτοῦ πόλιν. <text:span text:style-name="T1">4</text:span> Ἀνέβη δὲ καὶ Ἰωσὴφ ἀπὸ τῆς Γαλιλαίας ἐκ πόλεως Ναζαρὲθ εἰς τὴν Ἰουδαίαν εἰς πόλιν Δαυεὶδ ἥτις καλεῖται Βηθλεέμ, διὰ τὸ εἶναι αὐτὸν ἐξ οἴκου καὶ πατριᾶς Δαυείδ, <text:span text:style-name="T1">5</text:span> ἀπογράψασθαι σὺν Μαριὰμ τῇ ἐμνηστευμένῃ αὐτῷ, οὔσῃ ἐγκύῳ. <text:span text:style-name="T1">6</text:span> Ἐγένετο δὲ ἐν τῷ εἶναι αὐτοὺς ἐκεῖ ἐπλήσθησαν αἱ ἡμέραι τοῦ τεκεῖν αὐτήν, <text:span text:style-name="T1">7</text:span> καὶ ἔτεκεν τὸν υἱὸν αὐτῆς τὸν πρωτότοκον, καὶ ἐσπαργάνωσεν αὐτὸν καὶ ἀνέκλινεν αὐτὸν ἐν φάτνῃ, διότι οὐκ ἦν αὐτοῖς τόπος ἐν τῷ καταλύματι. <text:span text:style-name="T1">8</text:span> Καὶ ποιμένες ἦσαν ἐν τῇ χώρᾳ τῇ αὐτῇ ἀγραυλοῦντες καὶ φυλάσσοντες φυλακὰς τῆς νυκτὸς ἐπὶ τὴν ποίμνην αὐτῶν. <text:span text:style-name="T1">9</text:span> καὶ ἄγγελος Κυρίου ἐπέστη αὐτοῖς καὶ δόξα Κυρίου περιέλαμψεν αὐτούς, καὶ ἐφοβήθησαν φόβον <text:soft-page-break/>μέγαν. <text:span text:style-name="T1">10</text:span> καὶ εἶπεν αὐτοῖς ὁ ἄγγελος Μὴ φοβεῖσθε· ἰδοὺ γὰρ εὐαγγελίζομαι ὑμῖν χαρὰν μεγάλην, ἥτις ἔσται παντὶ τῷ λαῷ, <text:span text:style-name="T1">11</text:span> ὅτι ἐτέχθη ὑμῖν σήμερον Σωτήρ, ὅς ἐστιν Χριστὸς Κύριος, ἐν πόλει Δαυείδ. <text:span text:style-name="T1">12</text:span> καὶ τοῦτο ὑμῖν σημεῖον, εὑρήσετε βρέφος ἐσπαργανωμένον καὶ κείμενον ἐν φάτνῃ. <text:span text:style-name="T1">13</text:span> καὶ ἐξαίφνης ἐγένετο σὺν τῷ ἀγγέλῳ πλῆθος στρατιᾶς οὐρανίου αἰνούντων τὸν Θεὸν καὶ λεγόντων </text:p>
      <text:p text:style-name="P1"><text:tab/><text:span text:style-name="T1">14</text:span> Δόξα ἐν ὑψίστοις Θεῷ καὶ ἐπὶ γῆς εἰρήνη ἐν ἀνθρώποις εὐδοκίας.</text:p>
      <text:p text:style-name="P1"><text:span text:style-name="T1">15</text:span> Καὶ ἐγένετο ὡς ἀπῆλθον ἀπ’ αὐτῶν εἰς τὸν οὐρανὸν οἱ ἄγγελοι, οἱ ποιμένες ἐλάλουν πρὸς ἀλλήλους Διέλθωμεν δὴ ἕως Βηθλεὲμ καὶ ἴδωμεν τὸ ῥῆμα τοῦτο τὸ γεγονὸς ὃ ὁ Κύριος ἐγνώρισεν ἡμῖν. <text:span text:style-name="T1">16</text:span> καὶ ἦλθαν σπεύσαντες, καὶ ἀνεῦραν τήν τε Μαριὰμ καὶ τὸν Ἰωσὴφ καὶ τὸ βρέφος κείμενον ἐν τῇ φάτνῃ· <text:span text:style-name="T1">17</text:span> ἰδόντες δὲ ἐγνώρισαν περὶ τοῦ ῥήματος τοῦ λαληθέντος αὐτοῖς περὶ τοῦ παιδίου τούτου. <text:span text:style-name="T1">18</text:span> καὶ πάντες οἱ ἀκούσαντες ἐθαύμασαν περὶ τῶν λαληθέντων ὑπὸ τῶν ποιμένων πρὸς αὐτούς· <text:span text:style-name="T1">19</text:span> ἡ δὲ Μαρία πάντα συνετήρει τὰ ῥήματα ταῦτα συνβάλλουσα ἐν τῇ καρδίᾳ αὐτῆς. <text:span text:style-name="T1">20</text:span> καὶ ὑπέστρεψαν οἱ ποιμένες δοξάζοντες καὶ αἰνοῦντες τὸν Θεὸν ἐπὶ πᾶσιν οἷς ἤκουσαν καὶ εἶδον καθὼς ἐλαλήθη πρὸς αὐτούς.</text:p>
      <text:p text:style-name="P1"><text:tab/><text:span text:style-name="T1">21</text:span> Καὶ ὅτε ἐπλήσθησαν ἡμέραι ὀκτὼ τοῦ περιτεμεῖν αὐτόν, καὶ ἐκλήθη τὸ ὄνομα αὐτοῦ Ἰησοῦς, τὸ κληθὲν ὑπὸ τοῦ ἀγγέλου πρὸ τοῦ συλλημφθῆναι αὐτὸν ἐν τῇ κοιλίᾳ.</text:p>
      <text:p text:style-name="P1"><text:tab/><text:span text:style-name="T1">22</text:span> Καὶ ὅτε <text:span text:style-name="T2">ἐπλήσθησαν αἱ ἡμέραι τοῦ καθαρισμοῦ</text:span> αὐτῶν κατὰ τὸν νόμον Μωϋσέως, ἀνήγαγον αὐτὸν εἰς Ἱεροσόλυμα παραστῆσαι τῷ Κυρίῳ, <text:span text:style-name="T1">23</text:span> καθὼς γέγραπται ἐν νόμῳ Κυρίου ὅτι <text:span text:style-name="T2">Πᾶν ἄρσεν διανοῖγον μήτραν ἅγιον τῷ Κυρίῳ κληθήσεται</text:span>, <text:span text:style-name="T1">24</text:span> καὶ τοῦ δοῦναι θυσίαν κατὰ τὸ εἰρημένον ἐν τῷ νόμῳ Κυρίου, <text:span text:style-name="T2">ζεῦγος τρυγόνων ἢ δύο νοσσοὺς περιστερῶν</text:span>. <text:span text:style-name="T1">25</text:span> Καὶ ἰδοὺ ἄνθρωπος ἦν ἐν Ἰερουσαλὴμ ᾧ ὄνομα Συμεών, καὶ <text:soft-page-break/>ὁ ἄνθρωπος οὗτος δίκαιος καὶ εὐλαβής, προσδεχόμενος παράκλησιν τοῦ Ἰσραήλ, καὶ Πνεῦμα ἦν Ἅγιον ἐπ’ αὐτόν· <text:span text:style-name="T1">26</text:span> καὶ ἦν αὐτῷ κεχρηματισμένον ὑπὸ τοῦ Πνεύματος τοῦ Ἁγίου μὴ ἰδεῖν θάνατον πρὶν ἢ ἂν ἴδῃ τὸν Χριστὸν Κυρίου. <text:span text:style-name="T1">27</text:span> καὶ ἦλθεν ἐν τῷ Πνεύματι εἰς τὸ ἱερόν· καὶ ἐν τῷ εἰσαγαγεῖν τοὺς γονεῖς τὸ παιδίον Ἰησοῦν τοῦ ποιῆσαι αὐτοὺς κατὰ τὸ εἰθισμένον τοῦ νόμου περὶ αὐτοῦ, <text:span text:style-name="T1">28</text:span> καὶ αὐτὸς ἐδέξατο αὐτὸ εἰς τὰς ἀγκάλας καὶ εὐλόγησεν τὸν Θεὸν καὶ εἶπεν </text:p>
      <text:p text:style-name="P1"><text:tab/><text:span text:style-name="T1">29</text:span> Νῦν ἀπολύεις τὸν δοῦλόν σου, Δέσποτα, </text:p>
      <text:p text:style-name="P1"><text:tab/><text:tab/>κατὰ τὸ ῥῆμά σου ἐν εἰρήνῃ·</text:p>
      <text:p text:style-name="P1"><text:tab/><text:span text:style-name="T1">30</text:span> ὅτι <text:span text:style-name="T2">εἶδον</text:span> οἱ ὀφθαλμοί μου τὸ <text:span text:style-name="T2">σωτήριόν σου</text:span>,</text:p>
      <text:p text:style-name="P1"><text:tab/><text:tab/><text:span text:style-name="T1">31</text:span> ὃ ἡτοίμασας <text:span text:style-name="T2">κατὰ πρόσωπον πάντων τῶν λαῶν,</text:span></text:p>
      <text:p text:style-name="P1"><text:tab/><text:span text:style-name="T1">32</text:span> <text:span text:style-name="T2">φῶς εἰς ἀποκάλυψιν ἐθνῶν</text:span> </text:p>
      <text:p text:style-name="P1"><text:tab/><text:tab/>καὶ <text:span text:style-name="T2">δόξαν</text:span> λαοῦ σου <text:span text:style-name="T2">Ἰσραήλ</text:span>.</text:p>
      <text:p text:style-name="P1"><text:span text:style-name="T1">33</text:span> καὶ ἦν ὁ πατὴρ αὐτοῦ καὶ ἡ μήτηρ θαυμάζοντες ἐπὶ τοῖς λαλουμένοις περὶ αὐτοῦ. <text:span text:style-name="T1">34</text:span> καὶ εὐλόγησεν αὐτοὺς Συμεὼν καὶ εἶπεν πρὸς Μαριὰμ τὴν μητέρα αὐτοῦ Ἰδοὺ οὗτος κεῖται εἰς πτῶσιν καὶ ἀνάστασιν πολλῶν ἐν τῷ Ἰσραὴλ καὶ εἰς σημεῖον ἀντιλεγόμενον <text:span text:style-name="T1">35</text:span> —καὶ σοῦ δὲ αὐτῆς τὴν ψυχὴν διελεύσεται ῥομφαία—, ὅπως ἂν ἀποκαλυφθῶσιν ἐκ πολλῶν καρδιῶν διαλογισμοί. <text:span text:style-name="T1">36</text:span> Καὶ ἦν Ἄννα προφῆτις, θυγάτηρ Φανουήλ, ἐκ φυλῆς Ἀσήρ· αὕτη προβεβηκυῖα ἐν ἡμέραις πολλαῖς, ζήσασα μετὰ ἀνδρὸς ἔτη ἑπτὰ ἀπὸ τῆς παρθενίας αὐτῆς, <text:span text:style-name="T1">37</text:span> καὶ αὐτὴ χήρα ἕως ἐτῶν ὀγδοήκοντα τεσσάρων, ἣ οὐκ ἀφίστατο τοῦ ἱεροῦ νηστείαις καὶ δεήσεσιν λατρεύουσα νύκτα καὶ ἡμέραν. <text:span text:style-name="T1">38</text:span> καὶ αὐτῇ τῇ ὥρᾳ ἐπιστᾶσα ἀνθωμολογεῖτο τῷ Θεῷ καὶ ἐλάλει περὶ αὐτοῦ πᾶσιν τοῖς προσδεχομένοις λύτρωσιν Ἰερουσαλήμ. </text:p>
      <text:p text:style-name="P1"><text:span text:style-name="T1"><text:tab/>39</text:span> Καὶ ὡς ἐτέλεσαν πάντα τὰ κατὰ τὸν νόμον Κυρίου, ἐπέστρεψαν εἰς τὴν Γαλιλαίαν εἰς πόλιν ἑαυτῶν Ναζαρέθ.</text:p>
      <text:p text:style-name="P1"><text:soft-page-break/><text:tab/><text:span text:style-name="T1">40</text:span> Τὸ δὲ παιδίον ηὔξανεν καὶ ἐκραταιοῦτο πληρούμενον σοφίᾳ, καὶ χάρις Θεοῦ ἦν ἐπ’ αὐτό.</text:p>
      <text:p text:style-name="P1"><text:tab/><text:span text:style-name="T1">41</text:span> Καὶ ἐπορεύοντο οἱ γονεῖς αὐτοῦ κατ’ ἔτος εἰς Ἱερουσαλὴμ τῇ ἑορτῇ τοῦ πάσχα. <text:span text:style-name="T1">42</text:span> Καὶ ὅτε ἐγένετο ἐτῶν δώδεκα, ἀναβαινόντων αὐτῶν κατὰ τὸ ἔθος τῆς ἑορτῆς, <text:span text:style-name="T1">43</text:span> καὶ τελειωσάντων τὰς ἡμέρας, ἐν τῷ ὑποστρέφειν αὐτοὺς ὑπέμεινεν Ἰησοῦς ὁ παῖς ἐν Ἱερουσαλήμ, καὶ οὐκ ἔγνωσαν οἱ γονεῖς αὐτοῦ. <text:span text:style-name="T1">44</text:span> νομίσαντες δὲ αὐτὸν εἶναι ἐν τῇ συνοδίᾳ ἦλθον ἡμέρας ὁδὸν καὶ ἀνεζήτουν αὐτὸν ἐν τοῖς συγγενεῦσιν καὶ τοῖς γνωστοῖς, <text:span text:style-name="T1">45</text:span> καὶ μὴ εὑρόντες ὑπέστρεψαν εἰς Ἱερουσαλὴμ ἀναζητοῦντες αὐτόν. <text:span text:style-name="T1">46</text:span> καὶ ἐγένετο μετὰ ἡμέρας τρεῖς εὗρον αὐτὸν ἐν τῷ ἱερῷ καθεζόμενον ἐν μέσῳ τῶν διδασκάλων καὶ ἀκούοντα αὐτῶν καὶ ἐπερωτῶντα αὐτούς· <text:span text:style-name="T1">47</text:span> ἐξίσταντο δὲ πάντες οἱ ἀκούοντες αὐτοῦ ἐπὶ τῇ συνέσει καὶ ταῖς ἀποκρίσεσιν αὐτοῦ. <text:span text:style-name="T1">48</text:span> καὶ ἰδόντες αὐτὸν ἐξεπλάγησαν, καὶ εἶπεν πρὸς αὐτὸν ἡ μήτηρ αὐτοῦ Τέκνον, τί ἐποίησας ἡμῖν οὕτως; ἰδοὺ ὁ πατήρ σου κἀγὼ ὀδυνώμενοι ζητοῦμέν σε. <text:span text:style-name="T1">49</text:span> καὶ εἶπεν πρὸς αὐτούς Τί ὅτι ἐζητεῖτέ με; οὐκ ᾔδειτε ὅτι ἐν τοῖς τοῦ Πατρός μου δεῖ εἶναί με; <text:span text:style-name="T1">50</text:span> καὶ αὐτοὶ οὐ συνῆκαν τὸ ῥῆμα ὃ ἐλάλησεν αὐτοῖς. <text:span text:style-name="T1">51</text:span> καὶ κατέβη μετ’ αὐτῶν καὶ ἦλθεν εἰς Ναζαρὲθ, καὶ ἦν ὑποτασσόμενος αὐτοῖς. καὶ ἡ μήτηρ αὐτοῦ διετήρει πάντα τὰ ῥήματα ἐν τῇ καρδίᾳ αὐτῆς. <text:span text:style-name="T1">52</text:span> Καὶ Ἰησοῦς <text:span text:style-name="T2">προέκοπτεν</text:span> ἐν τῇ σοφίᾳ καὶ ἡλικίᾳ <text:span text:style-name="T2">καὶ χάριτι παρὰ Θεῷ καὶ ἀνθρώποις</text:span>.</text:p>
      <text:p text:style-name="P1"/>
      <text:h text:style-name="P5" text:outline-level="2">3</text:h>
      <text:p text:style-name="P1"/>
      <text:p text:style-name="P1"><text:tab/><text:span text:style-name="T1">1</text:span> Ἐν ἔτει δὲ πεντεκαιδεκάτῳ τῆς ἡγεμονίας Τιβερίου Καίσαρος, ἡγεμονεύοντος Ποντίου Πειλάτου τῆς Ἰουδαίας, καὶ <text:soft-page-break/>τετρααρχοῦντος τῆς Γαλιλαίας Ἡρῴδου, Φιλίππου δὲ τοῦ ἀδελφοῦ αὐτοῦ τετρααρχοῦντος τῆς Ἰτουραίας καὶ Τραχωνίτιδος χώρας, καὶ Λυσανίου τῆς Ἀβιληνῆς τετρααρχοῦντος, <text:span text:style-name="T1">2</text:span> ἐπὶ ἀρχιερέως Ἄννα καὶ Καϊάφα, ἐγένετο ῥῆμα Θεοῦ ἐπὶ Ἰωάνην τὸν Ζαχαρίου υἱὸν ἐν τῇ ἐρήμῳ. <text:span text:style-name="T1">3</text:span> καὶ ἦλθεν εἰς πᾶσαν τὴν περίχωρον τοῦ Ἰορδάνου κηρύσσων βάπτισμα μετανοίας εἰς ἄφεσιν ἁμαρτιῶν, <text:span text:style-name="T1">4</text:span> ὡς γέγραπται ἐν βίβλῳ λόγων Ἡσαΐου τοῦ προφήτου </text:p>
      <text:p text:style-name="P1"><text:tab/><text:tab/><text:span text:style-name="T2">Φωνὴ βοῶντος ἐν τῇ ἐρήμῳ </text:span></text:p>
      <text:p text:style-name="P3"><text:tab/>Ἑτοιμάσατε τὴν ὁδὸν Κυρίου, </text:p>
      <text:p text:style-name="P3"><text:tab/><text:tab/>εὐθείας ποιεῖτε τὰς τρίβους αὐτοῦ·</text:p>
      <text:p text:style-name="P1"><text:tab/><text:span text:style-name="T1">5</text:span> <text:span text:style-name="T2">πᾶσα φάραγξ πληρωθήσεται </text:span></text:p>
      <text:p text:style-name="P3"><text:tab/><text:tab/>καὶ πᾶν ὄρος καὶ βουνὸς ταπεινωθήσεται, </text:p>
      <text:p text:style-name="P3"><text:tab/>καὶ ἔσται τὰ σκολιὰ εἰς εὐθείας </text:p>
      <text:p text:style-name="P3"><text:tab/><text:tab/>καὶ αἱ τραχεῖαι εἰς ὁδοὺς λείας·</text:p>
      <text:p text:style-name="P1"><text:tab/><text:span text:style-name="T1">6</text:span> <text:span text:style-name="T2">καὶ ὄψεται πᾶσα σὰρξ τὸ σωτήριον τοῦ Θεοῦ</text:span>.</text:p>
      <text:p text:style-name="P1"><text:tab/><text:span text:style-name="T1">7</text:span> Ἔλεγεν οὖν τοῖς ἐκπορευομένοις ὄχλοις βαπτισθῆναι ὑπ’ αὐτοῦ Γεννήματα ἐχιδνῶν, τίς ὑπέδειξεν ὑμῖν φυγεῖν ἀπὸ τῆς μελλούσης ὀργῆς; <text:span text:style-name="T1">8</text:span> ποιήσατε οὖν καρποὺς ἀξίους τῆς μετανοίας· καὶ μὴ ἄρξησθε λέγειν ἐν ἑαυτοῖς Πατέρα ἔχομεν τὸν Ἀβραάμ· λέγω γὰρ ὑμῖν ὅτι δύναται ὁ Θεὸς ἐκ τῶν λίθων τούτων ἐγεῖραι τέκνα τῷ Ἀβραάμ. <text:span text:style-name="T1">9</text:span> ἤδη δὲ καὶ ἡ ἀξίνη πρὸς τὴν ῥίζαν τῶν δένδρων κεῖται· πᾶν οὖν δένδρον μὴ ποιοῦν καρπὸν καλὸν ἐκκόπτεται καὶ εἰς πῦρ βάλλεται. <text:span text:style-name="T1">10</text:span> Καὶ ἐπηρώτων αὐτὸν οἱ ὄχλοι λέγοντες Τί οὖν ποιήσωμεν; <text:span text:style-name="T1">11</text:span> ἀποκριθεὶς δὲ ἔλεγεν αὐτοῖς Ὁ ἔχων δύο χιτῶνας μεταδότω τῷ μὴ ἔχοντι, καὶ ὁ ἔχων βρώματα ὁμοίως ποιείτω. <text:span text:style-name="T1">12</text:span> ἦλθον δὲ καὶ τελῶναι βαπτισθῆναι καὶ εἶπαν πρὸς αὐτόν Διδάσκαλε, τί ποιήσωμεν; <text:span text:style-name="T1">13</text:span> ὁ δὲ εἶπεν πρὸς αὐτούς Μηδὲν πλέον παρὰ τὸ διατεταγμένον ὑμῖν πράσσετε. <text:span text:style-name="T1">14</text:span> ἐπηρώτων δὲ αὐτὸν καὶ στρατευόμενοι λέγοντες Τί ποιήσωμεν καὶ ἡμεῖς; καὶ εἶπεν <text:soft-page-break/>αὐτοῖς Μηδένα διασείσητε μηδὲ συκοφαντήσητε, καὶ ἀρκεῖσθε τοῖς ὀψωνίοις ὑμῶν. <text:span text:style-name="T1">15</text:span> Προσδοκῶντος δὲ τοῦ λαοῦ καὶ διαλογιζομένων πάντων ἐν ταῖς καρδίαις αὐτῶν περὶ τοῦ Ἰωάνου, μή ποτε αὐτὸς εἴη ὁ Χριστός, <text:span text:style-name="T1">16</text:span> ἀπεκρίνατο λέγων πᾶσιν ὁ Ἰωάνης Ἐγὼ μὲν ὕδατι βαπτίζω ὑμᾶς· ἔρχεται δὲ ὁ ἰσχυρότερός μου, οὗ οὐκ εἰμὶ ἱκανὸς λῦσαι τὸν ἱμάντα τῶν ὑποδημάτων αὐτοῦ· αὐτὸς ὑμᾶς βαπτίσει ἐν Πνεύματι Ἁγίῳ καὶ πυρί· <text:span text:style-name="T1">17</text:span> οὗ τὸ πτύον ἐν τῇ χειρὶ αὐτοῦ διακαθᾶραι τὴν ἅλωνα αὐτοῦ καὶ συναγαγεῖν τὸν σῖτον εἰς τὴν ἀποθήκην αὐτοῦ, τὸ δὲ ἄχυρον κατακαύσει πυρὶ ἀσβέστῳ. <text:span text:style-name="T1">18</text:span> Πολλὰ μὲν οὖν καὶ ἕτερα παρακαλῶν εὐηγγελίζετο τὸν λαόν· <text:span text:style-name="T1">19</text:span> ὁ δὲ Ἡρῴδης ὁ τετραάρχης, ἐλεγχόμενος ὑπ’ αὐτοῦ περὶ Ἡρῳδιάδος τῆς γυναικὸς τοῦ ἀδελφοῦ αὐτοῦ καὶ περὶ πάντων ὧν ἐποίησεν πονηρῶν ὁ Ἡρῴδης, <text:span text:style-name="T1">20</text:span> προσέθηκεν καὶ τοῦτο ἐπὶ πᾶσιν, κατέκλεισεν τὸν Ἰωάνην ἐν φυλακῇ.</text:p>
      <text:p text:style-name="P1"><text:tab/><text:span text:style-name="T1">21</text:span> Ἐγένετο δὲ ἐν τῷ βαπτισθῆναι ἅπαντα τὸν λαὸν καὶ Ἰησοῦ βαπτισθέντος καὶ προσευχομένου ἀνεῳχθῆναι τὸν οὐρανὸν, <text:span text:style-name="T1">22</text:span> καὶ καταβῆναι τὸ Πνεῦμα τὸ Ἅγιον σωματικῷ εἴδει ὡς περιστερὰν ἐπ’ αὐτόν, καὶ φωνὴν ἐξ οὐρανοῦ γενέσθαι Σὺ εἶ ὁ Υἱός μου ὁ ἀγαπητός, ἐν σοὶ εὐδόκησα. <text:span text:style-name="T1">23</text:span> Καὶ αὐτὸς ἦν Ἰησοῦς ἀρχόμενος ὡσεὶ ἐτῶν τριάκοντα, ὢν υἱός, ὡς ἐνομίζετο, Ἰωσὴφ, τοῦ Ἡλεὶ <text:span text:style-name="T1">24</text:span> τοῦ Ματθὰτ τοῦ Λευεὶ τοῦ Μελχεὶ τοῦ Ἰανναὶ τοῦ Ἰωσὴφ <text:span text:style-name="T1">25</text:span> τοῦ Ματταθίου τοῦ Ἀμὼς τοῦ Ναοὺμ τοῦ Ἐσλεὶ τοῦ Ναγγαὶ <text:span text:style-name="T1">26</text:span> τοῦ Μαὰθ τοῦ Ματταθίου τοῦ Σεμεεὶν τοῦ Ἰωσὴχ τοῦ Ἰωδὰ <text:span text:style-name="T1">27</text:span> τοῦ Ἰωανὰν τοῦ Ῥησὰ τοῦ Ζοροβάβελ τοῦ Σαλαθιὴλ τοῦ Νηρεὶ <text:span text:style-name="T1">28</text:span> τοῦ Μελχεὶ τοῦ Ἀδδεὶ τοῦ Κωσὰμ τοῦ Ἐλμαδὰμ τοῦ Ἢρ <text:span text:style-name="T1">29</text:span> τοῦ Ἰησοῦ τοῦ Ἐλιέζερ τοῦ Ἰωρεὶμ τοῦ Μαθθὰτ τοῦ Λευεὶ <text:span text:style-name="T1">30</text:span> τοῦ Συμεὼν τοῦ Ἰούδα τοῦ Ἰωσὴφ τοῦ Ἰωνὰμ τοῦ Ἐλιακεὶμ <text:span text:style-name="T1">31</text:span> τοῦ Μελεὰ τοῦ Μεννὰ τοῦ Ματταθὰ τοῦ Ναθὰμ τοῦ Δαυεὶδ <text:span text:style-name="T1">32</text:span> τοῦ Ἰεσσαὶ τοῦ Ἰωβὴδ τοῦ Βοὸς τοῦ Σαλὰ τοῦ Ναασσὼν <text:span text:style-name="T1">33</text:span> τοῦ Ἀμιναδὰβ τοῦ Ἀδμεὶν <text:soft-page-break/>τοῦ Ἀρνεὶ τοῦ Ἐσρὼμ τοῦ Φαρὲς τοῦ Ἰούδα <text:span text:style-name="T1">34</text:span> τοῦ Ἰακὼβ τοῦ Ἰσαὰκ τοῦ Ἀβραὰμ τοῦ Θάρα τοῦ Ναχὼρ <text:span text:style-name="T1">35</text:span> τοῦ Σεροὺχ τοῦ Ῥαγαῦ τοῦ Φάλεκ τοῦ Ἔβερ τοῦ Σαλὰ <text:span text:style-name="T1">36</text:span> τοῦ Καϊνὰμ τοῦ Ἀρφαξὰδ τοῦ Σὴμ τοῦ Νῶε τοῦ Λάμεχ <text:span text:style-name="T1">37</text:span> τοῦ Μαθουσαλὰ τοῦ Ἐνὼχ τοῦ Ἰάρετ τοῦ Μαλελεὴλ τοῦ Καϊνὰμ <text:span text:style-name="T1">38</text:span> τοῦ Ἐνὼς τοῦ Σὴθ τοῦ Ἀδὰμ τοῦ Θεοῦ.</text:p>
      <text:p text:style-name="P1"/>
      <text:h text:style-name="P5" text:outline-level="2">4</text:h>
      <text:p text:style-name="P1"/>
      <text:p text:style-name="P1"><text:tab/><text:span text:style-name="T1">1</text:span> Ἰησοῦς δὲ πλήρης Πνεύματος Ἁγίου ὑπέστρεψεν ἀπὸ τοῦ Ἰορδάνου, καὶ ἤγετο ἐν τῷ Πνεύματι ἐν τῇ ἐρήμῳ <text:span text:style-name="T1">2</text:span> ἡμέρας τεσσεράκοντα πειραζόμενος ὑπὸ τοῦ διαβόλου. Καὶ οὐκ ἔφαγεν οὐδὲν ἐν ταῖς ἡμέραις ἐκείναις, καὶ συντελεσθεισῶν αὐτῶν ἐπείνασεν. <text:span text:style-name="T1">3</text:span> εἶπεν δὲ αὐτῷ ὁ διάβολος Εἰ Υἱὸς εἶ τοῦ Θεοῦ, εἰπὲ τῷ λίθῳ τούτῳ ἵνα γένηται ἄρτος. <text:span text:style-name="T1">4</text:span> καὶ ἀπεκρίθη πρὸς αὐτὸν ὁ Ἰησοῦς Γέγραπται ὅτι <text:span text:style-name="T2">Οὐκ ἐπ’ ἄρτῳ μόνῳ ζήσεται ὁ ἄνθρωπος</text:span>. <text:span text:style-name="T1">5</text:span> Καὶ ἀναγαγὼν αὐτὸν ἔδειξεν αὐτῷ πάσας τὰς βασιλείας τῆς οἰκουμένης ἐν στιγμῇ χρόνου. <text:span text:style-name="T1">6</text:span> καὶ εἶπεν αὐτῷ ὁ διάβολος Σοὶ δώσω τὴν ἐξουσίαν ταύτην ἅπασαν καὶ τὴν δόξαν αὐτῶν, ὅτι ἐμοὶ παραδέδοται καὶ ᾧ ἐὰν θέλω δίδωμι αὐτήν· <text:span text:style-name="T1">7</text:span> σὺ οὖν ἐὰν προσκυνήσῃς ἐνώπιον ἐμοῦ, ἔσται σοῦ πᾶσα. <text:span text:style-name="T1">8</text:span> καὶ ἀποκριθεὶς ὁ Ἰησοῦς εἶπεν αὐτῷ Γέγραπται <text:span text:style-name="T2">Προσκυνήσεις Κύριον τὸν Θεόν σου καὶ αὐτῷ μόνῳ λατρεύσεις</text:span>. <text:span text:style-name="T1">9</text:span> Ἤγαγεν δὲ αὐτὸν εἰς Ἱερουσαλὴμ καὶ ἔστησεν ἐπὶ τὸ πτερύγιον τοῦ ἱεροῦ, καὶ εἶπεν αὐτῷ Εἰ Υἱὸς εἶ τοῦ Θεοῦ, βάλε σεαυτὸν ἐντεῦθεν κάτω· <text:span text:style-name="T1">10</text:span> γέγραπται γὰρ ὅτι <text:span text:style-name="T2">τοῖς ἀγγέλοις αὐτοῦ ἐντελεῖται περὶ σοῦ τοῦ διαφυλάξαι σε</text:span>, <text:span text:style-name="T1">11</text:span> καὶ ὅτι <text:span text:style-name="T2">ἐπὶ χειρῶν ἀροῦσίν σε μή ποτε προσκόψῃς πρὸς λίθον τὸν πόδα σου</text:span>. <text:span text:style-name="T1">12</text:span> καὶ ἀποκριθεὶς εἶπεν αὐτῷ ὁ Ἰησοῦς ὅτι Εἴρηται <text:soft-page-break/><text:span text:style-name="T2">Οὐκ ἐκπειράσεις Κύριον τὸν Θεόν σου</text:span>. <text:span text:style-name="T1">13</text:span> Καὶ συντελέσας πάντα πειρασμὸν ὁ διάβολος ἀπέστη ἀπ’ αὐτοῦ ἄχρι καιροῦ. </text:p>
      <text:p text:style-name="P1"><text:tab/><text:span text:style-name="T1">14</text:span> Καὶ ὑπέστρεψεν ὁ Ἰησοῦς ἐν τῇ δυνάμει τοῦ Πνεύματος εἰς τὴν Γαλιλαίαν· καὶ φήμη ἐξῆλθεν καθ’ ὅλης τῆς περιχώρου περὶ αὐτοῦ. <text:span text:style-name="T1">15</text:span> καὶ αὐτὸς ἐδίδασκεν ἐν ταῖς συναγωγαῖς αὐτῶν, δοξαζόμενος ὑπὸ πάντων.</text:p>
      <text:p text:style-name="P1"><text:tab/><text:span text:style-name="T1">16</text:span> Καὶ ἦλθεν εἰς Ναζαρά, οὗ ἦν τεθραμμένος, καὶ εἰσῆλθεν κατὰ τὸ εἰωθὸς αὐτῷ ἐν τῇ ἡμέρᾳ τῶν σαββάτων εἰς τὴν συναγωγήν, καὶ ἀνέστη ἀναγνῶναι. <text:span text:style-name="T1">17</text:span> καὶ ἐπεδόθη αὐτῷ βιβλίον τοῦ προφήτου Ἡσαΐου, καὶ ἀνοίξας τὸ βιβλίον εὗρεν τὸν τόπον οὗ ἦν γεγραμμένον </text:p>
      <text:p text:style-name="P1"><text:tab/><text:tab/><text:span text:style-name="T1">18</text:span> <text:span text:style-name="T2">Πνεῦμα Κυρίου ἐπ’ ἐμέ, </text:span></text:p>
      <text:p text:style-name="P3"><text:tab/>οὗ εἵνεκεν ἔχρισέν με εὐαγγελίσασθαι πτωχοῖς, </text:p>
      <text:p text:style-name="P3"><text:tab/>ἀπέσταλκέν με κηρῦξαι αἰχμαλώτοις ἄφεσιν καὶ </text:p>
      <text:p text:style-name="P3"><text:tab/><text:tab/>τυφλοῖς ἀνάβλεψιν, </text:p>
      <text:p text:style-name="P3"><text:tab/>ἀποστεῖλαι τεθραυσμένους ἐν ἀφέσει,</text:p>
      <text:p text:style-name="P1"><text:span text:style-name="T1"><text:tab/><text:tab/>19</text:span> <text:span text:style-name="T2">κηρῦξαι ἐνιαυτὸν Κυρίου δεκτόν</text:span>.</text:p>
      <text:p text:style-name="P1"><text:span text:style-name="T1">20</text:span> καὶ πτύξας τὸ βιβλίον ἀποδοὺς τῷ ὑπηρέτῃ ἐκάθισεν· καὶ πάντων οἱ ὀφθαλμοὶ ἐν τῇ συναγωγῇ ἦσαν ἀτενίζοντες αὐτῷ. <text:span text:style-name="T1">21</text:span> ἤρξατο δὲ λέγειν πρὸς αὐτοὺς ὅτι Σήμερον πεπλήρωται ἡ γραφὴ αὕτη ἐν τοῖς ὠσὶν ὑμῶν. <text:span text:style-name="T1">22</text:span> καὶ πάντες ἐμαρτύρουν αὐτῷ καὶ ἐθαύμαζον ἐπὶ τοῖς λόγοις τῆς χάριτος τοῖς ἐκπορευομένοις ἐκ τοῦ στόματος αὐτοῦ, καὶ ἔλεγον Οὐχὶ υἱός ἐστιν Ἰωσὴφ οὗτος; <text:span text:style-name="T1">23</text:span> καὶ εἶπεν πρὸς αὐτούς Πάντως ἐρεῖτέ μοι τὴν παραβολὴν ταύτην Ἰατρέ, θεράπευσον σεαυτόν· ὅσα ἠκούσαμεν γενόμενα εἰς τὴν Καφαρναοὺμ, ποίησον καὶ ὧδε ἐν τῇ πατρίδι σου. <text:span text:style-name="T1">24</text:span> εἶπεν δέ Ἀμὴν λέγω ὑμῖν ὅτι οὐδεὶς προφήτης δεκτός ἐστιν ἐν τῇ πατρίδι αὐτοῦ. <text:span text:style-name="T1">25</text:span> ἐπ’ ἀληθείας δὲ λέγω ὑμῖν, πολλαὶ χῆραι ἦσαν ἐν ταῖς ἡμέραις Ἡλείου ἐν τῷ Ἰσραήλ, ὅτε ἐκλείσθη ὁ οὐρανὸς ἐπὶ ἔτη τρία καὶ μῆνας ἕξ, ὡς ἐγένετο λιμὸς μέγας ἐπὶ πᾶσαν τὴν γῆν, <text:span text:style-name="T1">26</text:span> καὶ πρὸς οὐδεμίαν <text:soft-page-break/>αὐτῶν ἐπέμφθη Ἡλείας εἰ μὴ εἰς <text:span text:style-name="T2">Σάρεπτα τῆς Σιδωνίας πρὸς γυναῖκα χήραν</text:span>. <text:span text:style-name="T1">27</text:span> καὶ πολλοὶ λεπροὶ ἦσαν ἐν τῷ Ἰσραὴλ ἐπὶ Ἑλισαίου τοῦ προφήτου, καὶ οὐδεὶς αὐτῶν ἐκαθαρίσθη εἰ μὴ Ναιμὰν ὁ Σύρος. <text:span text:style-name="T1">28</text:span> καὶ ἐπλήσθησαν πάντες θυμοῦ ἐν τῇ συναγωγῇ ἀκούοντες ταῦτα, <text:span text:style-name="T1">29</text:span> καὶ ἀναστάντες ἐξέβαλον αὐτὸν ἔξω τῆς πόλεως, καὶ ἤγαγον αὐτὸν ἕως ὀφρύος τοῦ ὄρους ἐφ’ οὗ ἡ πόλις ᾠκοδόμητο αὐτῶν, ὥστε κατακρημνίσαι αὐτόν· <text:span text:style-name="T1">30</text:span> αὐτὸς δὲ διελθὼν διὰ μέσου αὐτῶν ἐπορεύετο.</text:p>
      <text:p text:style-name="P1"><text:tab/><text:span text:style-name="T1">31</text:span> Καὶ κατῆλθεν εἰς Καφαρναοὺμ πόλιν τῆς Γαλιλαίας. καὶ ἦν διδάσκων αὐτοὺς ἐν τοῖς σάββασιν· <text:span text:style-name="T1">32</text:span> καὶ ἐξεπλήσσοντο ἐπὶ τῇ διδαχῇ αὐτοῦ, ὅτι ἐν ἐξουσίᾳ ἦν ὁ λόγος αὐτοῦ. <text:span text:style-name="T1">33</text:span> καὶ ἐν τῇ συναγωγῇ ἦν ἄνθρωπος ἔχων πνεῦμα δαιμονίου ἀκαθάρτου, καὶ ἀνέκραξεν φωνῇ μεγάλῃ <text:span text:style-name="T1">34</text:span> Ἔα, τί ἡμῖν καὶ σοί, Ἰησοῦ Ναζαρηνέ; ἦλθες ἀπολέσαι ἡμᾶς; οἶδά σε τίς εἶ, ὁ Ἅγιος τοῦ Θεοῦ. <text:span text:style-name="T1">35</text:span> καὶ ἐπετίμησεν αὐτῷ ὁ Ἰησοῦς λέγων Φιμώθητι καὶ ἔξελθε ἀπ’ αὐτοῦ. καὶ ῥίψαν αὐτὸν τὸ δαιμόνιον εἰς τὸ μέσον ἐξῆλθεν ἀπ’ αὐτοῦ μηδὲν βλάψαν αὐτόν. <text:span text:style-name="T1">36</text:span> καὶ ἐγένετο θάμβος ἐπὶ πάντας, καὶ συνελάλουν πρὸς ἀλλήλους λέγοντες Τίς ὁ λόγος οὗτος, ὅτι ἐν ἐξουσίᾳ καὶ δυνάμει ἐπιτάσσει τοῖς ἀκαθάρτοις πνεύμασιν καὶ ἐξέρχονται; <text:span text:style-name="T1">37</text:span> καὶ ἐξεπορεύετο ἦχος περὶ αὐτοῦ εἰς πάντα τόπον τῆς περιχώρου. <text:span text:style-name="T1">38</text:span> Ἀναστὰς δὲ ἀπὸ τῆς συναγωγῆς εἰσῆλθεν εἰς τὴν οἰκίαν Σίμωνος. πενθερὰ δὲ τοῦ Σίμωνος ἦν συνεχομένη πυρετῷ μεγάλῳ, καὶ ἠρώτησαν αὐτὸν περὶ αὐτῆς. <text:span text:style-name="T1">39</text:span> καὶ ἐπιστὰς ἐπάνω αὐτῆς ἐπετίμησεν τῷ πυρετῷ, καὶ ἀφῆκεν αὐτήν· παραχρῆμα δὲ ἀναστᾶσα διηκόνει αὐτοῖς. <text:span text:style-name="T1">40</text:span> Δύνοντος δὲ τοῦ ἡλίου ἅπαντες ὅσοι εἶχον ἀσθενοῦντας νόσοις ποικίλαις ἤγαγον αὐτοὺς πρὸς αὐτόν· ὁ δὲ ἑνὶ ἑκάστῳ αὐτῶν τὰς χεῖρας ἐπιτιθεὶς ἐθεράπευεν αὐτούς. <text:span text:style-name="T1">41</text:span> ἐξήρχετο δὲ καὶ δαιμόνια ἀπὸ πολλῶν, κραυγάζοντα καὶ λέγοντα ὅτι Σὺ εἶ ὁ Υἱὸς τοῦ Θεοῦ. καὶ ἐπιτιμῶν οὐκ εἴα αὐτὰ λαλεῖν, ὅτι ᾔδεισαν <text:soft-page-break/>τὸν Χριστὸν αὐτὸν εἶναι. <text:span text:style-name="T1">42</text:span> Γενομένης δὲ ἡμέρας ἐξελθὼν ἐπορεύθη εἰς ἔρημον τόπον· καὶ οἱ ὄχλοι ἐπεζήτουν αὐτόν, καὶ ἦλθον ἕως αὐτοῦ, καὶ κατεῖχον αὐτὸν τοῦ μὴ πορεύεσθαι ἀπ’ αὐτῶν. <text:span text:style-name="T1">43</text:span> ὁ δὲ εἶπεν πρὸς αὐτοὺς ὅτι Καὶ ταῖς ἑτέραις πόλεσιν εὐαγγελίσασθαί με δεῖ τὴν βασιλείαν τοῦ Θεοῦ, ὅτι ἐπὶ τοῦτο ἀπεστάλην. <text:span text:style-name="T1">44</text:span> καὶ ἦν κηρύσσων εἰς τὰς συναγωγὰς τῆς Ἰουδαίας.</text:p>
      <text:p text:style-name="P1"/>
      <text:h text:style-name="P5" text:outline-level="2">5</text:h>
      <text:p text:style-name="P1"/>
      <text:p text:style-name="P1"><text:tab/><text:span text:style-name="T1">1</text:span> Ἐγένετο δὲ ἐν τῷ τὸν ὄχλον ἐπικεῖσθαι αὐτῷ καὶ ἀκούειν τὸν λόγον τοῦ Θεοῦ, καὶ αὐτὸς ἦν ἑστὼς παρὰ τὴν λίμνην Γεννησαρέτ, <text:span text:style-name="T1">2</text:span> καὶ εἶδεν πλοῖα δύο ἑστῶτα παρὰ τὴν λίμνην· οἱ δὲ ἁλεεῖς ἀπ’ αὐτῶν ἀποβάντες ἔπλυνον τὰ δίκτυα. <text:span text:style-name="T1">3</text:span> ἐμβὰς δὲ εἰς ἓν τῶν πλοίων, ὃ ἦν Σίμωνος, ἠρώτησεν αὐτὸν ἀπὸ τῆς γῆς ἐπαναγαγεῖν ὀλίγον· καθίσας δὲ ἐκ τοῦ πλοίου ἐδίδασκεν τοὺς ὄχλους. <text:span text:style-name="T1">4</text:span> ὡς δὲ ἐπαύσατο λαλῶν, εἶπεν πρὸς τὸν Σίμωνα Ἐπανάγαγε εἰς τὸ βάθος, καὶ χαλάσατε τὰ δίκτυα ὑμῶν εἰς ἄγραν. <text:span text:style-name="T1">5</text:span> καὶ ἀποκριθεὶς Σίμων εἶπεν Ἐπιστάτα, δι’ ὅλης νυκτὸς κοπιάσαντες οὐδὲν ἐλάβομεν· ἐπὶ δὲ τῷ ῥήματί σου χαλάσω τὰ δίκτυα. <text:span text:style-name="T1">6</text:span> καὶ τοῦτο ποιήσαντες συνέκλεισαν πλῆθος ἰχθύων πολύ· διερήσσετο δὲ τὰ δίκτυα αὐτῶν. <text:span text:style-name="T1">7</text:span> καὶ κατένευσαν τοῖς μετόχοις ἐν τῷ ἑτέρῳ πλοίῳ τοῦ ἐλθόντας συλλαβέσθαι αὐτοῖς· καὶ ἦλθαν, καὶ ἔπλησαν ἀμφότερα τὰ πλοῖα ὥστε βυθίζεσθαι αὐτά. <text:span text:style-name="T1">8</text:span> ἰδὼν δὲ Σίμων Πέτρος προσέπεσεν τοῖς γόνασιν Ἰησοῦ λέγων Ἔξελθε ἀπ’ ἐμοῦ, ὅτι ἀνὴρ ἁμαρτωλός εἰμι, Κύριε. <text:span text:style-name="T1">9</text:span> θάμβος γὰρ περιέσχεν αὐτὸν καὶ πάντας τοὺς σὺν αὐτῷ ἐπὶ τῇ ἄγρᾳ τῶν ἰχθύων ᾗ συνέλαβον, <text:span text:style-name="T1">10</text:span> ὁμοίως δὲ καὶ Ἰάκωβον καὶ Ἰωάνην υἱοὺς <text:soft-page-break/>Ζεβεδαίου, οἳ ἦσαν κοινωνοὶ τῷ Σίμωνι. καὶ εἶπεν πρὸς τὸν Σίμωνα ὁ Ἰησοῦς Μὴ φοβοῦ· ἀπὸ τοῦ νῦν ἀνθρώπους ἔσῃ ζωγρῶν. <text:span text:style-name="T1">11</text:span> καὶ καταγαγόντες τὰ πλοῖα ἐπὶ τὴν γῆν, ἀφέντες πάντα ἠκολούθησαν αὐτῷ.</text:p>
      <text:p text:style-name="P1"><text:tab/><text:span text:style-name="T1">12</text:span> Καὶ ἐγένετο ἐν τῷ εἶναι αὐτὸν ἐν μιᾷ τῶν πόλεων καὶ ἰδοὺ ἀνὴρ πλήρης λέπρας· ἰδὼν δὲ τὸν Ἰησοῦν, πεσὼν ἐπὶ πρόσωπον ἐδεήθη αὐτοῦ λέγων Κύριε, ἐὰν θέλῃς, δύνασαί με καθαρίσαι. <text:span text:style-name="T1">13</text:span> καὶ ἐκτείνας τὴν χεῖρα ἥψατο αὐτοῦ λέγων Θέλω, καθαρίσθητι· καὶ εὐθέως ἡ λέπρα ἀπῆλθεν ἀπ’ αὐτοῦ. <text:span text:style-name="T1">14</text:span> καὶ αὐτὸς παρήγγειλεν αὐτῷ μηδενὶ εἰπεῖν, ἀλλὰ ἀπελθὼν <text:span text:style-name="T2">δεῖξον</text:span> σεαυτὸν <text:span text:style-name="T2">τῷ ἱερεῖ</text:span>, καὶ προσένεγκε περὶ τοῦ καθαρισμοῦ σου καθὼς προσέταξεν Μωϋσῆς, εἰς μαρτύριον αὐτοῖς. <text:span text:style-name="T1">15</text:span> διήρχετο δὲ μᾶλλον ὁ λόγος περὶ αὐτοῦ, καὶ συνήρχοντο ὄχλοι πολλοὶ ἀκούειν καὶ θεραπεύεσθαι ἀπὸ τῶν ἀσθενειῶν αὐτῶν· <text:span text:style-name="T1">16</text:span> αὐτὸς δὲ ἦν ὑποχωρῶν ἐν ταῖς ἐρήμοις καὶ προσευχόμενος.</text:p>
      <text:p text:style-name="P1"><text:tab/><text:span text:style-name="T1">17</text:span> Καὶ ἐγένετο ἐν μιᾷ τῶν ἡμερῶν καὶ αὐτὸς ἦν διδάσκων, καὶ ἦσαν καθήμενοι Φαρισαῖοι καὶ νομοδιδάσκαλοι οἳ ἦσαν ἐληλυθότες ἐκ πάσης κώμης τῆς Γαλιλαίας καὶ Ἰουδαίας καὶ Ἱερουσαλήμ· καὶ δύναμις Κυρίου ἦν εἰς τὸ ἰᾶσθαι αὐτόν. <text:span text:style-name="T1">18</text:span> καὶ ἰδοὺ ἄνδρες φέροντες ἐπὶ κλίνης ἄνθρωπον ὃς ἦν παραλελυμένος, καὶ ἐζήτουν αὐτὸν εἰσενεγκεῖν καὶ θεῖναι ἐνώπιον αὐτοῦ. <text:span text:style-name="T1">19</text:span> καὶ μὴ εὑρόντες ποίας εἰσενέγκωσιν αὐτὸν διὰ τὸν ὄχλον, ἀναβάντες ἐπὶ τὸ δῶμα διὰ τῶν κεράμων καθῆκαν αὐτὸν σὺν τῷ κλινιδίῳ εἰς τὸ μέσον ἔμπροσθεν τοῦ Ἰησοῦ. <text:span text:style-name="T1">20</text:span> καὶ ἰδὼν τὴν πίστιν αὐτῶν εἶπεν Ἄνθρωπε, ἀφέωνταί σοι αἱ ἁμαρτίαι σου. <text:span text:style-name="T1">21</text:span> καὶ ἤρξαντο διαλογίζεσθαι οἱ γραμματεῖς καὶ οἱ Φαρισαῖοι λέγοντες Τίς ἐστιν οὗτος ὃς λαλεῖ βλασφημίας; τίς δύναται ἁμαρτίας ἀφεῖναι εἰ μὴ μόνος ὁ Θεός; <text:span text:style-name="T1">22</text:span> ἐπιγνοὺς δὲ ὁ Ἰησοῦς τοὺς διαλογισμοὺς αὐτῶν ἀποκριθεὶς εἶπεν πρὸς αὐτούς Τί διαλογίζεσθε ἐν ταῖς καρδίαις <text:soft-page-break/>ὑμῶν; <text:span text:style-name="T1">23</text:span> τί ἐστιν εὐκοπώτερον, εἰπεῖν Ἀφέωνταί σοι αἱ ἁμαρτίαι σου, ἢ εἰπεῖν Ἔγειρε καὶ περιπάτει; <text:span text:style-name="T1">24</text:span> ἵνα δὲ εἰδῆτε ὅτι ὁ Υἱὸς τοῦ ἀνθρώπου ἐξουσίαν ἔχει ἐπὶ τῆς γῆς ἀφιέναι ἁμαρτίας, εἶπεν τῷ παραλελυμένῳ Σοὶ λέγω, ἔγειρε καὶ ἄρας τὸ κλινίδιόν σου πορεύου εἰς τὸν οἶκόν σου. <text:span text:style-name="T1">25</text:span> καὶ παραχρῆμα ἀναστὰς ἐνώπιον αὐτῶν, ἄρας ἐφ’ ὃ κατέκειτο, ἀπῆλθεν εἰς τὸν οἶκον αὐτοῦ δοξάζων τὸν Θεόν. <text:span text:style-name="T1">26</text:span> καὶ ἔκστασις ἔλαβεν ἅπαντας, καὶ ἐδόξαζον τὸν Θεόν, καὶ ἐπλήσθησαν φόβου λέγοντες ὅτι Εἴδομεν παράδοξα σήμερον.</text:p>
      <text:p text:style-name="P1"><text:tab/><text:span text:style-name="T1">27</text:span> Καὶ μετὰ ταῦτα ἐξῆλθεν, καὶ ἐθεάσατο τελώνην ὀνόματι Λευεὶν καθήμενον ἐπὶ τὸ τελώνιον, καὶ εἶπεν αὐτῷ Ἀκολούθει μοι. <text:span text:style-name="T1">28</text:span> καὶ καταλιπὼν πάντα ἀναστὰς ἠκολούθει αὐτῷ. <text:span text:style-name="T1">29</text:span> Καὶ ἐποίησεν δοχὴν μεγάλην Λευεὶς αὐτῷ ἐν τῇ οἰκίᾳ αὐτοῦ· καὶ ἦν ὄχλος πολὺς τελωνῶν καὶ ἄλλων οἳ ἦσαν μετ’ αὐτῶν κατακείμενοι. <text:span text:style-name="T1">30</text:span> καὶ ἐγόγγυζον οἱ Φαρισαῖοι καὶ οἱ γραμματεῖς αὐτῶν πρὸς τοὺς μαθητὰς αὐτοῦ λέγοντες Διὰ τί μετὰ τῶν τελωνῶν καὶ ἁμαρτωλῶν ἐσθίετε καὶ πίνετε; <text:span text:style-name="T1">31</text:span> καὶ ἀποκριθεὶς ὁ Ἰησοῦς εἶπεν πρὸς αὐτούς Οὐ χρείαν ἔχουσιν οἱ ὑγιαίνοντες ἰατροῦ ἀλλὰ οἱ κακῶς ἔχοντες· <text:span text:style-name="T1">32</text:span> οὐκ ἐλήλυθα καλέσαι δικαίους ἀλλὰ ἁμαρτωλοὺς εἰς μετάνοιαν. <text:span text:style-name="T1">33</text:span> Οἱ δὲ εἶπαν πρὸς αὐτόν Οἱ μαθηταὶ Ἰωάνου νηστεύουσιν πυκνὰ καὶ δεήσεις ποιοῦνται, ὁμοίως καὶ οἱ τῶν Φαρισαίων, οἱ δὲ σοὶ ἐσθίουσιν καὶ πίνουσιν. <text:span text:style-name="T1">34</text:span> ὁ δὲ Ἰησοῦς εἶπεν πρὸς αὐτούς Μὴ δύνασθε τοὺς υἱοὺς τοῦ νυμφῶνος, ἐν ᾧ ὁ νυμφίος μετ’ αὐτῶν ἐστιν, ποιῆσαι νηστεῦσαι; <text:span text:style-name="T1">35</text:span> ἐλεύσονται δὲ ἡμέραι, καὶ ὅταν ἀπαρθῇ ἀπ’ αὐτῶν ὁ νυμφίος, τότε νηστεύσουσιν ἐν ἐκείναις ταῖς ἡμέραις. <text:span text:style-name="T1">36</text:span> Ἔλεγεν δὲ καὶ παραβολὴν πρὸς αὐτοὺς ὅτι Οὐδεὶς ἐπίβλημα ἀπὸ ἱματίου καινοῦ σχίσας ἐπιβάλλει ἐπὶ ἱμάτιον παλαιόν· εἰ δὲ μήγε, καὶ τὸ καινὸν σχίσει καὶ τῷ παλαιῷ οὐ συμφωνήσει τὸ ἐπίβλημα τὸ ἀπὸ τοῦ καινοῦ. <text:span text:style-name="T1">37</text:span> καὶ οὐδεὶς βάλλει οἶνον νέον εἰς ἀσκοὺς παλαιούς· εἰ δὲ μήγε, <text:soft-page-break/>ῥήξει ὁ οἶνος ὁ νέος τοὺς ἀσκούς, καὶ αὐτὸς ἐκχυθήσεται καὶ οἱ ἀσκοὶ ἀπολοῦνται· <text:span text:style-name="T1">38</text:span> ἀλλὰ οἶνον νέον εἰς ἀσκοὺς καινοὺς βλητέον. <text:span text:style-name="T1">39</text:span> καὶ οὐδεὶς πιὼν παλαιὸν θέλει νέον· λέγει γάρ Ὁ παλαιὸς χρηστός ἐστιν.</text:p>
      <text:p text:style-name="P1"/>
      <text:h text:style-name="P5" text:outline-level="2">6</text:h>
      <text:p text:style-name="P1"/>
      <text:p text:style-name="P1"><text:tab/><text:span text:style-name="T1">1</text:span> Ἐγένετο δὲ ἐν σαββάτῳ διαπορεύεσθαι αὐτὸν διὰ σπορίμων, καὶ ἔτιλλον οἱ μαθηταὶ αὐτοῦ καὶ ἤσθιον τοὺς στάχυας ψώχοντες ταῖς χερσίν. <text:span text:style-name="T1">2</text:span> τινὲς δὲ τῶν Φαρισαίων εἶπαν Τί ποιεῖτε ὃ οὐκ ἔξεστιν τοῖς σάββασιν; <text:span text:style-name="T1">3</text:span> καὶ ἀποκριθεὶς πρὸς αὐτοὺς εἶπεν ὁ Ἰησοῦς Οὐδὲ τοῦτο ἀνέγνωτε ὃ ἐποίησεν Δαυεὶδ ὁπότε ἐπείνασεν αὐτὸς καὶ οἱ μετ’ αὐτοῦ ὄντες; <text:span text:style-name="T1">4</text:span> ὡς εἰσῆλθεν εἰς τὸν οἶκον τοῦ Θεοῦ καὶ <text:span text:style-name="T2">τοὺς ἄρτους τῆς προθέσεως</text:span> λαβὼν ἔφαγεν καὶ ἔδωκεν τοῖς μετ’ αὐτοῦ, οὓς οὐκ ἔξεστιν φαγεῖν εἰ μὴ μόνους τοὺς ἱερεῖς; <text:span text:style-name="T1">5</text:span> καὶ ἔλεγεν αὐτοῖς Κύριός ἐστιν τοῦ σαββάτου ὁ Υἱὸς τοῦ ἀνθρώπου. <text:span text:style-name="T1">6</text:span> Ἐγένετο δὲ ἐν ἑτέρῳ σαββάτῳ εἰσελθεῖν αὐτὸν εἰς τὴν συναγωγὴν καὶ διδάσκειν· καὶ ἦν ἄνθρωπος ἐκεῖ καὶ ἡ χεὶρ αὐτοῦ ἡ δεξιὰ ἦν ξηρά· <text:span text:style-name="T1">7</text:span> παρετηροῦντο δὲ αὐτὸν οἱ γραμματεῖς καὶ οἱ Φαρισαῖοι εἰ ἐν τῷ σαββάτῳ θεραπεύει, ἵνα εὕρωσιν κατηγορεῖν αὐτοῦ. <text:span text:style-name="T1">8</text:span> αὐτὸς δὲ ᾔδει τοὺς διαλογισμοὺς αὐτῶν, εἶπεν δὲ τῷ ἀνδρὶ τῷ ξηρὰν ἔχοντι τὴν χεῖρα Ἔγειρε καὶ στῆθι εἰς τὸ μέσον· καὶ ἀναστὰς ἔστη. <text:span text:style-name="T1">9</text:span> εἶπεν δὲ ὁ Ἰησοῦς πρὸς αὐτούς Ἐπερωτῶ ὑμᾶς εἰ ἔξεστιν τῷ σαββάτῳ ἀγαθοποιῆσαι ἢ κακοποιῆσαι, ψυχὴν σῶσαι ἢ ἀπολέσαι; <text:span text:style-name="T1">10</text:span> καὶ περιβλεψάμενος πάντας αὐτοὺς εἶπεν αὐτῷ Ἔκτεινον τὴν χεῖρά σου. ὁ δὲ ἐποίησεν, καὶ ἀπεκατεστάθη ἡ χεὶρ αὐτοῦ. <text:span text:style-name="T1">11</text:span> αὐτοὶ δὲ ἐπλήσθησαν ἀνοίας, καὶ διελάλουν πρὸς ἀλλήλους τί ἂν ποιήσαιεν τῷ Ἰησοῦ. </text:p>
      <text:p text:style-name="P1"><text:soft-page-break/><text:tab/><text:span text:style-name="T1">12</text:span> Ἐγένετο δὲ ἐν ταῖς ἡμέραις ταύταις ἐξελθεῖν αὐτὸν εἰς τὸ ὄρος προσεύξασθαι, καὶ ἦν διανυκτερεύων ἐν τῇ προσευχῇ τοῦ Θεοῦ. <text:span text:style-name="T1">13</text:span> καὶ ὅτε ἐγένετο ἡμέρα, προσεφώνησεν τοὺς μαθητὰς αὐτοῦ, καὶ ἐκλεξάμενος ἀπ’ αὐτῶν δώδεκα, οὓς καὶ ἀποστόλους ὠνόμασεν, <text:span text:style-name="T1">14</text:span> Σίμωνα, ὃν καὶ ὠνόμασεν, Πέτρον καὶ Ἀνδρέαν τὸν ἀδελφὸν αὐτοῦ, καὶ Ἰάκωβον καὶ Ἰωάνην, καὶ Φίλιππον καὶ Βαρθολομαῖον, <text:span text:style-name="T1">15</text:span> καὶ Μαθθαῖον καὶ Θωμᾶν, καὶ Ἰάκωβον Ἀλφαίου καὶ Σίμωνα τὸν καλούμενον Ζηλωτὴν, <text:span text:style-name="T1">16</text:span> καὶ Ἰούδαν Ἰακώβου, καὶ Ἰούδαν Ἰσκαριὼθ, ὃς ἐγένετο προδότης, <text:span text:style-name="T1">17</text:span> καὶ καταβὰς μετ’ αὐτῶν ἔστη ἐπὶ τόπου πεδινοῦ, καὶ ὄχλος πολὺς μαθητῶν αὐτοῦ, καὶ πλῆθος πολὺ τοῦ λαοῦ ἀπὸ πάσης τῆς Ἰουδαίας καὶ Ἱερουσαλὴμ καὶ τῆς παραλίου Τύρου καὶ Σιδῶνος, <text:span text:style-name="T1">18</text:span> οἳ ἦλθον ἀκοῦσαι αὐτοῦ καὶ ἰαθῆναι ἀπὸ τῶν νόσων αὐτῶν, καὶ οἱ ἐνοχλούμενοι ἀπὸ πνευμάτων ἀκαθάρτων ἐθεραπεύοντο· <text:span text:style-name="T1">19</text:span> καὶ πᾶς ὁ ὄχλος ἐζήτουν ἅπτεσθαι αὐτοῦ, ὅτι δύναμις παρ’ αὐτοῦ ἐξήρχετο καὶ ἰᾶτο πάντας. <text:span text:style-name="T1">20</text:span> Καὶ αὐτὸς ἐπάρας τοὺς ὀφθαλμοὺς αὐτοῦ εἰς τοὺς μαθητὰς αὐτοῦ ἔλεγεν </text:p>
      <text:p text:style-name="P1"><text:tab/>Μακάριοι οἱ πτωχοί, ὅτι ὑμετέρα ἐστὶν ἡ βασιλεία τοῦ Θεοῦ.</text:p>
      <text:p text:style-name="P1"><text:tab/><text:span text:style-name="T1">21</text:span> μακάριοι οἱ πεινῶντες νῦν, ὅτι χορτασθήσεσθε. </text:p>
      <text:p text:style-name="P1"><text:tab/>μακάριοι οἱ κλαίοντες νῦν, ὅτι γελάσετε.</text:p>
      <text:p text:style-name="P1"><text:tab/><text:span text:style-name="T1">22</text:span> μακάριοί ἐστε ὅταν μισήσωσιν ὑμᾶς οἱ ἄνθρωποι, καὶ ὅταν ἀφορίσωσιν ὑμᾶς καὶ ὀνειδίσωσιν καὶ ἐκβάλωσιν τὸ ὄνομα ὑμῶν ὡς πονηρὸν ἕνεκα τοῦ Υἱοῦ τοῦ ἀνθρώπου. <text:span text:style-name="T1">23</text:span> χάρητε ἐν ἐκείνῃ τῇ ἡμέρᾳ καὶ σκιρτήσατε· ἰδοὺ γὰρ ὁ μισθὸς ὑμῶν πολὺς ἐν τῷ οὐρανῷ· κατὰ τὰ αὐτὰ γὰρ ἐποίουν τοῖς προφήταις οἱ πατέρες αὐτῶν.</text:p>
      <text:p text:style-name="P1"><text:tab/><text:span text:style-name="T1">24</text:span> Πλὴν οὐαὶ ὑμῖν τοῖς πλουσίοις, ὅτι ἀπέχετε τὴν παράκλησιν ὑμῶν.</text:p>
      <text:p text:style-name="P1"><text:tab/><text:span text:style-name="T1">25</text:span> οὐαὶ ὑμῖν, οἱ ἐμπεπλησμένοι νῦν, ὅτι πεινάσετε. </text:p>
      <text:p text:style-name="P1"><text:soft-page-break/><text:tab/>οὐαί, οἱ γελῶντες νῦν, ὅτι πενθήσετε καὶ κλαύσετε.</text:p>
      <text:p text:style-name="P1"><text:tab/><text:span text:style-name="T1">26</text:span> οὐαὶ ὅταν καλῶς ὑμᾶς εἴπωσιν πάντες οἱ ἄνθρωποι· κατὰ τὰ αὐτὰ γὰρ ἐποίουν τοῖς ψευδοπροφήταις οἱ πατέρες αὐτῶν. <text:span text:style-name="T1">27 </text:span>Ἀλλὰ ὑμῖν λέγω τοῖς ἀκούουσιν Ἀγαπᾶτε τοὺς ἐχθροὺς ὑμῶν, καλῶς ποιεῖτε τοῖς μισοῦσιν ὑμᾶς, <text:span text:style-name="T1">28</text:span> εὐλογεῖτε τοὺς καταρωμένους ὑμᾶς, προσεύχεσθε περὶ τῶν ἐπηρεαζόντων ὑμᾶς. <text:span text:style-name="T1">29</text:span> τῷ τύπτοντί σε ἐπὶ τὴν σιαγόνα πάρεχε καὶ τὴν ἄλλην, καὶ ἀπὸ τοῦ αἴροντός σου τὸ ἱμάτιον καὶ τὸν χιτῶνα μὴ κωλύσῃς. <text:span text:style-name="T1">30</text:span> παντὶ αἰτοῦντί σε δίδου, καὶ ἀπὸ τοῦ αἴροντος τὰ σὰ μὴ ἀπαίτει. <text:span text:style-name="T1">31</text:span> καὶ καθὼς θέλετε ἵνα ποιῶσιν ὑμῖν οἱ ἄνθρωποι, ποιεῖτε αὐτοῖς ὁμοίως. <text:span text:style-name="T1">32</text:span> καὶ εἰ ἀγαπᾶτε τοὺς ἀγαπῶντας ὑμᾶς, ποία ὑμῖν χάρις ἐστίν; καὶ γὰρ οἱ ἁμαρτωλοὶ τοὺς ἀγαπῶντας αὐτοὺς ἀγαπῶσιν. <text:span text:style-name="T1">33</text:span> καὶ γὰρ ἐὰν ἀγαθοποιῆτε τοὺς ἀγαθοποιοῦντας ὑμᾶς, ποία ὑμῖν χάρις ἐστίν; καὶ οἱ ἁμαρτωλοὶ τὸ αὐτὸ ποιοῦσιν. <text:span text:style-name="T1">34</text:span> καὶ ἐὰν δανίσητε παρ’ ὧν ἐλπίζετε λαβεῖν, ποία ὑμῖν χάρις ἐστίν; καὶ ἁμαρτωλοὶ ἁμαρτωλοῖς δανίζουσιν ἵνα ἀπολάβωσιν τὰ ἴσα. <text:span text:style-name="T1">35</text:span> πλὴν ἀγαπᾶτε τοὺς ἐχθροὺς ὑμῶν καὶ ἀγαθοποιεῖτε καὶ δανίζετε μηδὲν ἀπελπίζοντες· καὶ ἔσται ὁ μισθὸς ὑμῶν πολύς, καὶ ἔσεσθε υἱοὶ Ὑψίστου, ὅτι αὐτὸς χρηστός ἐστιν ἐπὶ τοὺς ἀχαρίστους καὶ πονηρούς. <text:span text:style-name="T1">36</text:span> Γίνεσθε οἰκτίρμονες, καθὼς ὁ Πατὴρ ὑμῶν οἰκτίρμων ἐστίν. <text:span text:style-name="T1">37</text:span> καὶ μὴ κρίνετε, καὶ οὐ μὴ κριθῆτε· καὶ μὴ καταδικάζετε, καὶ οὐ μὴ καταδικασθῆτε. ἀπολύετε, καὶ ἀπολυθήσεσθε· <text:span text:style-name="T1">38</text:span> δίδοτε, καὶ δοθήσεται ὑμῖν· μέτρον καλὸν πεπιεσμένον σεσαλευμένον ὑπερεκχυννόμενον δώσουσιν εἰς τὸν κόλπον ὑμῶν· ᾧ γὰρ μέτρῳ μετρεῖτε ἀντιμετρηθήσεται ὑμῖν. <text:span text:style-name="T1">39</text:span> Εἶπεν δὲ καὶ παραβολὴν αὐτοῖς Μήτι δύναται τυφλὸς τυφλὸν ὁδηγεῖν; οὐχὶ ἀμφότεροι εἰς βόθυνον ἐμπεσοῦνται; <text:span text:style-name="T1">40</text:span> οὐκ ἔστιν μαθητὴς ὑπὲρ τὸν διδάσκαλον· κατηρτισμένος δὲ πᾶς ἔσται ὡς ὁ διδάσκαλος αὐτοῦ. <text:span text:style-name="T1">41</text:span> Τί δὲ βλέπεις τὸ κάρφος τὸ ἐν τῷ ὀφθαλμῷ τοῦ <text:soft-page-break/>ἀδελφοῦ σου, τὴν δὲ δοκὸν τὴν ἐν τῷ ἰδίῳ ὀφθαλμῷ οὐ κατανοεῖς; <text:span text:style-name="T1">42</text:span> πῶς δύνασαι λέγειν τῷ ἀδελφῷ σου Ἀδελφέ, ἄφες ἐκβάλω τὸ κάρφος τὸ ἐν τῷ ὀφθαλμῷ σου, αὐτὸς τὴν ἐν τῷ ὀφθαλμῷ σοῦ δοκὸν οὐ βλέπων; ὑποκριτά, ἔκβαλε πρῶτον τὴν δοκὸν ἐκ τοῦ ὀφθαλμοῦ σοῦ, καὶ τότε διαβλέψεις τὸ κάρφος τὸ ἐν τῷ ὀφθαλμῷ τοῦ ἀδελφοῦ σου ἐκβαλεῖν. <text:span text:style-name="T1">43</text:span> Οὐ γάρ ἐστιν δένδρον καλὸν ποιοῦν καρπὸν σαπρόν, οὐδὲ πάλιν δένδρον σαπρὸν ποιοῦν καρπὸν καλόν. <text:span text:style-name="T1">44</text:span> ἕκαστον γὰρ δένδρον ἐκ τοῦ ἰδίου καρποῦ γινώσκεται· οὐ γὰρ ἐξ ἀκανθῶν συλλέγουσιν σῦκα, οὐδὲ ἐκ βάτου σταφυλὴν τρυγῶσιν. <text:span text:style-name="T1">45</text:span> ὁ ἀγαθὸς ἄνθρωπος ἐκ τοῦ ἀγαθοῦ θησαυροῦ τῆς καρδίας προφέρει τὸ ἀγαθόν, καὶ ὁ πονηρὸς ἐκ τοῦ πονηροῦ προφέρει τὸ πονηρόν· ἐκ γὰρ περισσεύματος καρδίας λαλεῖ τὸ στόμα αὐτοῦ. <text:span text:style-name="T1">46</text:span> Τί δέ με καλεῖτε Κύριε κύριε, καὶ οὐ ποιεῖτε ἃ λέγω; <text:span text:style-name="T1">47</text:span> Πᾶς ὁ ἐρχόμενος πρός με καὶ ἀκούων μου τῶν λόγων καὶ ποιῶν αὐτούς, ὑποδείξω ὑμῖν τίνι ἐστὶν ὅμοιος. <text:span text:style-name="T1">48</text:span> ὅμοιός ἐστιν ἀνθρώπῳ οἰκοδομοῦντι οἰκίαν, ὃς ἔσκαψεν καὶ ἐβάθυνεν καὶ ἔθηκεν θεμέλιον ἐπὶ τὴν πέτραν· πλημμύρης δὲ γενομένης προσέρηξεν ὁ ποταμὸς τῇ οἰκίᾳ ἐκείνῃ, καὶ οὐκ ἴσχυσεν σαλεῦσαι αὐτὴν διὰ τὸ καλῶς οἰκοδομῆσθαι αὐτήν. <text:span text:style-name="T1">49</text:span> ὁ δὲ ἀκούσας καὶ μὴ ποιήσας ὅμοιός ἐστιν ἀνθρώπῳ οἰκοδομήσαντι οἰκίαν ἐπὶ τὴν γῆν χωρὶς θεμελίου, ᾗ προσέρηξεν ὁ ποταμός, καὶ εὐθὺς συνέπεσεν, καὶ ἐγένετο τὸ ῥῆγμα τῆς οἰκίας ἐκείνης μέγα.</text:p>
      <text:p text:style-name="P1"/>
      <text:h text:style-name="P5" text:outline-level="2">7</text:h>
      <text:p text:style-name="P1"/>
      <text:p text:style-name="P1"><text:span text:style-name="T1">1</text:span> Ἐπειδὴ ἐπλήρωσεν πάντα τὰ ῥήματα αὐτοῦ εἰς τὰς ἀκοὰς τοῦ λαοῦ, εἰσῆλθεν εἰς Καφαρναούμ.</text:p>
      <text:p text:style-name="P1"><text:soft-page-break/><text:tab/><text:span text:style-name="T1">2</text:span> Ἑκατοντάρχου δέ τινος δοῦλος κακῶς ἔχων ἤμελλεν τελευτᾶν, ὃς ἦν αὐτῷ ἔντιμος. <text:span text:style-name="T1">3</text:span> ἀκούσας δὲ περὶ τοῦ Ἰησοῦ ἀπέστειλεν πρὸς αὐτὸν πρεσβυτέρους τῶν Ἰουδαίων, ἐρωτῶν αὐτὸν ὅπως ἐλθὼν διασώσῃ τὸν δοῦλον αὐτοῦ. <text:span text:style-name="T1">4</text:span> οἱ δὲ παραγενόμενοι πρὸς τὸν Ἰησοῦν παρεκάλουν αὐτὸν σπουδαίως, λέγοντες ὅτι ἄξιός ἐστιν ᾧ παρέξῃ τοῦτο· <text:span text:style-name="T1">5</text:span> ἀγαπᾷ γὰρ τὸ ἔθνος ἡμῶν καὶ τὴν συναγωγὴν αὐτὸς ᾠκοδόμησεν ἡμῖν. <text:span text:style-name="T1">6</text:span> ὁ δὲ Ἰησοῦς ἐπορεύετο σὺν αὐτοῖς. ἤδη δὲ αὐτοῦ οὐ μακρὰν ἀπέχοντος ἀπὸ τῆς οἰκίας, ἔπεμψεν φίλους ὁ ἑκατοντάρχης λέγων αὐτῷ Κύριε, μὴ σκύλλου· οὐ γὰρ ἱκανός εἰμι ἵνα ὑπὸ τὴν στέγην μου εἰσέλθῃς· <text:span text:style-name="T1">7</text:span> διὸ οὐδὲ ἐμαυτὸν ἠξίωσα πρὸς σὲ ἐλθεῖν· ἀλλὰ εἰπὲ λόγῳ, καὶ ἰαθήτω ὁ παῖς μου. <text:span text:style-name="T1">8</text:span> καὶ γὰρ ἐγὼ ἄνθρωπός εἰμι ὑπὸ ἐξουσίαν τασσόμενος, ἔχων ὑπ’ ἐμαυτὸν στρατιώτας, καὶ λέγω τούτῳ Πορεύθητι, καὶ πορεύεται, καὶ ἄλλῳ Ἔρχου, καὶ ἔρχεται, καὶ τῷ δούλῳ μου Ποίησον τοῦτο, καὶ ποιεῖ. <text:span text:style-name="T1">9</text:span> ἀκούσας δὲ ταῦτα ὁ Ἰησοῦς ἐθαύμασεν αὐτόν, καὶ στραφεὶς τῷ ἀκολουθοῦντι αὐτῷ ὄχλῳ εἶπεν Λέγω ὑμῖν, οὐδὲ ἐν τῷ Ἰσραὴλ τοσαύτην πίστιν εὗρον. <text:span text:style-name="T1">10</text:span> καὶ ὑποστρέψαντες εἰς τὸν οἶκον οἱ πεμφθέντες εὗρον τὸν δοῦλον ὑγιαίνοντα. <text:span text:style-name="T1">11</text:span> Καὶ ἐγένετο ἐν τῷ ἑξῆς ἐπορεύθη εἰς πόλιν καλουμένην Ναΐν, καὶ συνεπορεύοντο αὐτῷ οἱ μαθηταὶ αὐτοῦ καὶ ὄχλος πολύς. <text:span text:style-name="T1">12</text:span> ὡς δὲ ἤγγισεν τῇ πύλῃ τῆς πόλεως, καὶ ἰδοὺ ἐξεκομίζετο τεθνηκὼς μονογενὴς υἱὸς τῇ μητρὶ αὐτοῦ, καὶ αὐτὴ ἦν χήρα, καὶ ὄχλος τῆς πόλεως ἱκανὸς ἦν σὺν αὐτῇ. <text:span text:style-name="T1">13</text:span> καὶ ἰδὼν αὐτὴν ὁ Κύριος ἐσπλαγχνίσθη ἐπ’ αὐτῇ καὶ εἶπεν αὐτῇ Μὴ κλαῖε. <text:span text:style-name="T1">14</text:span> καὶ προσελθὼν ἥψατο τῆς σοροῦ, οἱ δὲ βαστάζοντες ἔστησαν, καὶ εἶπεν Νεανίσκε, σοὶ λέγω, ἐγέρθητι. <text:span text:style-name="T1">15</text:span> καὶ ἀνεκάθισεν ὁ νεκρὸς καὶ ἤρξατο λαλεῖν, καὶ ἔδωκεν αὐτὸν τῇ μητρὶ αὐτοῦ. <text:span text:style-name="T1">16</text:span> ἔλαβεν δὲ φόβος πάντας, καὶ ἐδόξαζον τὸν Θεὸν λέγοντες ὅτι Προφήτης μέγας ἠγέρθη ἐν ἡμῖν, καὶ ὅτι Ἐπεσκέψατο ὁ Θεὸς τὸν λαὸν αὐτοῦ. <text:span text:style-name="T1">17</text:span> καὶ <text:soft-page-break/>ἐξῆλθεν ὁ λόγος οὗτος ἐν ὅλῃ τῇ Ἰουδαίᾳ περὶ αὐτοῦ καὶ πάσῃ τῇ περιχώρῳ.</text:p>
      <text:p text:style-name="P1"><text:tab/><text:span text:style-name="T1">18</text:span> Καὶ ἀπήγγειλαν Ἰωάνει οἱ μαθηταὶ αὐτοῦ περὶ πάντων τούτων. καὶ προσκαλεσάμενος δύο τινὰς τῶν μαθητῶν αὐτοῦ ὁ Ἰωάνης <text:span text:style-name="T1">19</text:span> ἔπεμψεν πρὸς τὸν Κύριον λέγων Σὺ εἶ ὁ ἐρχόμενος, ἢ ἄλλον προσδοκῶμεν; <text:span text:style-name="T1">20</text:span> παραγενόμενοι δὲ πρὸς αὐτὸν οἱ ἄνδρες εἶπαν Ἰωάνης ὁ Βαπτιστὴς ἀπέστειλεν ἡμᾶς πρὸς σὲ λέγων Σὺ εἶ ὁ ἐρχόμενος, ἢ ἄλλον προσδοκῶμεν; <text:span text:style-name="T1">21</text:span> ἐν ἐκείνῃ τῇ ὥρᾳ ἐθεράπευσεν πολλοὺς ἀπὸ νόσων καὶ μαστίγων καὶ πνευμάτων πονηρῶν, καὶ τυφλοῖς πολλοῖς ἐχαρίσατο βλέπειν. <text:span text:style-name="T1">22</text:span> καὶ ἀποκριθεὶς εἶπεν αὐτοῖς Πορευθέντες ἀπαγγείλατε Ἰωάνει ἃ εἴδετε καὶ ἠκούσατε· <text:span text:style-name="T2">τυφλοὶ ἀναβλέπουσιν</text:span>, χωλοὶ περιπατοῦσιν, λεπροὶ καθαρίζονται, καὶ κωφοὶ ἀκούουσιν, νεκροὶ ἐγείρονται, <text:span text:style-name="T2">πτωχοὶ εὐαγγελίζονται</text:span>· <text:span text:style-name="T1">23</text:span> καὶ μακάριός ἐστιν ὃς ἐὰν μὴ σκανδαλισθῇ ἐν ἐμοί. <text:span text:style-name="T1">24</text:span> Ἀπελθόντων δὲ τῶν ἀγγέλων Ἰωάνου ἤρξατο λέγειν πρὸς τοὺς ὄχλους περὶ Ἰωάνου Τί ἐξήλθατε εἰς τὴν ἔρημον θεάσασθαι; κάλαμον ὑπὸ ἀνέμου σαλευόμενον; <text:span text:style-name="T1">25</text:span> ἀλλὰ τί ἐξήλθατε ἰδεῖν; ἄνθρωπον ἐν μαλακοῖς ἱματίοις ἠμφιεσμένον; ἰδοὺ οἱ ἐν ἱματισμῷ ἐνδόξῳ καὶ τρυφῇ ὑπάρχοντες ἐν τοῖς βασιλείοις εἰσίν. <text:span text:style-name="T1">26</text:span> ἀλλὰ τί ἐξήλθατε ἰδεῖν; προφήτην; ναί, λέγω ὑμῖν, καὶ περισσότερον προφήτου. <text:span text:style-name="T1">27</text:span> οὗτός ἐστιν περὶ οὗ γέγραπται </text:p>
      <text:p text:style-name="P1"><text:tab/><text:span text:style-name="T2">Ἰδοὺ ἀποστέλλω τὸν ἄγγελόν μου πρὸ προσώπου σου, </text:span></text:p>
      <text:p text:style-name="P1"><text:span text:style-name="T2"><text:tab/>ὃς κατασκευάσει τὴν ὁδόν σου ἔμπροσθέν σου</text:span>.</text:p>
      <text:p text:style-name="P1"><text:span text:style-name="T1">28</text:span> λέγω ὑμῖν, μείζων ἐν γεννητοῖς γυναικῶν Ἰωάνου οὐδείς ἐστιν· ὁ δὲ μικρότερος ἐν τῇ βασιλείᾳ τοῦ Θεοῦ μείζων αὐτοῦ ἐστιν. <text:span text:style-name="T1">29</text:span> καὶ πᾶς ὁ λαὸς ἀκούσας καὶ οἱ τελῶναι ἐδικαίωσαν τὸν Θεόν, βαπτισθέντες τὸ βάπτισμα Ἰωάνου· <text:span text:style-name="T1">30</text:span> οἱ δὲ Φαρισαῖοι καὶ οἱ νομικοὶ τὴν βουλὴν τοῦ Θεοῦ ἠθέτησαν εἰς ἑαυτούς, μὴ βαπτισθέντες ὑπ’ αὐτοῦ. <text:span text:style-name="T1">31</text:span> Τίνι οὖν ὁμοιώσω <text:soft-page-break/>τοὺς ἀνθρώπους τῆς γενεᾶς ταύτης, καὶ τίνι εἰσὶν ὅμοιοι; <text:span text:style-name="T1">32</text:span> ὅμοιοί εἰσιν παιδίοις τοῖς ἐν ἀγορᾷ καθημένοις καὶ προσφωνοῦσιν ἀλλήλοις ἃ λέγει </text:p>
      <text:p text:style-name="P1"><text:tab/>Ηὐλήσαμεν ὑμῖν καὶ οὐκ ὠρχήσασθε· </text:p>
      <text:p text:style-name="P1"><text:tab/>ἐθρηνήσαμεν καὶ οὐκ ἐκλαύσατε.</text:p>
      <text:p text:style-name="P1"><text:tab/><text:span text:style-name="T1">33</text:span> ἐλήλυθεν γὰρ Ἰωάνης ὁ Βαπτιστὴς μὴ ἐσθίων ἄρτον μήτε πίνων οἶνον, καὶ λέγετε Δαιμόνιον ἔχει. <text:span text:style-name="T1">34</text:span> ἐλήλυθεν ὁ Υἱὸς τοῦ ἀνθρώπου ἐσθίων καὶ πίνων, καὶ λέγετε Ἰδοὺ ἄνθρωπος φάγος καὶ οἰνοπότης, φίλος τελωνῶν καὶ ἁμαρτωλῶν. <text:span text:style-name="T1">35</text:span> καὶ ἐδικαιώθη ἡ σοφία ἀπὸ πάντων τῶν τέκνων αὐτῆς.</text:p>
      <text:p text:style-name="P1"><text:tab/><text:span text:style-name="T1">36</text:span> Ἠρώτα δέ τις αὐτὸν τῶν Φαρισαίων ἵνα φάγῃ μετ’ αὐτοῦ· καὶ εἰσελθὼν εἰς τὸν οἶκον τοῦ Φαρισαίου κατεκλίθη. <text:span text:style-name="T1">37</text:span> καὶ ἰδοὺ γυνὴ ἥτις ἦν ἐν τῇ πόλει ἁμαρτωλός, καὶ ἐπιγνοῦσα ὅτι κατάκειται ἐν τῇ οἰκίᾳ τοῦ Φαρισαίου, κομίσασα ἀλάβαστρον μύρου <text:span text:style-name="T1">38</text:span> καὶ στᾶσα ὀπίσω παρὰ τοὺς πόδας αὐτοῦ κλαίουσα, τοῖς δάκρυσιν ἤρξατο βρέχειν τοὺς πόδας αὐτοῦ, καὶ ταῖς θριξὶν τῆς κεφαλῆς αὐτῆς ἐξέμασσεν, καὶ κατεφίλει τοὺς πόδας αὐτοῦ καὶ ἤλειφεν τῷ μύρῳ. <text:span text:style-name="T1">39</text:span> ἰδὼν δὲ ὁ Φαρισαῖος ὁ καλέσας αὐτὸν εἶπεν ἐν ἑαυτῷ λέγων Οὗτος εἰ ἦν προφήτης, ἐγίνωσκεν ἂν τίς καὶ ποταπὴ ἡ γυνὴ ἥτις ἅπτεται αὐτοῦ, ὅτι ἁμαρτωλός ἐστιν. <text:span text:style-name="T1">40</text:span> καὶ ἀποκριθεὶς ὁ Ἰησοῦς εἶπεν πρὸς αὐτόν Σίμων, ἔχω σοί τι εἰπεῖν. ὁ δέ Διδάσκαλε, εἰπέ, φησίν. <text:span text:style-name="T1">41</text:span> δύο χρεοφειλέται ἦσαν δανιστῇ τινι· ὁ εἷς ὤφειλεν δηνάρια πεντακόσια, ὁ δὲ ἕτερος πεντήκοντα. <text:span text:style-name="T1">42</text:span> μὴ ἐχόντων αὐτῶν ἀποδοῦναι ἀμφοτέροις ἐχαρίσατο. τίς οὖν αὐτῶν πλεῖον ἀγαπήσει αὐτόν; <text:span text:style-name="T1">43</text:span> ἀποκριθεὶς Σίμων εἶπεν Ὑπολαμβάνω ὅτι ᾧ τὸ πλεῖον ἐχαρίσατο. ὁ δὲ εἶπεν αὐτῷ Ὀρθῶς ἔκρινας. <text:span text:style-name="T1">44</text:span> καὶ στραφεὶς πρὸς τὴν γυναῖκα τῷ Σίμωνι ἔφη Βλέπεις ταύτην τὴν γυναῖκα; εἰσῆλθόν σου εἰς τὴν οἰκίαν, ὕδωρ μοι ἐπὶ πόδας οὐκ ἔδωκας· <text:soft-page-break/>αὕτη δὲ τοῖς δάκρυσιν ἔβρεξέν μου τοὺς πόδας καὶ ταῖς θριξὶν αὐτῆς ἐξέμαξεν. <text:span text:style-name="T1">45</text:span> φίλημά μοι οὐκ ἔδωκας· αὕτη δὲ ἀφ’ ἧς εἰσῆλθον οὐ διέλειπεν καταφιλοῦσά μου τοὺς πόδας. <text:span text:style-name="T1">46</text:span> ἐλαίῳ τὴν κεφαλήν μου οὐκ ἤλειψας· αὕτη δὲ μύρῳ ἤλειψεν τοὺς πόδας μου. <text:span text:style-name="T1">47</text:span> οὗ χάριν λέγω σοι, ἀφέωνται αἱ ἁμαρτίαι αὐτῆς αἱ πολλαί, ὅτι ἠγάπησεν πολύ· ᾧ δὲ ὀλίγον ἀφίεται, ὀλίγον ἀγαπᾷ. <text:span text:style-name="T1">48</text:span> εἶπεν δὲ αὐτῇ Ἀφέωνταί σου αἱ ἁμαρτίαι. <text:span text:style-name="T1">49</text:span> καὶ ἤρξαντο οἱ συνανακείμενοι λέγειν ἐν ἑαυτοῖς Τίς οὗτός ἐστιν, ὃς καὶ ἁμαρτίας ἀφίησιν; <text:span text:style-name="T1">50</text:span> εἶπεν δὲ πρὸς τὴν γυναῖκα Ἡ πίστις σου σέσωκέν σε· πορεύου εἰς εἰρήνην.</text:p>
      <text:p text:style-name="P1"/>
      <text:h text:style-name="P5" text:outline-level="2">8</text:h>
      <text:p text:style-name="P1"/>
      <text:p text:style-name="P1"><text:tab/><text:span text:style-name="T1">1</text:span> Καὶ ἐγένετο ἐν τῷ καθεξῆς καὶ αὐτὸς διώδευεν κατὰ πόλιν καὶ κώμην κηρύσσων καὶ εὐαγγελιζόμενος τὴν βασιλείαν τοῦ Θεοῦ, καὶ οἱ δώδεκα σὺν αὐτῷ, <text:span text:style-name="T1">2</text:span> καὶ γυναῖκές τινες αἳ ἦσαν τεθεραπευμέναι ἀπὸ πνευμάτων πονηρῶν καὶ ἀσθενειῶν, Μαρία ἡ καλουμένη Μαγδαληνή, ἀφ’ ἧς δαιμόνια ἑπτὰ ἐξεληλύθει, <text:span text:style-name="T1">3</text:span> καὶ Ἰωάνα γυνὴ Χουζᾶ ἐπιτρόπου Ἡρῴδου καὶ Σουσάννα καὶ ἕτεραι πολλαί, αἵτινες διηκόνουν αὐτοῖς ἐκ τῶν ὑπαρχόντων αὐταῖς. <text:span text:style-name="T1">4</text:span> Συνιόντος δὲ ὄχλου πολλοῦ καὶ τῶν κατὰ πόλιν ἐπιπορευομένων πρὸς αὐτὸν εἶπεν διὰ παραβολῆς <text:span text:style-name="T1">5</text:span> Ἐξῆλθεν ὁ σπείρων τοῦ σπεῖραι τὸν σπόρον αὐτοῦ. καὶ ἐν τῷ σπείρειν αὐτὸν ὃ μὲν ἔπεσεν παρὰ τὴν ὁδόν, καὶ κατεπατήθη, καὶ τὰ πετεινὰ τοῦ οὐρανοῦ κατέφαγεν αὐτό. <text:span text:style-name="T1">6</text:span> καὶ ἕτερον κατέπεσεν ἐπὶ τὴν πέτραν, καὶ φυὲν ἐξηράνθη διὰ τὸ μὴ ἔχειν ἰκμάδα. <text:span text:style-name="T1">7</text:span> καὶ ἕτερον ἔπεσεν ἐν μέσῳ τῶν ἀκανθῶν, καὶ συνφυεῖσαι αἱ ἄκανθαι ἀπέπνιξαν αὐτό. <text:span text:style-name="T1">8</text:span> καὶ ἕτερον ἔπεσεν εἰς τὴν γῆν τὴν ἀγαθήν, καὶ φυὲν ἐποίησεν <text:soft-page-break/>καρπὸν ἑκατονταπλασίονα. ταῦτα λέγων ἐφώνει Ὁ ἔχων ὦτα ἀκούειν ἀκουέτω. <text:span text:style-name="T1">9</text:span> Ἐπηρώτων δὲ αὐτὸν οἱ μαθηταὶ αὐτοῦ τίς αὕτη εἴη ἡ παραβολή. <text:span text:style-name="T1">10</text:span> ὁ δὲ εἶπεν Ὑμῖν δέδοται γνῶναι τὰ μυστήρια τῆς βασιλείας τοῦ Θεοῦ, τοῖς δὲ λοιποῖς ἐν παραβολαῖς, ἵνα <text:span text:style-name="T2">βλέποντες μὴ βλέπωσιν καὶ ἀκούοντες μὴ συνιῶσιν</text:span>. <text:span text:style-name="T1">11</text:span> ἔστιν δὲ αὕτη ἡ παραβολή. ὁ σπόρος ἐστὶν ὁ λόγος τοῦ Θεοῦ. <text:span text:style-name="T1">12</text:span> οἱ δὲ παρὰ τὴν ὁδόν εἰσιν οἱ ἀκούσαντες, εἶτα ἔρχεται ὁ διάβολος καὶ αἴρει τὸν λόγον ἀπὸ τῆς καρδίας αὐτῶν, ἵνα μὴ πιστεύσαντες σωθῶσιν. <text:span text:style-name="T1">13</text:span> οἱ δὲ ἐπὶ τῆς πέτρας οἳ ὅταν ἀκούσωσιν μετὰ χαρᾶς δέχονται τὸν λόγον, καὶ οὗτοι ῥίζαν οὐκ ἔχουσιν, οἳ πρὸς καιρὸν πιστεύουσιν καὶ ἐν καιρῷ πειρασμοῦ ἀφίστανται. <text:span text:style-name="T1">14</text:span> τὸ δὲ εἰς τὰς ἀκάνθας πεσόν, οὗτοί εἰσιν οἱ ἀκούσαντες, καὶ ὑπὸ μεριμνῶν καὶ πλούτου καὶ ἡδονῶν τοῦ βίου πορευόμενοι συνπνίγονται καὶ οὐ τελεσφοροῦσιν. <text:span text:style-name="T1">15</text:span> τὸ δὲ ἐν τῇ καλῇ γῇ, οὗτοί εἰσιν οἵτινες ἐν καρδίᾳ καλῇ καὶ ἀγαθῇ ἀκούσαντες τὸν λόγον κατέχουσιν καὶ καρποφοροῦσιν ἐν ὑπομονῇ. <text:span text:style-name="T1">16</text:span> Οὐδεὶς δὲ λύχνον ἅψας καλύπτει αὐτὸν σκεύει ἢ ὑποκάτω κλίνης τίθησιν, ἀλλ’ ἐπὶ λυχνίας τίθησιν, ἵνα οἱ εἰσπορευόμενοι βλέπωσιν τὸ φῶς. <text:span text:style-name="T1">17</text:span> οὐ γάρ ἐστιν κρυπτὸν ὃ οὐ φανερὸν γενήσεται, οὐδὲ ἀπόκρυφον ὃ οὐ μὴ γνωσθῇ καὶ εἰς φανερὸν ἔλθῃ. <text:span text:style-name="T1">18</text:span> βλέπετε οὖν πῶς ἀκούετε· ὃς ἂν γὰρ ἔχῃ, δοθήσεται αὐτῷ, καὶ ὃς ἂν μὴ ἔχῃ, καὶ ὃ δοκεῖ ἔχειν ἀρθήσεται ἀπ’ αὐτοῦ.</text:p>
      <text:p text:style-name="P1"><text:tab/><text:span text:style-name="T1">19</text:span> Παρεγένετο δὲ πρὸς αὐτὸν ἡ μήτηρ καὶ οἱ ἀδελφοὶ αὐτοῦ, καὶ οὐκ ἠδύναντο συντυχεῖν αὐτῷ διὰ τὸν ὄχλον. <text:span text:style-name="T1">20</text:span> ἀπηγγέλη δὲ αὐτῷ Ἡ μήτηρ σου καὶ οἱ ἀδελφοί σου ἑστήκασιν ἔξω ἰδεῖν θέλοντές σε. <text:span text:style-name="T1">21</text:span> ὁ δὲ ἀποκριθεὶς εἶπεν πρὸς αὐτούς Μήτηρ μου καὶ ἀδελφοί μου οὗτοί εἰσιν οἱ τὸν λόγον τοῦ Θεοῦ ἀκούοντες καὶ ποιοῦντες.</text:p>
      <text:p text:style-name="P1"><text:span text:style-name="T1"><text:tab/>22</text:span> Ἐγένετο δὲ ἐν μιᾷ τῶν ἡμερῶν καὶ αὐτὸς ἐνέβη εἰς πλοῖον καὶ οἱ μαθηταὶ αὐτοῦ, καὶ εἶπεν πρὸς αὐτούς <text:soft-page-break/>Διέλθωμεν εἰς τὸ πέραν τῆς λίμνης· καὶ ἀνήχθησαν. <text:span text:style-name="T1">23</text:span> πλεόντων δὲ αὐτῶν ἀφύπνωσεν. καὶ κατέβη λαῖλαψ ἀνέμου εἰς τὴν λίμνην, καὶ συνεπληροῦντο καὶ ἐκινδύνευον. <text:span text:style-name="T1">24</text:span> προσελθόντες δὲ διήγειραν αὐτὸν λέγοντες Ἐπιστάτα ἐπιστάτα, ἀπολλύμεθα. ὁ δὲ διεγερθεὶς ἐπετίμησεν τῷ ἀνέμῳ καὶ τῷ κλύδωνι τοῦ ὕδατος· καὶ ἐπαύσαντο, καὶ ἐγένετο γαλήνη. <text:span text:style-name="T1">25</text:span> εἶπεν δὲ αὐτοῖς Ποῦ ἡ πίστις ὑμῶν; φοβηθέντες δὲ ἐθαύμασαν, λέγοντες πρὸς ἀλλήλους Τίς ἄρα οὗτός ἐστιν, ὅτι καὶ τοῖς ἀνέμοις ἐπιτάσσει καὶ τῷ ὕδατι, καὶ ὑπακούουσιν αὐτῷ; <text:span text:style-name="T1">26</text:span> Καὶ κατέπλευσαν εἰς τὴν χώραν τῶν Γερασηνῶν, ἥτις ἐστὶν ἀντιπέρα τῆς Γαλιλαίας. <text:span text:style-name="T1">27</text:span> ἐξελθόντι δὲ αὐτῷ ἐπὶ τὴν γῆν ὑπήντησεν ἀνήρ τις ἐκ τῆς πόλεως ἔχων δαιμόνια, καὶ χρόνῳ ἱκανῷ οὐκ ἐνεδύσατο ἱμάτιον, καὶ ἐν οἰκίᾳ οὐκ ἔμενεν ἀλλ’ ἐν τοῖς μνήμασιν. <text:span text:style-name="T1">28</text:span> ἰδὼν δὲ τὸν Ἰησοῦν ἀνακράξας προσέπεσεν αὐτῷ καὶ φωνῇ μεγάλῃ εἶπεν Τί ἐμοὶ καὶ σοί, Ἰησοῦ Υἱὲ τοῦ Θεοῦ τοῦ Ὑψίστου; δέομαί σου, μή με βασανίσῃς. <text:span text:style-name="T1">29</text:span> παρήγγελλεν γὰρ τῷ πνεύματι τῷ ἀκαθάρτῳ ἐξελθεῖν ἀπὸ τοῦ ἀνθρώπου. πολλοῖς γὰρ χρόνοις συνηρπάκει αὐτόν, καὶ ἐδεσμεύετο ἁλύσεσιν καὶ πέδαις φυλασσόμενος, καὶ διαρήσσων τὰ δεσμὰ ἠλαύνετο ἀπὸ τοῦ δαιμονίου εἰς τὰς ἐρήμους. <text:span text:style-name="T1">30</text:span> ἐπηρώτησεν δὲ αὐτὸν ὁ Ἰησοῦς Τί σοι ὄνομά ἐστιν; ὁ δὲ εἶπεν Λεγιών, ὅτι εἰσῆλθεν δαιμόνια πολλὰ εἰς αὐτόν. <text:span text:style-name="T1">31</text:span> καὶ παρεκάλουν αὐτὸν ἵνα μὴ ἐπιτάξῃ αὐτοῖς εἰς τὴν ἄβυσσον ἀπελθεῖν. <text:span text:style-name="T1">32</text:span> ἦν δὲ ἐκεῖ ἀγέλη χοίρων ἱκανῶν βοσκομένη ἐν τῷ ὄρει· καὶ παρεκάλεσαν αὐτὸν ἵνα ἐπιτρέψῃ αὐτοῖς εἰς ἐκείνους εἰσελθεῖν· καὶ ἐπέτρεψεν αὐτοῖς. <text:span text:style-name="T1">33</text:span> ἐξελθόντα δὲ τὰ δαιμόνια ἀπὸ τοῦ ἀνθρώπου εἰσῆλθον εἰς τοὺς χοίρους, καὶ ὥρμησεν ἡ ἀγέλη κατὰ τοῦ κρημνοῦ εἰς τὴν λίμνην καὶ ἀπεπνίγη. <text:span text:style-name="T1">34</text:span> ἰδόντες δὲ οἱ βόσκοντες τὸ γεγονὸς ἔφυγον καὶ ἀπήγγειλαν εἰς τὴν πόλιν καὶ εἰς τοὺς ἀγρούς. <text:span text:style-name="T1">35</text:span> ἐξῆλθον δὲ ἰδεῖν τὸ γεγονὸς, καὶ ἦλθον πρὸς τὸν Ἰησοῦν, καὶ <text:soft-page-break/>εὗρον καθήμενον τὸν ἄνθρωπον ἀφ’ οὗ τὰ δαιμόνια ἐξῆλθεν ἱματισμένον καὶ σωφρονοῦντα παρὰ τοὺς πόδας τοῦ Ἰησοῦ, καὶ ἐφοβήθησαν. <text:span text:style-name="T1">36</text:span> ἀπήγγειλαν δὲ αὐτοῖς οἱ ἰδόντες πῶς ἐσώθη ὁ δαιμονισθείς. <text:span text:style-name="T1">37</text:span> καὶ ἠρώτησεν αὐτὸν ἅπαν τὸ πλῆθος τῆς περιχώρου τῶν Γερασηνῶν ἀπελθεῖν ἀπ’ αὐτῶν, ὅτι φόβῳ μεγάλῳ συνείχοντο· αὐτὸς δὲ ἐμβὰς εἰς πλοῖον ὑπέστρεψεν. <text:span text:style-name="T1">38</text:span> ἐδεῖτο δὲ αὐτοῦ ὁ ἀνὴρ ἀφ’ οὗ ἐξεληλύθει τὰ δαιμόνια εἶναι σὺν αὐτῷ· ἀπέλυσεν δὲ αὐτὸν λέγων <text:span text:style-name="T1">39</text:span> Ὑπόστρεφε εἰς τὸν οἶκόν σου, καὶ διηγοῦ ὅσα σοι ἐποίησεν ὁ Θεός. καὶ ἀπῆλθεν καθ’ ὅλην τὴν πόλιν κηρύσσων ὅσα ἐποίησεν αὐτῷ ὁ Ἰησοῦς.</text:p>
      <text:p text:style-name="P1"><text:tab/><text:span text:style-name="T1">40</text:span> Ἐν δὲ τῷ ὑποστρέφειν τὸν Ἰησοῦν ἀπεδέξατο αὐτὸν ὁ ὄχλος· ἦσαν γὰρ πάντες προσδοκῶντες αὐτόν. <text:span text:style-name="T1">41</text:span> καὶ ἰδοὺ ἦλθεν ἀνὴρ ᾧ ὄνομα Ἰάειρος, καὶ οὗτος ἄρχων τῆς συναγωγῆς ὑπῆρχεν· καὶ πεσὼν παρὰ τοὺς πόδας Ἰησοῦ παρεκάλει αὐτὸν εἰσελθεῖν εἰς τὸν οἶκον αὐτοῦ, <text:span text:style-name="T1">42</text:span> ὅτι θυγάτηρ μονογενὴς ἦν αὐτῷ ὡς ἐτῶν δώδεκα καὶ αὐτὴ ἀπέθνῃσκεν. Ἐν δὲ τῷ ὑπάγειν αὐτὸν οἱ ὄχλοι συνέπνιγον αὐτόν. <text:span text:style-name="T1">43</text:span> καὶ γυνὴ οὖσα ἐν ῥύσει αἵματος ἀπὸ ἐτῶν δώδεκα, ἥτις οὐκ ἴσχυσεν ἀπ’ οὐδενὸς θεραπευθῆναι, <text:span text:style-name="T1">44</text:span> προσελθοῦσα ὄπισθεν ἥψατο τοῦ κρασπέδου τοῦ ἱματίου αὐτοῦ, καὶ παραχρῆμα ἔστη ἡ ῥύσις τοῦ αἵματος αὐτῆς. <text:span text:style-name="T1">45</text:span> καὶ εἶπεν ὁ Ἰησοῦς Τίς ὁ ἁψάμενός μου; ἀρνουμένων δὲ πάντων εἶπεν ὁ Πέτρος Ἐπιστάτα, οἱ ὄχλοι συνέχουσίν σε καὶ ἀποθλίβουσιν. <text:span text:style-name="T1">46</text:span> ὁ δὲ Ἰησοῦς εἶπεν Ἥψατό μού τις· ἐγὼ γὰρ ἔγνων δύναμιν ἐξεληλυθυῖαν ἀπ’ ἐμοῦ. <text:span text:style-name="T1">47</text:span> ἰδοῦσα δὲ ἡ γυνὴ ὅτι οὐκ ἔλαθεν, τρέμουσα ἦλθεν καὶ προσπεσοῦσα αὐτῷ δι’ ἣν αἰτίαν ἥψατο αὐτοῦ ἀπήγγειλεν ἐνώπιον παντὸς τοῦ λαοῦ, καὶ ὡς ἰάθη παραχρῆμα. <text:span text:style-name="T1">48</text:span> ὁ δὲ εἶπεν αὐτῇ Θυγάτηρ, ἡ πίστις σου σέσωκέν σε· πορεύου εἰς εἰρήνην. <text:span text:style-name="T1">49</text:span> Ἔτι αὐτοῦ λαλοῦντος ἔρχεταί τις παρὰ τοῦ ἀρχισυναγώγου λέγων ὅτι Τέθνηκεν ἡ θυγάτηρ σου, μηκέτι σκύλλε τὸν Διδάσκαλον. <text:span text:style-name="T1">50</text:span> ὁ δὲ Ἰησοῦς ἀκούσας ἀπεκρίθη <text:soft-page-break/>αὐτῷ Μὴ φοβοῦ· μόνον πίστευσον, καὶ σωθήσεται. <text:span text:style-name="T1">51</text:span> ἐλθὼν δὲ εἰς τὴν οἰκίαν οὐκ ἀφῆκεν εἰσελθεῖν τινα σὺν αὐτῷ εἰ μὴ Πέτρον καὶ Ἰωάνην καὶ Ἰάκωβον καὶ τὸν πατέρα τῆς παιδὸς καὶ τὴν μητέρα. <text:span text:style-name="T1">52</text:span> ἔκλαιον δὲ πάντες καὶ ἐκόπτοντο αὐτήν. ὁ δὲ εἶπεν Μὴ κλαίετε· οὐκ ἀπέθανεν ἀλλὰ καθεύδει. <text:span text:style-name="T1">53</text:span> καὶ κατεγέλων αὐτοῦ, εἰδότες ὅτι ἀπέθανεν. <text:span text:style-name="T1">54</text:span> αὐτὸς δὲ κρατήσας τῆς χειρὸς αὐτῆς ἐφώνησεν λέγων Ἡ παῖς, ἔγειρε. <text:span text:style-name="T1">55</text:span> καὶ ἐπέστρεψεν τὸ πνεῦμα αὐτῆς, καὶ ἀνέστη παραχρῆμα, καὶ διέταξεν αὐτῇ δοθῆναι φαγεῖν. <text:span text:style-name="T1">56</text:span> καὶ ἐξέστησαν οἱ γονεῖς αὐτῆς· ὁ δὲ παρήγγειλεν αὐτοῖς μηδενὶ εἰπεῖν τὸ γεγονός.</text:p>
      <text:p text:style-name="P1"/>
      <text:h text:style-name="P5" text:outline-level="2">9</text:h>
      <text:p text:style-name="P1"/>
      <text:p text:style-name="P1"><text:tab/><text:span text:style-name="T1">1</text:span> Συνκαλεσάμενος δὲ τοὺς δώδεκα ἔδωκεν αὐτοῖς δύναμιν καὶ ἐξουσίαν ἐπὶ πάντα τὰ δαιμόνια καὶ νόσους θεραπεύειν· <text:span text:style-name="T1">2</text:span> καὶ ἀπέστειλεν αὐτοὺς κηρύσσειν τὴν βασιλείαν τοῦ Θεοῦ καὶ ἰᾶσθαι, <text:span text:style-name="T1">3</text:span> καὶ εἶπεν πρὸς αὐτούς Μηδὲν αἴρετε εἰς τὴν ὁδόν, μήτε ῥάβδον μήτε πήραν μήτε ἄρτον μήτε ἀργύριον μήτε ἀνὰ δύο χιτῶνας ἔχειν. <text:span text:style-name="T1">4</text:span> καὶ εἰς ἣν ἂν οἰκίαν εἰσέλθητε, ἐκεῖ μένετε καὶ ἐκεῖθεν ἐξέρχεσθε. <text:span text:style-name="T1">5</text:span> καὶ ὅσοι ἂν μὴ δέχωνται ὑμᾶς, ἐξερχόμενοι ἀπὸ τῆς πόλεως ἐκείνης τὸν κονιορτὸν ἀπὸ τῶν ποδῶν ὑμῶν ἀποτινάσσετε εἰς μαρτύριον ἐπ’ αὐτούς. <text:span text:style-name="T1">6</text:span> ἐξερχόμενοι δὲ διήρχοντο κατὰ τὰς κώμας εὐαγγελιζόμενοι καὶ θεραπεύοντες πανταχοῦ. <text:span text:style-name="T1">7</text:span> Ἤκουσεν δὲ Ἡρῴδης ὁ τετραάρχης τὰ γινόμενα πάντα, καὶ διηπόρει διὰ τὸ λέγεσθαι ὑπό τινων ὅτι Ἰωάνης ἠγέρθη ἐκ νεκρῶν, <text:span text:style-name="T1">8</text:span> ὑπό τινων δὲ ὅτι Ἡλείας ἐφάνη, ἄλλων δὲ ὅτι προφήτης τις τῶν ἀρχαίων ἀνέστη. <text:span text:style-name="T1">9</text:span> εἶπεν δὲ Ἡρῴδης Ἰωάνην ἐγὼ ἀπεκεφάλισα· τίς δέ ἐστιν οὗτος περὶ οὗ ἀκούω τοιαῦτα; καὶ ἐζήτει ἰδεῖν αὐτόν. <text:span text:style-name="T1">10</text:span> <text:soft-page-break/>Καὶ ὑποστρέψαντες οἱ ἀπόστολοι διηγήσαντο αὐτῷ ὅσα ἐποίησαν. Καὶ παραλαβὼν αὐτοὺς ὑπεχώρησεν κατ’ ἰδίαν εἰς πόλιν καλουμένην Βηθσαϊδά. <text:span text:style-name="T1">11</text:span> οἱ δὲ ὄχλοι γνόντες ἠκολούθησαν αὐτῷ· καὶ ἀποδεξάμενος αὐτοὺς ἐλάλει αὐτοῖς περὶ τῆς βασιλείας τοῦ Θεοῦ, καὶ τοὺς χρείαν ἔχοντας θεραπείας ἰᾶτο. <text:span text:style-name="T1">12</text:span> Ἡ δὲ ἡμέρα ἤρξατο κλίνειν· προσελθόντες δὲ οἱ δώδεκα εἶπαν αὐτῷ Ἀπόλυσον τὸν ὄχλον, ἵνα πορευθέντες εἰς τὰς κύκλῳ κώμας καὶ ἀγροὺς καταλύσωσιν καὶ εὕρωσιν ἐπισιτισμόν, ὅτι ὧδε ἐν ἐρήμῳ τόπῳ ἐσμέν. <text:span text:style-name="T1">13</text:span> εἶπεν δὲ πρὸς αὐτούς Δότε αὐτοῖς φαγεῖν ὑμεῖς. οἱ δὲ εἶπαν Οὐκ εἰσὶν ἡμῖν πλεῖον ἢ ἄρτοι πέντε καὶ ἰχθύες δύο, εἰ μήτι πορευθέντες ἡμεῖς ἀγοράσωμεν εἰς πάντα τὸν λαὸν τοῦτον βρώματα. <text:span text:style-name="T1">14</text:span> ἦσαν γὰρ ὡσεὶ ἄνδρες πεντακισχίλιοι. εἶπεν δὲ πρὸς τοὺς μαθητὰς αὐτοῦ Κατακλίνατε αὐτοὺς κλισίας ὡσεὶ ἀνὰ πεντήκοντα. <text:span text:style-name="T1">15</text:span> καὶ ἐποίησαν οὕτως καὶ κατέκλιναν ἅπαντας. <text:span text:style-name="T1">16</text:span> λαβὼν δὲ τοὺς πέντε ἄρτους καὶ τοὺς δύο ἰχθύας, ἀναβλέψας εἰς τὸν οὐρανὸν εὐλόγησεν αὐτοὺς καὶ κατέκλασεν, καὶ ἐδίδου τοῖς μαθηταῖς παραθεῖναι τῷ ὄχλῳ. <text:span text:style-name="T1">17</text:span> καὶ ἔφαγον καὶ ἐχορτάσθησαν πάντες, καὶ ἤρθη τὸ περισσεῦσαν αὐτοῖς κλασμάτων κόφινοι δώδεκα.</text:p>
      <text:p text:style-name="P1"><text:tab/><text:span text:style-name="T1">18</text:span> Καὶ ἐγένετο ἐν τῷ εἶναι αὐτὸν προσευχόμενον κατὰ μόνας συνῆσαν αὐτῷ οἱ μαθηταί, καὶ ἐπηρώτησεν αὐτοὺς λέγων Τίνα με οἱ ὄχλοι λέγουσιν εἶναι; <text:span text:style-name="T1">19</text:span> οἱ δὲ ἀποκριθέντες εἶπαν Ἰωάνην τὸν Βαπτιστήν, ἄλλοι δὲ Ἡλείαν, ἄλλοι δὲ ὅτι προφήτης τις τῶν ἀρχαίων ἀνέστη. <text:span text:style-name="T1">20</text:span> εἶπεν δὲ αὐτοῖς Ὑμεῖς δὲ τίνα με λέγετε εἶναι; Πέτρος δὲ ἀποκριθεὶς εἶπεν Τὸν Χριστὸν τοῦ Θεοῦ. <text:span text:style-name="T1">21</text:span> ὁ δὲ ἐπιτιμήσας αὐτοῖς παρήγγειλεν μηδενὶ λέγειν τοῦτο, <text:span text:style-name="T1">22</text:span> εἰπὼν ὅτι Δεῖ τὸν Υἱὸν τοῦ ἀνθρώπου πολλὰ παθεῖν καὶ ἀποδοκιμασθῆναι ἀπὸ τῶν πρεσβυτέρων καὶ ἀρχιερέων καὶ γραμματέων καὶ ἀποκτανθῆναι καὶ τῇ τρίτῃ ἡμέρᾳ ἐγερθῆναι. <text:span text:style-name="T1">23</text:span> Ἔλεγεν δὲ πρὸς πάντας Εἴ τις θέλει <text:soft-page-break/>ὀπίσω μου ἔρχεσθαι, ἀρνησάσθω ἑαυτὸν καὶ ἀράτω τὸν σταυρὸν αὐτοῦ καθ’ ἡμέραν, καὶ ἀκολουθείτω μοι. <text:span text:style-name="T1">24</text:span> ὃς γὰρ ἐὰν θέλῃ τὴν ψυχὴν αὐτοῦ σῶσαι, ἀπολέσει αὐτήν· ὃς δ’ ἂν ἀπολέσῃ τὴν ψυχὴν αὐτοῦ ἕνεκεν ἐμοῦ, οὗτος σώσει αὐτήν. <text:span text:style-name="T1">25</text:span> τί γὰρ ὠφελεῖται ἄνθρωπος κερδήσας τὸν κόσμον ὅλον ἑαυτὸν δὲ ἀπολέσας ἢ ζημιωθείς; <text:span text:style-name="T1">26</text:span> ὃς γὰρ ἂν ἐπαισχυνθῇ με καὶ τοὺς ἐμοὺς λόγους, τοῦτον ὁ Υἱὸς τοῦ ἀνθρώπου ἐπαισχυνθήσεται, ὅταν ἔλθῃ ἐν τῇ δόξῃ αὐτοῦ καὶ τοῦ Πατρὸς καὶ τῶν ἁγίων ἀγγέλων. <text:span text:style-name="T1">27</text:span> λέγω δὲ ὑμῖν ἀληθῶς, εἰσίν τινες τῶν αὐτοῦ ἑστηκότων οἳ οὐ μὴ γεύσωνται θανάτου ἕως ἂν ἴδωσιν τὴν βασιλείαν τοῦ Θεοῦ.</text:p>
      <text:p text:style-name="P1"><text:span text:style-name="T1"><text:tab/>28</text:span> Ἐγένετο δὲ μετὰ τοὺς λόγους τούτους ὡσεὶ ἡμέραι ὀκτὼ, καὶ παραλαβὼν Πέτρον καὶ Ἰωάνην καὶ Ἰάκωβον ἀνέβη εἰς τὸ ὄρος προσεύξασθαι. <text:span text:style-name="T1">29</text:span> καὶ ἐγένετο ἐν τῷ προσεύχεσθαι αὐτὸν τὸ εἶδος τοῦ προσώπου αὐτοῦ ἕτερον καὶ ὁ ἱματισμὸς αὐτοῦ λευκὸς ἐξαστράπτων. <text:span text:style-name="T1">30</text:span> καὶ ἰδοὺ ἄνδρες δύο συνελάλουν αὐτῷ, οἵτινες ἦσαν Μωϋσῆς καὶ Ἡλείας, <text:span text:style-name="T1">31</text:span> οἳ ὀφθέντες ἐν δόξῃ ἔλεγον τὴν ἔξοδον αὐτοῦ, ἣν ἤμελλεν πληροῦν ἐν Ἱερουσαλήμ. <text:span text:style-name="T1">32</text:span> ὁ δὲ Πέτρος καὶ οἱ σὺν αὐτῷ ἦσαν βεβαρημένοι ὕπνῳ· διαγρηγορήσαντες δὲ εἶδαν τὴν δόξαν αὐτοῦ καὶ τοὺς δύο ἄνδρας τοὺς συνεστῶτας αὐτῷ. <text:span text:style-name="T1">33</text:span> καὶ ἐγένετο ἐν τῷ διαχωρίζεσθαι αὐτοὺς ἀπ’ αὐτοῦ εἶπεν ὁ Πέτρος πρὸς τὸν Ἰησοῦν Ἐπιστάτα, καλόν ἐστιν ἡμᾶς ὧδε εἶναι, καὶ ποιήσωμεν σκηνὰς τρεῖς, μίαν σοὶ καὶ μίαν Μωϋσεῖ καὶ μίαν Ἡλείᾳ, μὴ εἰδὼς ὃ λέγει. <text:span text:style-name="T1">34</text:span> ταῦτα δὲ αὐτοῦ λέγοντος ἐγένετο νεφέλη καὶ ἐπεσκίαζεν αὐτούς· ἐφοβήθησαν δὲ ἐν τῷ εἰσελθεῖν αὐτοὺς εἰς τὴν νεφέλην. <text:span text:style-name="T1">35</text:span> καὶ φωνὴ ἐγένετο ἐκ τῆς νεφέλης λέγουσα Οὗτός ἐστιν ὁ Υἱός μου ὁ ἐκλελεγμένος, αὐτοῦ ἀκούετε. <text:span text:style-name="T1">36</text:span> καὶ ἐν τῷ γενέσθαι τὴν φωνὴν εὑρέθη Ἰησοῦς μόνος. καὶ αὐτοὶ ἐσίγησαν καὶ οὐδενὶ ἀπήγγειλαν ἐν ἐκείναις ταῖς ἡμέραις οὐδὲν ὧν ἑώρακαν.</text:p>
      <text:p text:style-name="P1"><text:soft-page-break/><text:tab/><text:span text:style-name="T1">37</text:span> Ἐγένετο δὲ τῇ ἑξῆς ἡμέρᾳ κατελθόντων αὐτῶν ἀπὸ τοῦ ὄρους συνήντησεν αὐτῷ ὄχλος πολύς. <text:span text:style-name="T1">38</text:span> καὶ ἰδοὺ ἀνὴρ ἀπὸ τοῦ ὄχλου ἐβόησεν λέγων Διδάσκαλε, δέομαί σου ἐπιβλέψαι ἐπὶ τὸν υἱόν μου, ὅτι μονογενής μοί ἐστιν, <text:span text:style-name="T1">39</text:span> καὶ ἰδοὺ πνεῦμα λαμβάνει αὐτόν, καὶ ἐξαίφνης κράζει καὶ σπαράσσει αὐτὸν μετὰ ἀφροῦ, καὶ μόλις ἀποχωρεῖ ἀπ’ αὐτοῦ συντρῖβον αὐτόν· <text:span text:style-name="T1">40</text:span> καὶ ἐδεήθην τῶν μαθητῶν σου ἵνα ἐκβάλωσιν αὐτό, καὶ οὐκ ἠδυνήθησαν. <text:span text:style-name="T1">41</text:span> ἀποκριθεὶς δὲ ὁ Ἰησοῦς εἶπεν Ὦ γενεὰ ἄπιστος καὶ διεστραμμένη, ἕως πότε ἔσομαι πρὸς ὑμᾶς καὶ ἀνέξομαι ὑμῶν; προσάγαγε ὧδε τὸν υἱόν σου. <text:span text:style-name="T1">42</text:span> ἔτι δὲ προσερχομένου αὐτοῦ ἔρρηξεν αὐτὸν τὸ δαιμόνιον καὶ συνεσπάραξεν· ἐπετίμησεν δὲ ὁ Ἰησοῦς τῷ πνεύματι τῷ ἀκαθάρτῳ, καὶ ἰάσατο τὸν παῖδα καὶ ἀπέδωκεν αὐτὸν τῷ πατρὶ αὐτοῦ. <text:span text:style-name="T1">43</text:span> ἐξεπλήσσοντο δὲ πάντες ἐπὶ τῇ μεγαλειότητι τοῦ Θεοῦ. </text:p>
      <text:p text:style-name="P1"><text:tab/>Πάντων δὲ θαυμαζόντων ἐπὶ πᾶσιν οἷς ἐποίει εἶπεν πρὸς τοὺς μαθητὰς αὐτοῦ <text:span text:style-name="T1">44</text:span> Θέσθε ὑμεῖς εἰς τὰ ὦτα ὑμῶν τοὺς λόγους τούτους· ὁ γὰρ Υἱὸς τοῦ ἀνθρώπου μέλλει παραδίδοσθαι εἰς χεῖρας ἀνθρώπων. <text:span text:style-name="T1">45</text:span> οἱ δὲ ἠγνόουν τὸ ῥῆμα τοῦτο, καὶ ἦν παρακεκαλυμμένον ἀπ’ αὐτῶν ἵνα μὴ αἴσθωνται αὐτό, καὶ ἐφοβοῦντο ἐρωτῆσαι αὐτὸν περὶ τοῦ ῥήματος τούτου. <text:span text:style-name="T1">46</text:span> Εἰσῆλθεν δὲ διαλογισμὸς ἐν αὐτοῖς, τὸ τίς ἂν εἴη μείζων αὐτῶν. <text:span text:style-name="T1">47</text:span> ὁ δὲ Ἰησοῦς εἰδὼς τὸν διαλογισμὸν τῆς καρδίας αὐτῶν, ἐπιλαβόμενος παιδίον ἔστησεν αὐτὸ παρ’ ἑαυτῷ, <text:span text:style-name="T1">48</text:span> καὶ εἶπεν αὐτοῖς Ὃς ἐὰν δέξηται τοῦτο τὸ παιδίον ἐπὶ τῷ ὀνόματί μου, ἐμὲ δέχεται· καὶ ὃς ἂν ἐμὲ δέξηται, δέχεται τὸν ἀποστείλαντά με· ὁ γὰρ μικρότερος ἐν πᾶσιν ὑμῖν ὑπάρχων οὗτός ἐστιν μέγας. <text:span text:style-name="T1">49</text:span> Ἀποκριθεὶς δὲ ὁ Ἰωάνης εἶπεν Ἐπιστάτα, εἴδομέν τινα ἐν τῷ ὀνόματί σου ἐκβάλλοντα δαιμόνια, καὶ ἐκωλύομεν αὐτὸν, ὅτι οὐκ ἀκολουθεῖ μεθ’ ἡμῶν. <text:span text:style-name="T1">50</text:span> εἶπεν δὲ πρὸς αὐτὸν Ἰησοῦς Μὴ κωλύετε· ὃς γὰρ οὐκ <text:soft-page-break/>ἔστιν καθ’ ὑμῶν, ὑπὲρ ὑμῶν ἐστιν.</text:p>
      <text:p text:style-name="P1"/>
      <text:p text:style-name="P1"><text:tab/><text:span text:style-name="T1">51</text:span> Ἐγένετο δὲ ἐν τῷ συμπληροῦσθαι τὰς ἡμέρας τῆς ἀναλήμψεως αὐτοῦ καὶ αὐτὸς τὸ πρόσωπον ἐστήρισεν τοῦ πορεύεσθαι εἰς Ἱερουσαλήμ, <text:span text:style-name="T1">52</text:span> καὶ ἀπέστειλεν ἀγγέλους πρὸ προσώπου αὐτοῦ. καὶ πορευθέντες εἰσῆλθον εἰς κώμην Σαμαρειτῶν, ὥστε ἑτοιμάσαι αὐτῷ· <text:span text:style-name="T1">53</text:span> καὶ οὐκ ἐδέξαντο αὐτόν, ὅτι τὸ πρόσωπον αὐτοῦ ἦν πορευόμενον εἰς Ἱερουσαλήμ. <text:span text:style-name="T1">54</text:span> ἰδόντες δὲ οἱ μαθηταὶ Ἰάκωβος καὶ Ἰωάνης εἶπαν Κύριε, θέλεις εἴπωμεν <text:span text:style-name="T2">πῦρ καταβῆναι ἀπὸ τοῦ οὐρανοῦ καὶ ἀναλῶσαι</text:span> αὐτούς; <text:span text:style-name="T1">55</text:span> στραφεὶς δὲ ἐπετίμησεν αὐτοῖς. <text:span text:style-name="T1">56</text:span> καὶ ἐπορεύθησαν εἰς ἑτέραν κώμην. <text:span text:style-name="T1">57</text:span> Καὶ πορευομένων αὐτῶν ἐν τῇ ὁδῷ εἶπέν τις πρὸς αὐτόν Ἀκολουθήσω σοι ὅπου ἐὰν ἀπέρχῃ. <text:span text:style-name="T1">58</text:span> καὶ εἶπεν αὐτῷ ὁ Ἰησοῦς Αἱ ἀλώπεκες φωλεοὺς ἔχουσιν καὶ τὰ πετεινὰ τοῦ οὐρανοῦ κατασκηνώσεις, ὁ δὲ Υἱὸς τοῦ ἀνθρώπου οὐκ ἔχει ποῦ τὴν κεφαλὴν κλίνῃ. <text:span text:style-name="T1">59</text:span> Εἶπεν δὲ πρὸς ἕτερον Ἀκολούθει μοι. ὁ δὲ εἶπεν Ἐπίτρεψόν μοι πρῶτον ἀπελθόντι θάψαι τὸν πατέρα μου. <text:span text:style-name="T1">60</text:span> εἶπεν δὲ αὐτῷ Ἄφες τοὺς νεκροὺς θάψαι τοὺς ἑαυτῶν νεκρούς, σὺ δὲ ἀπελθὼν διάγγελλε τὴν βασιλείαν τοῦ Θεοῦ. <text:span text:style-name="T1">61</text:span> Εἶπεν δὲ καὶ ἕτερος Ἀκολουθήσω σοι, Κύριε· πρῶτον δὲ ἐπίτρεψόν μοι ἀποτάξασθαι τοῖς εἰς τὸν οἶκόν μου. <text:span text:style-name="T1">62</text:span> εἶπεν δὲ πρὸς αὐτὸν ὁ Ἰησοῦς Οὐδεὶς ἐπιβαλὼν τὴν χεῖρα ἐπ’ ἄροτρον καὶ βλέπων εἰς τὰ ὀπίσω εὔθετός ἐστιν τῇ βασιλείᾳ τοῦ Θεοῦ.</text:p>
      <text:p text:style-name="P1"/>
      <text:h text:style-name="P5" text:outline-level="2">10</text:h>
      <text:p text:style-name="P1"/>
      <text:p text:style-name="P1"><text:tab/><text:span text:style-name="T1">1</text:span> Μετὰ δὲ ταῦτα ἀνέδειξεν ὁ Κύριος ἑτέρους ἑβδομήκοντα, καὶ ἀπέστειλεν αὐτοὺς ἀνὰ δύο πρὸ προσώπου <text:soft-page-break/>αὐτοῦ εἰς πᾶσαν πόλιν καὶ τόπον οὗ ἤμελλεν αὐτὸς ἔρχεσθαι. <text:span text:style-name="T1">2</text:span> ἔλεγεν δὲ πρὸς αὐτούς Ὁ μὲν θερισμὸς πολύς, οἱ δὲ ἐργάται ὀλίγοι· δεήθητε οὖν τοῦ Κυρίου τοῦ θερισμοῦ ὅπως ἐργάτας ἐκβάλῃ εἰς τὸν θερισμὸν αὐτοῦ. <text:span text:style-name="T1">3</text:span> ὑπάγετε· ἰδοὺ ἀποστέλλω ὑμᾶς ὡς ἄρνας ἐν μέσῳ λύκων. <text:span text:style-name="T1">4</text:span> μὴ βαστάζετε βαλλάντιον, μὴ πήραν, μὴ ὑποδήματα· καὶ μηδένα κατὰ τὴν ὁδὸν ἀσπάσησθε. <text:span text:style-name="T1">5</text:span> εἰς ἣν δ’ ἂν εἰσέλθητε οἰκίαν, πρῶτον λέγετε Εἰρήνη τῷ οἴκῳ τούτῳ. <text:span text:style-name="T1">6</text:span> καὶ ἐὰν ἐκεῖ ᾖ υἱὸς εἰρήνης, ἐπαναπαήσεται ἐπ’ αὐτὸν ἡ εἰρήνη ὑμῶν· εἰ δὲ μήγε, ἐφ’ ὑμᾶς ἀνακάμψει. <text:span text:style-name="T1">7</text:span> ἐν αὐτῇ δὲ τῇ οἰκίᾳ μένετε, <text:span text:style-name="T3">ἔ</text:span>σθοντες καὶ πίνοντες τὰ παρ’ αὐτῶν· ἄξιος γὰρ ὁ ἐργάτης τοῦ μισθοῦ αὐτοῦ. μὴ μεταβαίνετε ἐξ οἰκίας εἰς οἰκίαν. <text:span text:style-name="T1">8</text:span> καὶ εἰς ἣν ἂν πόλιν εἰσέρχησθε καὶ δέχωνται ὑμᾶς, ἐσθίετε τὰ παρατιθέμενα ὑμῖν, <text:span text:style-name="T1">9</text:span> καὶ θεραπεύετε τοὺς ἐν αὐτῇ ἀσθενεῖς, καὶ λέγετε αὐτοῖς Ἤγγικεν ἐφ’ ὑμᾶς ἡ βασιλεία τοῦ Θεοῦ. <text:span text:style-name="T1">10</text:span> εἰς ἣν δ’ ἂν πόλιν εἰσέλθητε καὶ μὴ δέχωνται ὑμᾶς, ἐξελθόντες εἰς τὰς πλατείας αὐτῆς εἴπατε <text:span text:style-name="T1">11</text:span> Καὶ τὸν κονιορτὸν τὸν κολληθέντα ἡμῖν ἐκ τῆς πόλεως ὑμῶν εἰς τοὺς πόδας ἀπομασσόμεθα ὑμῖν· πλὴν τοῦτο γινώσκετε, ὅτι ἤγγικεν ἡ βασιλεία τοῦ Θεοῦ. <text:span text:style-name="T1">12</text:span> λέγω ὑμῖν ὅτι Σοδόμοις ἐν τῇ ἡμέρᾳ ἐκείνῃ ἀνεκτότερον ἔσται ἢ τῇ πόλει ἐκείνῃ. <text:span text:style-name="T1">13</text:span> Οὐαί σοι, Χοραζείν, οὐαί σοι, Βηθσαϊδά· ὅτι εἰ ἐν Τύρῳ καὶ Σιδῶνι ἐγενήθησαν αἱ δυνάμεις αἱ γενόμεναι ἐν ὑμῖν, πάλαι ἂν ἐν σάκκῳ καὶ σποδῷ καθήμενοι μετενόησαν. <text:span text:style-name="T1">14</text:span> πλὴν Τύρῳ καὶ Σιδῶνι ἀνεκτότερον ἔσται ἐν τῇ κρίσει ἢ ὑμῖν. <text:span text:style-name="T1">15</text:span> καὶ σύ, Καφαρναούμ, μὴ <text:span text:style-name="T2">ἕως οὐρανοῦ ὑψωθήσῃ; ἕως τοῦ Ἅιδου καταβήσῃ</text:span>. <text:span text:style-name="T1">16</text:span> Ὁ ἀκούων ὑμῶν ἐμοῦ ἀκούει, καὶ ὁ ἀθετῶν ὑμᾶς ἐμὲ ἀθετεῖ· ὁ δὲ ἐμὲ ἀθετῶν ἀθετεῖ τὸν ἀποστείλαντά με. <text:span text:style-name="T1">17</text:span> Ὑπέστρεψαν δὲ οἱ ἑβδομήκοντα μετὰ χαρᾶς λέγοντες Κύριε, καὶ τὰ δαιμόνια ὑποτάσσεται ἡμῖν ἐν τῷ ὀνόματί σου. <text:span text:style-name="T1">18</text:span> εἶπεν δὲ αὐτοῖς Ἐθεώρουν τὸν Σατανᾶν ὡς ἀστραπὴν ἐκ τοῦ οὐρανοῦ πεσόντα. <text:span text:style-name="T1">19</text:span> ἰδοὺ δέδωκα ὑμῖν τὴν <text:soft-page-break/>ἐξουσίαν τοῦ <text:span text:style-name="T2">πατεῖν ἐπάνω ὄφεων</text:span> καὶ σκορπίων, καὶ ἐπὶ πᾶσαν τὴν δύναμιν τοῦ ἐχθροῦ, καὶ οὐδὲν ὑμᾶς οὐ μὴ ἀδικήσει. <text:span text:style-name="T1">20</text:span> πλὴν ἐν τούτῳ μὴ χαίρετε ὅτι τὰ πνεύματα ὑμῖν ὑποτάσσεται, χαίρετε δὲ ὅτι τὰ ὀνόματα ὑμῶν ἐνγέγραπται ἐν τοῖς οὐρανοῖς. <text:span text:style-name="T1">21</text:span> Ἐν αὐτῇ τῇ ὥρᾳ ἠγαλλιάσατο τῷ Πνεύματι τῷ Ἁγίῳ καὶ εἶπεν Ἐξομολογοῦμαί σοι, Πάτερ, Κύριε τοῦ οὐρανοῦ καὶ τῆς γῆς, ὅτι ἀπέκρυψας ταῦτα ἀπὸ σοφῶν καὶ συνετῶν, καὶ ἀπεκάλυψας αὐτὰ νηπίοις· ναί, ὁ Πατήρ, ὅτι οὕτως εὐδοκία ἐγένετο ἔμπροσθέν σου. <text:span text:style-name="T1">22</text:span> πάντα μοι παρεδόθη ὑπὸ τοῦ Πατρός μου, καὶ οὐδεὶς γινώσκει τίς ἐστιν ὁ Υἱὸς εἰ μὴ ὁ Πατήρ, καὶ τίς ἐστιν ὁ Πατὴρ εἰ μὴ ὁ Υἱὸς καὶ ᾧ ἐὰν βούληται ὁ Υἱὸς ἀποκαλύψαι. <text:span text:style-name="T1">23</text:span> Καὶ στραφεὶς πρὸς τοὺς μαθητὰς κατ’ ἰδίαν εἶπεν Μακάριοι οἱ ὀφθαλμοὶ οἱ βλέποντες ἃ βλέπετε. <text:span text:style-name="T1">24</text:span> λέγω γὰρ ὑμῖν ὅτι πολλοὶ προφῆται καὶ βασιλεῖς ἠθέλησαν ἰδεῖν ἃ ὑμεῖς βλέπετε καὶ οὐκ εἶδαν, καὶ ἀκοῦσαι ἃ ἀκούετε καὶ οὐκ ἤκουσαν.</text:p>
      <text:p text:style-name="P1"><text:tab/><text:span text:style-name="T1">25</text:span> Καὶ ἰδοὺ νομικός τις ἀνέστη ἐκπειράζων αὐτὸν λέγων Διδάσκαλε, τί ποιήσας ζωὴν αἰώνιον κληρονομήσω; <text:span text:style-name="T1">26</text:span> ὁ δὲ εἶπεν πρὸς αὐτόν Ἐν τῷ νόμῳ τί γέγραπται; πῶς ἀναγινώσκεις; <text:span text:style-name="T1">27</text:span> ὁ δὲ ἀποκριθεὶς εἶπεν <text:span text:style-name="T2">Ἀγαπήσεις Κύριον τὸν Θεόν σου ἐξ ὅλης τῆς καρδίας σου καὶ ἐν ὅλῃ τῇ ψυχῇ σου καὶ ἐν ὅλῃ τῇ ἰσχύϊ σου καὶ ἐν ὅλῃ τῇ διανοίᾳ σου</text:span>, καὶ <text:span text:style-name="T2">τὸν πλησίον σου ὡς σεαυτόν</text:span>. <text:span text:style-name="T1">28</text:span> εἶπεν δὲ αὐτῷ Ὀρθῶς ἀπεκρίθης· <text:span text:style-name="T2">τοῦτο ποίει καὶ ζήσῃ</text:span>. <text:span text:style-name="T1">29</text:span> ὁ δὲ θέλων δικαιῶσαι ἑαυτὸν εἶπεν πρὸς τὸν Ἰησοῦν Καὶ τίς ἐστίν μου πλησίον; <text:span text:style-name="T1">30</text:span> ὑπολαβὼν ὁ Ἰησοῦς εἶπεν Ἄνθρωπός τις κατέβαινεν ἀπὸ Ἱερουσαλὴμ εἰς Ἱερειχώ, καὶ λῃσταῖς περιέπεσεν, οἳ καὶ ἐκδύσαντες αὐτὸν καὶ πληγὰς ἐπιθέντες ἀπῆλθον ἀφέντες ἡμιθανῆ. <text:span text:style-name="T1">31</text:span> κατὰ συγκυρίαν δὲ ἱερεύς τις κατέβαινεν ἐν τῇ ὁδῷ ἐκείνῃ, καὶ ἰδὼν αὐτὸν ἀντιπαρῆλθεν. <text:span text:style-name="T1">32</text:span> ὁμοίως δὲ καὶ Λευείτης κατὰ τὸν τόπον ἐλθὼν καὶ ἰδὼν ἀντιπαρῆλθεν. <text:span text:style-name="T1">33</text:span> Σαμαρείτης δέ τις <text:soft-page-break/>ὁδεύων ἦλθεν κατ’ αὐτὸν καὶ ἰδὼν ἐσπλαγχνίσθη, <text:span text:style-name="T1">34</text:span> καὶ προσελθὼν κατέδησεν τὰ τραύματα αὐτοῦ ἐπιχέων ἔλαιον καὶ οἶνον, ἐπιβιβάσας δὲ αὐτὸν ἐπὶ τὸ ἴδιον κτῆνος ἤγαγεν αὐτὸν εἰς πανδοχεῖον καὶ ἐπεμελήθη αὐτοῦ. <text:span text:style-name="T1">35</text:span> καὶ ἐπὶ τὴν αὔριον ἐκβαλὼν δύο δηνάρια ἔδωκεν τῷ πανδοχεῖ καὶ εἶπεν Ἐπιμελήθητι αὐτοῦ, καὶ ὅ τι ἂν προσδαπανήσῃς ἐγὼ ἐν τῷ ἐπανέρχεσθαί με ἀποδώσω σοι. <text:span text:style-name="T1">36</text:span> τίς τούτων τῶν τριῶν πλησίον δοκεῖ σοι γεγονέναι τοῦ ἐμπεσόντος εἰς τοὺς λῃστάς; <text:span text:style-name="T1">37</text:span> ὁ δὲ εἶπεν Ὁ ποιήσας τὸ ἔλεος μετ’ αὐτοῦ. εἶπεν δὲ αὐτῷ ὁ Ἰησοῦς Πορεύου καὶ σὺ ποίει ὁμοίως.</text:p>
      <text:p text:style-name="P1"><text:tab/><text:span text:style-name="T1">38</text:span> Ἐν δὲ τῷ πορεύεσθαι αὐτοὺς αὐτὸς εἰσῆλθεν εἰς κώμην τινά· γυνὴ δέ τις ὀνόματι Μάρθα ὑπεδέξατο αὐτὸν εἰς τὴν οἰκίαν. <text:span text:style-name="T1">39</text:span> καὶ τῇδε ἦν ἀδελφὴ καλουμένη Μαριάμ, ἣ καὶ παρακαθεσθεῖσα πρὸς τοὺς πόδας τοῦ Κυρίου ἤκουεν τὸν λόγον αὐτοῦ. <text:span text:style-name="T1">40</text:span> ἡ δὲ Μάρθα περιεσπᾶτο περὶ πολλὴν διακονίαν· ἐπιστᾶσα δὲ εἶπεν Κύριε, οὐ μέλει σοι ὅτι ἡ ἀδελφή μου μόνην με κατέλειπεν διακονεῖν; εἰπὸν οὖν αὐτῇ ἵνα μοι συναντιλάβηται. <text:span text:style-name="T1">41</text:span> ἀποκριθεὶς δὲ εἶπεν αὐτῇ ὁ Κύριος Μάρθα Μάρθα, μεριμνᾷς καὶ θορυβάζῃ περὶ πολλά, <text:span text:style-name="T1">42</text:span> ὀλίγων δέ ἐστιν χρεία ἢ ἑνός· Μαριὰμ γὰρ τὴν ἀγαθὴν μερίδα ἐξελέξατο, ἥτις οὐκ ἀφαιρεθήσεται αὐτῆς.</text:p>
      <text:p text:style-name="P1"/>
      <text:h text:style-name="P5" text:outline-level="2">11</text:h>
      <text:p text:style-name="P1"/>
      <text:p text:style-name="P1"><text:tab/><text:span text:style-name="T1">1</text:span> Καὶ ἐγένετο ἐν τῷ εἶναι αὐτὸν ἐν τόπῳ τινὶ προσευχόμενον, ὡς ἐπαύσατο, εἶπέν τις τῶν μαθητῶν αὐτοῦ πρὸς αὐτόν Κύριε, δίδαξον ἡμᾶς προσεύχεσθαι, καθὼς καὶ Ἰωάνης ἐδίδαξεν τοὺς μαθητὰς αὐτοῦ. <text:span text:style-name="T1">2</text:span> εἶπεν δὲ αὐτοῖς Ὅταν προσεύχησθε, λέγετε Πάτερ, ἁγιασθήτω τὸ ὄνομά σου· ἐλθάτω <text:soft-page-break/>ἡ βασιλεία σου· <text:span text:style-name="T1">3</text:span> τὸν ἄρτον ἡμῶν τὸν ἐπιούσιον δίδου ἡμῖν τὸ καθ’ ἡμέραν· <text:span text:style-name="T1">4</text:span> καὶ ἄφες ἡμῖν τὰς ἁμαρτίας ἡμῶν, καὶ γὰρ αὐτοὶ ἀφίομεν παντὶ ὀφείλοντι ἡμῖν· καὶ μὴ εἰσενέγκῃς ἡμᾶς εἰς πειρασμόν. <text:span text:style-name="T1">5</text:span> Καὶ εἶπεν πρὸς αὐτούς Τίς ἐξ ὑμῶν ἕξει φίλον, καὶ πορεύσεται πρὸς αὐτὸν μεσονυκτίου καὶ εἴπῃ αὐτῷ Φίλε, χρῆσόν μοι τρεῖς ἄρτους, <text:span text:style-name="T1">6</text:span> ἐπειδὴ φίλος μου παρεγένετο ἐξ ὁδοῦ πρός με καὶ οὐκ ἔχω ὃ παραθήσω αὐτῷ· <text:span text:style-name="T1">7</text:span> κἀκεῖνος ἔσωθεν ἀποκριθεὶς εἴπῃ Μή μοι κόπους πάρεχε· ἤδη ἡ θύρα κέκλεισται, καὶ τὰ παιδία μου μετ’ ἐμοῦ εἰς τὴν κοίτην εἰσίν· οὐ δύναμαι ἀναστὰς δοῦναί σοι. <text:span text:style-name="T1">8</text:span> λέγω ὑμῖν, εἰ καὶ οὐ δώσει αὐτῷ ἀναστὰς διὰ τὸ εἶναι φίλον αὐτοῦ, διά γε τὴν ἀναιδίαν αὐτοῦ ἐγερθεὶς δώσει αὐτῷ ὅσων χρῄζει. <text:span text:style-name="T1">9</text:span> Κἀγὼ ὑμῖν λέγω, αἰτεῖτε, καὶ δοθήσεται ὑμῖν· ζητεῖτε, καὶ εὑρήσετε· κρούετε, καὶ ἀνοιγήσεται ὑμῖν· <text:span text:style-name="T1">10</text:span> πᾶς γὰρ ὁ αἰτῶν λαμβάνει, καὶ ὁ ζητῶν εὑρίσκει, καὶ τῷ κρούοντι ἀνοιγήσεται. <text:span text:style-name="T1">11</text:span> τίνα δὲ ἐξ ὑμῶν τὸν πατέρα αἰτήσει ὁ υἱὸς ἰχθύν, μὴ ἀντὶ ἰχθύος ὄφιν αὐτῷ ἐπιδώσει; <text:span text:style-name="T1">12</text:span> ἢ καὶ αἰτήσει ᾠόν, ἐπιδώσει αὐτῷ σκορπίον; <text:span text:style-name="T1">13</text:span> εἰ οὖν ὑμεῖς πονηροὶ ὑπάρχοντες οἴδατε δόματα ἀγαθὰ διδόναι τοῖς τέκνοις ὑμῶν, πόσῳ μᾶλλον ὁ Πατὴρ ὁ ἐξ οὐρανοῦ δώσει Πνεῦμα Ἅγιον τοῖς αἰτοῦσιν αὐτόν.</text:p>
      <text:p text:style-name="P1"><text:tab/><text:span text:style-name="T1">14</text:span> Καὶ ἦν ἐκβάλλων δαιμόνιον, καὶ αὐτὸ ἦν κωφόν· ἐγένετο δὲ τοῦ δαιμονίου ἐξελθόντος ἐλάλησεν ὁ κωφός. καὶ ἐθαύμασαν οἱ ὄχλοι· <text:span text:style-name="T1">15</text:span> τινὲς δὲ ἐξ αὐτῶν εἶπαν Ἐν Βεεζεβοὺλ τῷ ἄρχοντι τῶν δαιμονίων ἐκβάλλει τὰ δαιμόνια· <text:span text:style-name="T1">16</text:span> ἕτεροι δὲ πειράζοντες σημεῖον ἐξ οὐρανοῦ ἐζήτουν παρ’ αὐτοῦ. <text:span text:style-name="T1">17</text:span> αὐτὸς δὲ εἰδὼς αὐτῶν τὰ διανοήματα εἶπεν αὐτοῖς Πᾶσα βασιλεία ἐφ’ ἑαυτὴν διαμερισθεῖσα ἐρημοῦται, καὶ οἶκος ἐπὶ οἶκον πίπτει. <text:span text:style-name="T1">18</text:span> εἰ δὲ καὶ ὁ Σατανᾶς ἐφ’ ἑαυτὸν διεμερίσθη, πῶς σταθήσεται ἡ βασιλεία αὐτοῦ; ὅτι λέγετε ἐν Βεεζεβοὺλ ἐκβάλλειν με τὰ δαιμόνια. <text:span text:style-name="T1">19</text:span> εἰ δὲ ἐγὼ ἐν Βεεζεβοὺλ ἐκβάλλω τὰ δαιμόνια, οἱ υἱοὶ ὑμῶν ἐν τίνι ἐκβάλλουσιν; διὰ τοῦτο <text:soft-page-break/>αὐτοὶ ὑμῶν κριταὶ ἔσονται. <text:span text:style-name="T1">20</text:span> εἰ δὲ ἐν δακτύλῳ Θεοῦ ἐγὼ ἐκβάλλω τὰ δαιμόνια, ἄρα ἔφθασεν ἐφ’ ὑμᾶς ἡ βασιλεία τοῦ Θεοῦ. <text:span text:style-name="T1">21</text:span> ὅταν ὁ ἰσχυρὸς καθωπλισμένος φυλάσσῃ τὴν ἑαυτοῦ αὐλήν, ἐν εἰρήνῃ ἐστὶν τὰ ὑπάρχοντα αὐτοῦ· <text:span text:style-name="T1">22</text:span> ἐπὰν δὲ ἰσχυρότερος αὐτοῦ ἐπελθὼν νικήσῃ αὐτόν, τὴν πανοπλίαν αὐτοῦ αἴρει ἐφ’ ᾗ ἐπεποίθει, καὶ τὰ σκῦλα αὐτοῦ διαδίδωσιν. <text:span text:style-name="T1">23</text:span> Ὁ μὴ ὢν μετ’ ἐμοῦ κατ’ ἐμοῦ ἐστιν, καὶ ὁ μὴ συνάγων μετ’ ἐμοῦ σκορπίζει. <text:span text:style-name="T1">24</text:span> Ὅταν τὸ ἀκάθαρτον πνεῦμα ἐξέλθῃ ἀπὸ τοῦ ἀνθρώπου, διέρχεται δι’ ἀνύδρων τόπων ζητοῦν ἀνάπαυσιν, καὶ μὴ εὑρίσκον λέγει Ὑποστρέψω εἰς τὸν οἶκόν μου ὅθεν ἐξῆλθον· <text:span text:style-name="T1">25</text:span> καὶ ἐλθὸν εὑρίσκει σεσαρωμένον καὶ κεκοσμημένον. <text:span text:style-name="T1">26</text:span> τότε πορεύεται καὶ παραλαμβάνει ἕτερα πνεύματα πονηρότερα ἑαυτοῦ ἑπτά, καὶ εἰσελθόντα κατοικεῖ ἐκεῖ, καὶ γίνεται τὰ ἔσχατα τοῦ ἀνθρώπου ἐκείνου χείρονα τῶν πρώτων. <text:span text:style-name="T1">27</text:span> Ἐγένετο δὲ ἐν τῷ λέγειν αὐτὸν ταῦτα ἐπάρασά τις φωνὴν γυνὴ ἐκ τοῦ ὄχλου εἶπεν αὐτῷ Μακαρία ἡ κοιλία ἡ βαστάσασά σε καὶ μαστοὶ οὓς ἐθήλασας. <text:span text:style-name="T1">28</text:span> αὐτὸς δὲ εἶπεν Μενοῦν μακάριοι οἱ ἀκούοντες τὸν λόγον τοῦ Θεοῦ καὶ φυλάσσοντες.</text:p>
      <text:p text:style-name="P1"><text:tab/><text:span text:style-name="T1">29</text:span> Τῶν δὲ ὄχλων ἐπαθροιζομένων ἤρξατο λέγειν Ἡ γενεὰ αὕτη γενεὰ πονηρά ἐστιν· σημεῖον ζητεῖ, καὶ σημεῖον οὐ δοθήσεται αὐτῇ εἰ μὴ τὸ σημεῖον Ἰωνᾶ. <text:span text:style-name="T1">30</text:span> καθὼς γὰρ ἐγένετο Ἰωνᾶς τοῖς Νινευείταις σημεῖον, οὕτως ἔσται καὶ ὁ Υἱὸς τοῦ ἀνθρώπου τῇ γενεᾷ ταύτῃ. <text:span text:style-name="T1">31</text:span> βασίλισσα νότου ἐγερθήσεται ἐν τῇ κρίσει μετὰ τῶν ἀνδρῶν τῆς γενεᾶς ταύτης καὶ κατακρινεῖ αὐτούς· ὅτι ἦλθεν ἐκ τῶν περάτων τῆς γῆς ἀκοῦσαι τὴν σοφίαν Σολομῶνος, καὶ ἰδοὺ πλεῖον Σολομῶνος ὧδε. <text:span text:style-name="T1">32</text:span> ἄνδρες Νινευεῖται ἀναστήσονται ἐν τῇ κρίσει μετὰ τῆς γενεᾶς ταύτης καὶ κατακρινοῦσιν αὐτήν· ὅτι μετενόησαν εἰς τὸ κήρυγμα Ἰωνᾶ, καὶ ἰδοὺ πλεῖον Ἰωνᾶ ὧδε. <text:span text:style-name="T1">33</text:span> Οὐδεὶς λύχνον ἅψας εἰς κρύπτην τίθησιν οὐδὲ ὑπὸ τὸν μόδιον, ἀλλ’ ἐπὶ τὴν <text:soft-page-break/>λυχνίαν, ἵνα οἱ εἰσπορευόμενοι τὸ φέγγος βλέπωσιν. <text:span text:style-name="T1">34</text:span> ὁ λύχνος τοῦ σώματός ἐστιν ὁ ὀφθαλμός σου. ὅταν ὁ ὀφθαλμός σου ἁπλοῦς ᾖ, καὶ ὅλον τὸ σῶμά σου φωτεινόν ἐστιν· ἐπὰν δὲ πονηρὸς ᾖ, καὶ τὸ σῶμά σου σκοτεινόν. <text:span text:style-name="T1">35</text:span> σκόπει οὖν μὴ τὸ φῶς τὸ ἐν σοὶ σκότος ἐστίν. <text:span text:style-name="T1">36</text:span> εἰ οὖν τὸ σῶμά σου ὅλον φωτεινόν, μὴ ἔχον μέρος τι σκοτεινόν, ἔσται φωτεινὸν ὅλον ὡς ὅταν ὁ λύχνος τῇ ἀστραπῇ φωτίζῃ σε.</text:p>
      <text:p text:style-name="P1"><text:tab/><text:span text:style-name="T1">37</text:span> Ἐν δὲ τῷ λαλῆσαι ἐρωτᾷ αὐτὸν Φαρισαῖος ὅπως ἀριστήσῃ παρ’ αὐτῷ· εἰσελθὼν δὲ ἀνέπεσεν. <text:span text:style-name="T1">38</text:span> ὁ δὲ Φαρισαῖος ἰδὼν ἐθαύμασεν ὅτι οὐ πρῶτον ἐβαπτίσθη πρὸ τοῦ ἀρίστου. <text:span text:style-name="T1">39</text:span> εἶπεν δὲ ὁ Κύριος πρὸς αὐτόν Νῦν ὑμεῖς οἱ Φαρισαῖοι τὸ ἔξωθεν τοῦ ποτηρίου καὶ τοῦ πίνακος καθαρίζετε, τὸ δὲ ἔσωθεν ὑμῶν γέμει ἁρπαγῆς καὶ πονηρίας. <text:span text:style-name="T1">40</text:span> ἄφρονες, οὐχ ὁ ποιήσας τὸ ἔξωθεν καὶ τὸ ἔσωθεν ἐποίησεν; <text:span text:style-name="T1">41</text:span> πλὴν τὰ ἐνόντα δότε ἐλεημοσύνην, καὶ ἰδοὺ πάντα καθαρὰ ὑμῖν ἐστιν. <text:span text:style-name="T1">42</text:span> ἀλλὰ οὐαὶ ὑμῖν τοῖς Φαρισαίοις, ὅτι ἀποδεκατοῦτε τὸ ἡδύοσμον καὶ τὸ πήγανον καὶ πᾶν λάχανον, καὶ παρέρχεσθε τὴν κρίσιν καὶ τὴν ἀγάπην τοῦ Θεοῦ· ταῦτα δὲ ἔδει ποιῆσαι κἀκεῖνα μὴ παρεῖναι. <text:span text:style-name="T1">43</text:span> οὐαὶ ὑμῖν τοῖς Φαρισαίοις, ὅτι ἀγαπᾶτε τὴν πρωτοκαθεδρίαν ἐν ταῖς συναγωγαῖς καὶ τοὺς ἀσπασμοὺς ἐν ταῖς ἀγοραῖς. <text:span text:style-name="T1">44</text:span> οὐαὶ ὑμῖν, ὅτι ἐστὲ ὡς τὰ μνημεῖα τὰ ἄδηλα, καὶ οἱ ἄνθρωποι οἱ περιπατοῦντες ἐπάνω οὐκ οἴδασιν. <text:span text:style-name="T1">45</text:span> Ἀποκριθεὶς δέ τις τῶν νομικῶν λέγει αὐτῷ Διδάσκαλε, ταῦτα λέγων καὶ ἡμᾶς ὑβρίζεις. <text:span text:style-name="T1">46</text:span> ὁ δὲ εἶπεν Καὶ ὑμῖν τοῖς νομικοῖς οὐαί, ὅτι φορτίζετε τοὺς ἀνθρώπους φορτία δυσβάστακτα, καὶ αὐτοὶ ἑνὶ τῶν δακτύλων ὑμῶν οὐ προσψαύετε τοῖς φορτίοις. <text:span text:style-name="T1">47</text:span> οὐαὶ ὑμῖν, ὅτι οἰκοδομεῖτε τὰ μνημεῖα τῶν προφητῶν, οἱ δὲ πατέρες ὑμῶν ἀπέκτειναν αὐτούς. <text:span text:style-name="T1">48</text:span> ἄρα μάρτυρές ἐστε καὶ συνευδοκεῖτε τοῖς ἔργοις τῶν πατέρων ὑμῶν, ὅτι αὐτοὶ μὲν ἀπέκτειναν αὐτοὺς, ὑμεῖς δὲ οἰκοδομεῖτε. <text:span text:style-name="T1">49</text:span> διὰ τοῦτο καὶ ἡ σοφία τοῦ Θεοῦ εἶπεν Ἀποστελῶ εἰς αὐτοὺς προφήτας καὶ <text:soft-page-break/>ἀποστόλους, καὶ ἐξ αὐτῶν ἀποκτενοῦσιν καὶ διώξουσιν, <text:span text:style-name="T1">50</text:span> ἵνα ἐκζητηθῇ τὸ αἷμα πάντων τῶν προφητῶν τὸ ἐκκεχυμένον ἀπὸ καταβολῆς κόσμου ἀπὸ τῆς γενεᾶς ταύτης, <text:span text:style-name="T1">51</text:span> ἀπὸ αἵματος Ἄβελ ἕως αἵματος Ζαχαρίου τοῦ ἀπολομένου μεταξὺ τοῦ θυσιαστηρίου καὶ τοῦ οἴκου· ναί, λέγω ὑμῖν, ἐκζητηθήσεται ἀπὸ τῆς γενεᾶς ταύτης. <text:span text:style-name="T1">52</text:span> οὐαὶ ὑμῖν τοῖς νομικοῖς, ὅτι ἤρατε τὴν κλεῖδα τῆς γνώσεως· αὐτοὶ οὐκ εἰσήλθατε καὶ τοὺς εἰσερχομένους ἐκωλύσατε. <text:span text:style-name="T1">53</text:span> Κἀκεῖθεν ἐξελθόντος αὐτοῦ ἤρξαντο οἱ γραμματεῖς καὶ οἱ Φαρισαῖοι δεινῶς ἐνέχειν καὶ ἀποστοματίζειν αὐτὸν περὶ πλειόνων, <text:span text:style-name="T1">54</text:span> ἐνεδρεύοντες αὐτὸν θηρεῦσαί τι ἐκ τοῦ στόματος αὐτοῦ.</text:p>
      <text:p text:style-name="P1"/>
      <text:h text:style-name="P5" text:outline-level="2">12</text:h>
      <text:p text:style-name="P1"/>
      <text:p text:style-name="P1"><text:tab/><text:span text:style-name="T1">1</text:span> Ἐν οἷς ἐπισυναχθεισῶν τῶν μυριάδων τοῦ ὄχλου, ὥστε καταπατεῖν ἀλλήλους, ἤρξατο λέγειν πρὸς τοὺς μαθητὰς αὐτοῦ πρῶτον Προσέχετε ἑαυτοῖς ἀπὸ τῆς ζύμης, ἥτις ἐστὶν ὑπόκρισις, τῶν Φαρισαίων. <text:span text:style-name="T1">2</text:span> οὐδὲν δὲ συγκεκαλυμμένον ἐστὶν ὃ οὐκ ἀποκαλυφθήσεται, καὶ κρυπτὸν ὃ οὐ γνωσθήσεται. <text:span text:style-name="T1">3</text:span> ἀνθ’ ὧν ὅσα ἐν τῇ σκοτίᾳ εἴπατε ἐν τῷ φωτὶ ἀκουσθήσεται, καὶ ὃ πρὸς τὸ οὖς ἐλαλήσατε ἐν τοῖς ταμείοις κηρυχθήσεται ἐπὶ τῶν δωμάτων. <text:span text:style-name="T1">4</text:span> Λέγω δὲ ὑμῖν τοῖς φίλοις μου, μὴ φοβηθῆτε ἀπὸ τῶν ἀποκτεννόντων τὸ σῶμα καὶ μετὰ ταῦτα μὴ ἐχόντων περισσότερόν τι ποιῆσαι. <text:span text:style-name="T1">5</text:span> ὑποδείξω δὲ ὑμῖν τίνα φοβηθῆτε· φοβήθητε τὸν μετὰ τὸ ἀποκτεῖναι ἔχοντα ἐξουσίαν ἐμβαλεῖν εἰς τὴν γέενναν. ναί, λέγω ὑμῖν, τοῦτον φοβήθητε. <text:span text:style-name="T1">6</text:span> οὐχὶ πέντε στρουθία πωλοῦνται ἀσσαρίων δύο; καὶ ἓν ἐξ αὐτῶν οὐκ ἔστιν ἐπιλελησμένον ἐνώπιον τοῦ Θεοῦ. <text:span text:style-name="T1">7</text:span> ἀλλὰ καὶ αἱ τρίχες τῆς κεφαλῆς ὑμῶν πᾶσαι ἠρίθμηνται. μὴ <text:soft-page-break/>φοβεῖσθε· πολλῶν στρουθίων διαφέρετε. <text:span text:style-name="T1">8</text:span> λέγω δὲ ὑμῖν, πᾶς ὃς ἂν ὁμολογήσῃ ἐν ἐμοὶ ἔμπροσθεν τῶν ἀνθρώπων, καὶ ὁ Υἱὸς τοῦ ἀνθρώπου ὁμολογήσει ἐν αὐτῷ ἔμπροσθεν τῶν ἀγγέλων τοῦ Θεοῦ· <text:span text:style-name="T1">9</text:span> ὁ δὲ ἀρνησάμενός με ἐνώπιον τῶν ἀνθρώπων ἀπαρνηθήσεται ἐνώπιον τῶν ἀγγέλων τοῦ Θεοῦ. <text:span text:style-name="T1">10</text:span> καὶ πᾶς ὃς ἐρεῖ λόγον εἰς τὸν Υἱὸν τοῦ ἀνθρώπου, ἀφεθήσεται αὐτῷ· τῷ δὲ εἰς τὸ Ἅγιον Πνεῦμα βλασφημήσαντι οὐκ ἀφεθήσεται. <text:span text:style-name="T1">11</text:span> ὅταν δὲ εἰσφέρωσιν ὑμᾶς ἐπὶ τὰς συναγωγὰς καὶ τὰς ἀρχὰς καὶ τὰς ἐξουσίας, μὴ μεριμνήσητε πῶς ἢ τί ἀπολογήσησθε ἢ τί εἴπητε· <text:span text:style-name="T1">12</text:span> τὸ γὰρ Ἅγιον Πνεῦμα διδάξει ὑμᾶς ἐν αὐτῇ τῇ ὥρᾳ ἃ δεῖ εἰπεῖν. <text:span text:style-name="T1">13</text:span> Εἶπεν δέ τις ἐκ τοῦ ὄχλου αὐτῷ Διδάσκαλε, εἰπὲ τῷ ἀδελφῷ μου μερίσασθαι μετ’ ἐμοῦ τὴν κληρονομίαν. <text:span text:style-name="T1">14</text:span> ὁ δὲ εἶπεν αὐτῷ Ἄνθρωπε, τίς με κατέστησεν κριτὴν ἢ μεριστὴν ἐφ’ ὑμᾶς; <text:span text:style-name="T1">15</text:span> εἶπεν δὲ πρὸς αὐτούς Ὁρᾶτε καὶ φυλάσσεσθε ἀπὸ πάσης πλεονεξίας, ὅτι οὐκ ἐν τῷ περισσεύειν τινὶ ἡ ζωὴ αὐτοῦ ἐστιν ἐκ τῶν ὑπαρχόντων αὐτῷ. <text:span text:style-name="T1">16</text:span> Εἶπεν δὲ παραβολὴν πρὸς αὐτοὺς λέγων Ἀνθρώπου τινὸς πλουσίου εὐφόρησεν ἡ χώρα. <text:span text:style-name="T1">17</text:span> καὶ διελογίζετο ἐν ἑαυτῷ λέγων Τί ποιήσω, ὅτι οὐκ ἔχω ποῦ συνάξω τοὺς καρπούς μου; <text:span text:style-name="T1">18</text:span> καὶ εἶπεν Τοῦτο ποιήσω· καθελῶ μου τὰς ἀποθήκας καὶ μείζονας οἰκοδομήσω, καὶ συνάξω ἐκεῖ πάντα τὸν σῖτον καὶ τὰ ἀγαθά μου, <text:span text:style-name="T1">19</text:span> καὶ ἐρῶ τῇ ψυχῇ μου Ψυχή, ἔχεις πολλὰ ἀγαθὰ κείμενα εἰς ἔτη πολλά· ἀναπαύου, φάγε, πίε, εὐφραίνου. <text:span text:style-name="T1">20</text:span> εἶπεν δὲ αὐτῷ ὁ Θεός Ἄφρων, ταύτῃ τῇ νυκτὶ τὴν ψυχήν σου ἀπαιτοῦσιν ἀπὸ σοῦ· ἃ δὲ ἡτοίμασας, τίνι ἔσται; <text:span text:style-name="T1">21</text:span> οὕτως ὁ θησαυρίζων αὑτῷ καὶ μὴ εἰς Θεὸν πλουτῶν. <text:span text:style-name="T1">22</text:span> Εἶπεν δὲ πρὸς τοὺς μαθητὰς αὐτοῦ Διὰ τοῦτο λέγω ὑμῖν· μὴ μεριμνᾶτε τῇ ψυχῇ τί φάγητε, μηδὲ τῷ σώματι τί ἐνδύσησθε. <text:span text:style-name="T1">23</text:span> ἡ γὰρ ψυχὴ πλεῖόν ἐστιν τῆς τροφῆς καὶ τὸ σῶμα τοῦ ἐνδύματος. <text:span text:style-name="T1">24</text:span> κατανοήσατε τοὺς κόρακας, ὅτι οὔτε σπείρουσιν οὔτε θερίζουσιν, οἷς οὐκ ἔστιν ταμεῖον οὐδὲ ἀποθήκη, καὶ ὁ <text:soft-page-break/>Θεὸς τρέφει αὐτούς· πόσῳ μᾶλλον ὑμεῖς διαφέρετε τῶν πετεινῶν. <text:span text:style-name="T1">25</text:span> τίς δὲ ἐξ ὑμῶν μεριμνῶν δύναται ἐπὶ τὴν ἡλικίαν αὐτοῦ προσθεῖναι πῆχυν; <text:span text:style-name="T1">26</text:span> εἰ οὖν οὐδὲ ἐλάχιστον δύνασθε, τί περὶ τῶν λοιπῶν μεριμνᾶτε; <text:span text:style-name="T1">27</text:span> κατανοήσατε τὰ κρίνα, πῶς οὔτε νήθει οὔτε ὑφαίνει· λέγω δὲ ὑμῖν, οὐδὲ Σολομὼν ἐν πάσῃ τῇ δόξῃ αὐτοῦ περιεβάλετο ὡς ἓν τούτων. <text:span text:style-name="T1">28</text:span> εἰ δὲ ἐν ἀγρῷ τὸν χόρτον ὄντα σήμερον καὶ αὔριον εἰς κλίβανον βαλλόμενον ὁ Θεὸς οὕτως ἀμφιέζει, πόσῳ μᾶλλον ὑμᾶς, ὀλιγόπιστοι. <text:span text:style-name="T1">29</text:span> καὶ ὑμεῖς μὴ ζητεῖτε τί φάγητε καὶ τί πίητε, καὶ μὴ μετεωρίζεσθε· <text:span text:style-name="T1">30</text:span> ταῦτα γὰρ πάντα τὰ ἔθνη τοῦ κόσμου ἐπιζητοῦσιν· ὑμῶν δὲ ὁ Πατὴρ οἶδεν ὅτι χρῄζετε τούτων· <text:span text:style-name="T1">31</text:span> πλὴν ζητεῖτε τὴν βασιλείαν αὐτοῦ, καὶ ταῦτα προστεθήσεται ὑμῖν. <text:span text:style-name="T1">32</text:span> Μὴ φοβοῦ, τὸ μικρὸν ποίμνιον· ὅτι εὐδόκησεν ὁ Πατὴρ ὑμῶν δοῦναι ὑμῖν τὴν βασιλείαν. <text:span text:style-name="T1">33</text:span> Πωλήσατε τὰ ὑπάρχοντα ὑμῶν καὶ δότε ἐλεημοσύνην· ποιήσατε ἑαυτοῖς βαλλάντια μὴ παλαιούμενα, θησαυρὸν ἀνέκλειπτον ἐν τοῖς οὐρανοῖς, ὅπου κλέπτης οὐκ ἐγγίζει οὐδὲ σὴς διαφθείρει· <text:span text:style-name="T1">34</text:span> ὅπου γάρ ἐστιν ὁ θησαυρὸς ὑμῶν, ἐκεῖ καὶ ἡ καρδία ὑμῶν ἔσται. <text:span text:style-name="T1">35</text:span> Ἔστωσαν ὑμῶν αἱ ὀσφύες περιεζωσμέναι καὶ οἱ λύχνοι καιόμενοι· <text:span text:style-name="T1">36</text:span> καὶ ὑμεῖς ὅμοιοι ἀνθρώποις προσδεχομένοις τὸν κύριον ἑαυτῶν πότε ἀναλύσῃ ἐκ τῶν γάμων, ἵνα ἐλθόντος καὶ κρούσαντος εὐθέως ἀνοίξωσιν αὐτῷ. <text:span text:style-name="T1">37</text:span> μακάριοι οἱ δοῦλοι ἐκεῖνοι, οὓς ἐλθὼν ὁ κύριος εὑρήσει γρηγοροῦντας· ἀμὴν λέγω ὑμῖν ὅτι περιζώσεται καὶ ἀνακλινεῖ αὐτοὺς καὶ παρελθὼν διακονήσει αὐτοῖς. <text:span text:style-name="T1">38</text:span> κἂν ἐν τῇ δευτέρᾳ κἂν ἐν τῇ τρίτῃ φυλακῇ ἔλθῃ καὶ εὕρῃ οὕτως, μακάριοί εἰσιν ἐκεῖνοι. <text:s/><text:span text:style-name="T1">39</text:span> τοῦτο δὲ γινώσκετε ὅτι εἰ ᾔδει ὁ οἰκοδεσπότης ποίᾳ ὥρᾳ ὁ κλέπτης ἔρχεται, οὐκ ἂν ἀφῆκεν διορυχθῆναι τὸν οἶκον αὐτοῦ. <text:span text:style-name="T1">40</text:span> καὶ ὑμεῖς γίνεσθε ἕτοιμοι, ὅτι ᾗ ὥρᾳ οὐ δοκεῖτε ὁ Υἱὸς τοῦ ἀνθρώπου ἔρχεται. <text:span text:style-name="T1">41</text:span> Εἶπεν δὲ ὁ Πέτρος Κύριε, πρὸς ἡμᾶς τὴν παραβολὴν ταύτην λέγεις ἢ καὶ πρὸς πάντας; <text:span text:style-name="T1">42</text:span> καὶ εἶπεν ὁ Κύριος Τίς ἄρα ἐστὶν ὁ <text:soft-page-break/>πιστὸς οἰκονόμος ὁ φρόνιμος, ὃν καταστήσει ὁ κύριος ἐπὶ τῆς θεραπείας αὐτοῦ τοῦ διδόναι ἐν καιρῷ τὸ σιτομέτριον; <text:span text:style-name="T1">43</text:span> μακάριος ὁ δοῦλος ἐκεῖνος, ὃν ἐλθὼν ὁ κύριος αὐτοῦ εὑρήσει ποιοῦντα οὕτως. <text:span text:style-name="T1">44</text:span> ἀληθῶς λέγω ὑμῖν ὅτι ἐπὶ πᾶσιν τοῖς ὑπάρχουσιν αὐτοῦ καταστήσει αὐτόν. <text:span text:style-name="T1">45</text:span> ἐὰν δὲ εἴπῃ ὁ δοῦλος ἐκεῖνος ἐν τῇ καρδίᾳ αὐτοῦ Χρονίζει ὁ κύριός μου ἔρχεσθαι, καὶ ἄρξηται τύπτειν τοὺς παῖδας καὶ τὰς παιδίσκας, ἐσθίειν τε καὶ πίνειν καὶ μεθύσκεσθαι, <text:span text:style-name="T1">46</text:span> ἥξει ὁ κύριος τοῦ δούλου ἐκείνου ἐν ἡμέρᾳ ᾗ οὐ προσδοκᾷ καὶ ἐν ὥρᾳ ᾗ οὐ γινώσκει, καὶ διχοτομήσει αὐτὸν, καὶ τὸ μέρος αὐτοῦ μετὰ τῶν ἀπίστων θήσει. <text:span text:style-name="T1">47</text:span> ἐκεῖνος δὲ ὁ δοῦλος ὁ γνοὺς τὸ θέλημα τοῦ κυρίου αὐτοῦ καὶ μὴ ἑτοιμάσας ἢ ποιήσας πρὸς τὸ θέλημα αὐτοῦ δαρήσεται πολλάς· <text:span text:style-name="T1">48</text:span> ὁ δὲ μὴ γνοὺς, ποιήσας δὲ ἄξια πληγῶν, δαρήσεται ὀλίγας. παντὶ δὲ ᾧ ἐδόθη πολύ, πολὺ ζητηθήσεται παρ’ αὐτοῦ, καὶ ᾧ παρέθεντο πολύ, περισσότερον αἰτήσουσιν αὐτόν. <text:span text:style-name="T1">49</text:span> Πῦρ ἦλθον βαλεῖν ἐπὶ τὴν γῆν, καὶ τί θέλω εἰ ἤδη ἀνήφθη. <text:span text:style-name="T1">50</text:span> βάπτισμα δὲ ἔχω βαπτισθῆναι, καὶ πῶς συνέχομαι ἕως ὅτου τελεσθῇ. <text:span text:style-name="T1">51</text:span> δοκεῖτε ὅτι εἰρήνην παρεγενόμην δοῦναι ἐν τῇ γῇ; οὐχί, λέγω ὑμῖν, ἀλλ’ ἢ διαμερισμόν. <text:span text:style-name="T1">52</text:span> ἔσονται γὰρ ἀπὸ τοῦ νῦν πέντε ἐν ἑνὶ οἴκῳ διαμεμερισμένοι, τρεῖς ἐπὶ δυσὶν καὶ δύο ἐπὶ τρισίν <text:span text:style-name="T1">53</text:span> διαμερισθήσονται, πατὴρ ἐπὶ υἱῷ καὶ <text:span text:style-name="T2">υἱὸς ἐπὶ πατρί</text:span>, μήτηρ ἐπὶ θυγατέρα καὶ <text:span text:style-name="T2">θυγάτηρ ἐπὶ τὴν μητέρα</text:span>, πενθερὰ ἐπὶ τὴν νύμφην αὐτῆς καὶ <text:span text:style-name="T2">νύμφη ἐπὶ τὴν πενθεράν</text:span>. <text:span text:style-name="T1">54</text:span> Ἔλεγεν δὲ καὶ τοῖς ὄχλοις Ὅταν ἴδητε νεφέλην ἀνατέλλουσαν ἐπὶ δυσμῶν, εὐθέως λέγετε ὅτι Ὄμβρος ἔρχεται, καὶ γίνεται οὕτως· <text:span text:style-name="T1">55</text:span> καὶ ὅταν νότον πνέοντα, λέγετε ὅτι Καύσων ἔσται, καὶ γίνεται. <text:span text:style-name="T1">56</text:span> ὑποκριταί, τὸ πρόσωπον τῆς γῆς καὶ τοῦ οὐρανοῦ οἴδατε δοκιμάζειν, τὸν καιρὸν δὲ τοῦτον πῶς οὐ δοκιμάζετε; <text:span text:style-name="T1">57</text:span> Τί δὲ καὶ ἀφ’ ἑαυτῶν οὐ κρίνετε τὸ δίκαιον; <text:span text:style-name="T1">58</text:span> ὡς γὰρ ὑπάγεις μετὰ τοῦ ἀντιδίκου σου ἐπ’ ἄρχοντα, ἐν τῇ ὁδῷ δὸς ἐργασίαν ἀπηλλάχθαι ἀπ’ αὐτοῦ, μή <text:soft-page-break/>ποτε κατασύρῃ σε πρὸς τὸν κριτήν, καὶ ὁ κριτής σε παραδώσει τῷ πράκτορι, καὶ ὁ πράκτωρ σε βαλεῖ εἰς φυλακήν. <text:span text:style-name="T1">59</text:span> λέγω σοι, οὐ μὴ ἐξέλθῃς ἐκεῖθεν ἕως καὶ τὸ ἔσχατον λεπτὸν ἀποδῷς.</text:p>
      <text:p text:style-name="P1"/>
      <text:h text:style-name="P5" text:outline-level="2">13</text:h>
      <text:p text:style-name="P1"/>
      <text:p text:style-name="P1"><text:tab/><text:span text:style-name="T1">1</text:span> Παρῆσαν δέ τινες ἐν αὐτῷ τῷ καιρῷ ἀπαγγέλλοντες αὐτῷ περὶ τῶν Γαλιλαίων ὧν τὸ αἷμα Πειλᾶτος ἔμιξεν μετὰ τῶν θυσιῶν αὐτῶν. <text:span text:style-name="T1">2</text:span> καὶ ἀποκριθεὶς εἶπεν αὐτοῖς Δοκεῖτε ὅτι οἱ Γαλιλαῖοι οὗτοι ἁμαρτωλοὶ παρὰ πάντας τοὺς Γαλιλαίους ἐγένοντο, ὅτι ταῦτα πεπόνθασιν; <text:span text:style-name="T1">3</text:span> οὐχί, λέγω ὑμῖν, ἀλλ’ ἐὰν μὴ μετανοῆτε, πάντες ὁμοίως ἀπολεῖσθε. <text:span text:style-name="T1">4</text:span> ἢ ἐκεῖνοι οἱ δέκα ὀκτὼ ἐφ’ οὓς ἔπεσεν ὁ πύργος ἐν τῷ Σιλωὰμ καὶ ἀπέκτεινεν αὐτούς, δοκεῖτε ὅτι αὐτοὶ ὀφειλέται ἐγένοντο παρὰ πάντας τοὺς ἀνθρώπους τοὺς κατοικοῦντας Ἱερουσαλήμ; <text:span text:style-name="T1">5</text:span> οὐχί, λέγω ὑμῖν, ἀλλ’ ἐὰν μὴ μετανοήσητε, πάντες ὡσαύτως ἀπολεῖσθε. <text:span text:style-name="T1">6</text:span> Ἔλεγεν δὲ ταύτην τὴν παραβολήν. συκῆν εἶχέν τις πεφυτευμένην ἐν τῷ ἀμπελῶνι αὐτοῦ, καὶ ἦλθεν ζητῶν καρπὸν ἐν αὐτῇ καὶ οὐχ εὗρεν. <text:span text:style-name="T1">7</text:span> εἶπεν δὲ πρὸς τὸν ἀμπελουργόν Ἰδοὺ τρία ἔτη ἀφ’ οὗ ἔρχομαι ζητῶν καρπὸν ἐν τῇ συκῇ ταύτῃ καὶ οὐχ εὑρίσκω· ἔκκοψον αὐτήν· ἵνα τί καὶ τὴν γῆν καταργεῖ; <text:span text:style-name="T1">8</text:span> ὁ δὲ ἀποκριθεὶς λέγει αὐτῷ Κύριε, ἄφες αὐτὴν καὶ τοῦτο τὸ ἔτος, ἕως ὅτου σκάψω περὶ αὐτὴν καὶ βάλω κόπρια, <text:span text:style-name="T1">9</text:span> κἂν μὲν ποιήσῃ καρπὸν εἰς τὸ μέλλον· εἰ δὲ μήγε, ἐκκόψεις αὐτήν.</text:p>
      <text:p text:style-name="P1"><text:tab/><text:span text:style-name="T1">10</text:span> Ἦν δὲ διδάσκων ἐν μιᾷ τῶν συναγωγῶν ἐν τοῖς σάββασιν. <text:span text:style-name="T1">11</text:span> καὶ ἰδοὺ γυνὴ πνεῦμα ἔχουσα ἀσθενείας ἔτη δέκα ὀκτώ, καὶ ἦν συνκύπτουσα καὶ μὴ δυναμένη ἀνακύψαι εἰς τὸ <text:soft-page-break/>παντελές. <text:span text:style-name="T1">12</text:span> ἰδὼν δὲ αὐτὴν ὁ Ἰησοῦς προσεφώνησεν καὶ εἶπεν αὐτῇ Γύναι, ἀπολέλυσαι τῆς ἀσθενείας σου, <text:span text:style-name="T1">13</text:span> καὶ ἐπέθηκεν αὐτῇ τὰς χεῖρας· καὶ παραχρῆμα ἀνορθώθη, καὶ ἐδόξαζεν τὸν Θεόν. <text:span text:style-name="T1">14</text:span> ἀποκριθεὶς δὲ ὁ ἀρχισυνάγωγος, ἀγανακτῶν ὅτι τῷ σαββάτῳ ἐθεράπευσεν ὁ Ἰησοῦς, ἔλεγεν τῷ ὄχλῳ ὅτι Ἓξ ἡμέραι εἰσὶν ἐν αἷς δεῖ ἐργάζεσθαι· ἐν αὐταῖς οὖν ἐρχόμενοι θεραπεύεσθε καὶ μὴ τῇ ἡμέρᾳ τοῦ σαββάτου. <text:span text:style-name="T1">15</text:span> ἀπεκρίθη δὲ αὐτῷ ὁ Κύριος καὶ εἶπεν Ὑποκριταί, ἕκαστος ὑμῶν τῷ σαββάτῳ οὐ λύει τὸν βοῦν αὐτοῦ ἢ τὸν ὄνον ἀπὸ τῆς φάτνης καὶ ἀπαγαγὼν ποτίζει; <text:span text:style-name="T1">16</text:span> ταύτην δὲ θυγατέρα Ἀβραὰμ οὖσαν, ἣν ἔδησεν ὁ Σατανᾶς ἰδοὺ δέκα καὶ ὀκτὼ ἔτη, οὐκ ἔδει λυθῆναι ἀπὸ τοῦ δεσμοῦ τούτου τῇ ἡμέρᾳ τοῦ σαββάτου; <text:span text:style-name="T1">17</text:span> καὶ ταῦτα λέγοντος αὐτοῦ κατῃσχύνοντο πάντες οἱ ἀντικείμενοι αὐτῷ, καὶ πᾶς ὁ ὄχλος ἔχαιρεν ἐπὶ πᾶσιν τοῖς ἐνδόξοις τοῖς γινομένοις ὑπ’ αὐτοῦ. <text:span text:style-name="T1">18</text:span> Ἔλεγεν οὖν Τίνι ὁμοία ἐστὶν ἡ βασιλεία τοῦ Θεοῦ, καὶ τίνι ὁμοιώσω αὐτήν; <text:span text:style-name="T1">19</text:span> ὁμοία ἐστὶν κόκκῳ σινάπεως, ὃν λαβὼν ἄνθρωπος ἔβαλεν εἰς κῆπον ἑαυτοῦ, καὶ ηὔξησεν καὶ ἐγένετο εἰς δένδρον, καὶ <text:span text:style-name="T2">τὰ πετεινὰ τοῦ οὐρανοῦ κατεσκήνωσεν ἐν τοῖς κλάδοις αὐτοῦ</text:span>. <text:span text:style-name="T1">20</text:span> Καὶ πάλιν εἶπεν Τίνι ὁμοιώσω τὴν βασιλείαν τοῦ Θεοῦ; <text:span text:style-name="T1">21</text:span> ὁμοία ἐστὶν ζύμῃ, ἣν λαβοῦσα γυνὴ ἔκρυψεν εἰς ἀλεύρου σάτα τρία, ἕως οὗ ἐζυμώθη ὅλον.</text:p>
      <text:p text:style-name="P1"><text:tab/><text:span text:style-name="T1">22</text:span> Καὶ διεπορεύετο κατὰ πόλεις καὶ κώμας διδάσκων καὶ πορείαν ποιούμενος εἰς Ἱεροσόλυμα. <text:span text:style-name="T1">23</text:span> Εἶπεν δέ τις αὐτῷ Κύριε, εἰ ὀλίγοι οἱ σῳζόμενοι; ὁ δὲ εἶπεν πρὸς αὐτούς <text:span text:style-name="T1">24</text:span> Ἀγωνίζεσθε εἰσελθεῖν διὰ τῆς στενῆς θύρας, ὅτι πολλοί, λέγω ὑμῖν, ζητήσουσιν εἰσελθεῖν καὶ οὐκ ἰσχύσουσιν. <text:span text:style-name="T1">25</text:span> ἀφ’ οὗ ἂν ἐγερθῇ ὁ οἰκοδεσπότης καὶ ἀποκλείσῃ τὴν θύραν, καὶ ἄρξησθε ἔξω ἑστάναι καὶ κρούειν τὴν θύραν λέγοντες Κύριε, ἄνοιξον ἡμῖν· καὶ ἀποκριθεὶς ἐρεῖ ὑμῖν Οὐκ οἶδα ὑμᾶς πόθεν ἐστέ. <text:span text:style-name="T1">26</text:span> τότε ἄρξεσθε λέγειν Ἐφάγομεν ἐνώπιόν σου καὶ ἐπίομεν, καὶ <text:soft-page-break/>ἐν ταῖς πλατείαις ἡμῶν ἐδίδαξας· <text:span text:style-name="T1">27</text:span> καὶ ἐρεῖ λέγων ὑμῖν Οὐκ οἶδα πόθεν ἐστέ· <text:span text:style-name="T2">ἀπόστητε ἀπ’ ἐμοῦ πάντες ἐργάται ἀδικίας</text:span>. <text:span text:style-name="T1">28</text:span> ἐκεῖ ἔσται ὁ κλαυθμὸς καὶ ὁ βρυγμὸς τῶν ὀδόντων, ὅταν ὄψησθε Ἀβραὰμ καὶ Ἰσαὰκ καὶ Ἰακὼβ καὶ πάντας τοὺς προφήτας ἐν τῇ βασιλείᾳ τοῦ Θεοῦ, ὑμᾶς δὲ ἐκβαλλομένους ἔξω. <text:span text:style-name="T1">29</text:span> καὶ ἥξουσιν <text:span text:style-name="T2">ἀπὸ ἀνατολῶν καὶ δυσμῶν</text:span> καὶ ἀπὸ βορρᾶ καὶ νότου, καὶ ἀνακλιθήσονται ἐν τῇ βασιλείᾳ τοῦ Θεοῦ. <text:span text:style-name="T1">30</text:span> καὶ ἰδοὺ εἰσὶν ἔσχατοι οἳ ἔσονται πρῶτοι, καὶ εἰσὶν πρῶτοι οἳ ἔσονται ἔσχατοι. <text:span text:style-name="T1">31</text:span> Ἐν αὐτῇ τῇ ὥρᾳ προσῆλθάν τινες Φαρισαῖοι λέγοντες αὐτῷ Ἔξελθε καὶ πορεύου ἐντεῦθεν, ὅτι Ἡρῴδης θέλει σε ἀποκτεῖναι. <text:span text:style-name="T1">32</text:span> καὶ εἶπεν αὐτοῖς Πορευθέντες εἴπατε τῇ ἀλώπεκι ταύτῃ Ἰδοὺ ἐκβάλλω δαιμόνια καὶ ἰάσεις ἀποτελῶ σήμερον καὶ αὔριον, καὶ τῇ τρίτῃ τελειοῦμαι. <text:span text:style-name="T1">33</text:span> πλὴν δεῖ με σήμερον καὶ αὔριον καὶ τῇ ἐχομένῃ πορεύεσθαι, ὅτι οὐκ ἐνδέχεται προφήτην ἀπολέσθαι ἔξω Ἱερουσαλήμ. <text:span text:style-name="T1">34</text:span> Ἱερουσαλὴμ Ἱερουσαλήμ, ἡ ἀποκτείνουσα τοὺς προφήτας καὶ λιθοβολοῦσα τοὺς ἀπεσταλμένους πρὸς αὐτήν, ποσάκις ἠθέλησα ἐπισυνάξαι τὰ τέκνα σου ὃν τρόπον ὄρνις τὴν ἑαυτῆς νοσσιὰν ὑπὸ τὰς πτέρυγας, καὶ οὐκ ἠθελήσατε. <text:span text:style-name="T1">35</text:span> ἰδοὺ <text:span text:style-name="T2">ἀφίεται ὑμῖν ὁ οἶκος ὑμῶν</text:span>. λέγω δὲ ὑμῖν, οὐ μὴ ἴδητέ με ἕως ἥξει ὅτε εἴπητε </text:p>
      <text:p text:style-name="P1"><text:tab/><text:span text:style-name="T2">Εὐλογημένος ὁ ἐρχόμενος ἐν ὀνόματι Κυρίου</text:span>.</text:p>
      <text:p text:style-name="P1"/>
      <text:h text:style-name="P5" text:outline-level="2">14</text:h>
      <text:p text:style-name="P1"/>
      <text:p text:style-name="P1"><text:tab/><text:span text:style-name="T1">1</text:span> Καὶ ἐγένετο ἐν τῷ ἐλθεῖν αὐτὸν εἰς οἶκόν τινος τῶν ἀρχόντων τῶν Φαρισαίων σαββάτῳ φαγεῖν ἄρτον, καὶ αὐτοὶ ἦσαν παρατηρούμενοι αὐτόν. <text:span text:style-name="T1">2</text:span> καὶ ἰδοὺ ἄνθρωπός τις ἦν ὑδρωπικὸς ἔμπροσθεν αὐτοῦ. <text:span text:style-name="T1">3</text:span> καὶ ἀποκριθεὶς ὁ Ἰησοῦς εἶπεν <text:soft-page-break/>πρὸς τοὺς νομικοὺς καὶ Φαρισαίους λέγων Ἔξεστιν τῷ σαββάτῳ θεραπεῦσαι ἢ οὔ; <text:span text:style-name="T1">4</text:span> οἱ δὲ ἡσύχασαν. καὶ ἐπιλαβόμενος ἰάσατο αὐτὸν καὶ ἀπέλυσεν. <text:span text:style-name="T1">5</text:span> καὶ πρὸς αὐτοὺς εἶπεν Τίνος ὑμῶν υἱὸς ἢ βοῦς εἰς φρέαρ πεσεῖται, καὶ οὐκ εὐθέως ἀνασπάσει αὐτὸν ἐν ἡμέρᾳ τοῦ σαββάτου; <text:span text:style-name="T1">6</text:span> καὶ οὐκ ἴσχυσαν ἀνταποκριθῆναι πρὸς ταῦτα. <text:span text:style-name="T1">7</text:span> Ἔλεγεν δὲ πρὸς τοὺς κεκλημένους παραβολήν, ἐπέχων πῶς τὰς πρωτοκλισίας ἐξελέγοντο, λέγων πρὸς αὐτούς <text:span text:style-name="T1">8</text:span> Ὅταν κληθῇς ὑπό τινος εἰς γάμους, μὴ κατακλιθῇς εἰς τὴν πρωτοκλισίαν, μή ποτε ἐντιμότερός σου ᾖ κεκλημένος ὑπ’ αὐτοῦ, <text:span text:style-name="T1">9</text:span> καὶ ἐλθὼν ὁ σὲ καὶ αὐτὸν καλέσας ἐρεῖ σοι Δὸς τούτῳ τόπον, καὶ τότε ἄρξῃ μετὰ αἰσχύνης τὸν ἔσχατον τόπον κατέχειν. <text:span text:style-name="T1">10</text:span> ἀλλ’ ὅταν κληθῇς, πορευθεὶς ἀνάπεσε εἰς τὸν ἔσχατον τόπον, ἵνα ὅταν ἔλθῃ ὁ κεκληκώς σε ἐρεῖ σοι Φίλε, προσανάβηθι ἀνώτερον· τότε ἔσται σοι δόξα ἐνώπιον πάντων τῶν συνανακειμένων σοι. <text:span text:style-name="T1">11</text:span> ὅτι πᾶς ὁ ὑψῶν ἑαυτὸν ταπεινωθήσεται, καὶ ὁ ταπεινῶν ἑαυτὸν ὑψωθήσεται. <text:span text:style-name="T1">12</text:span> Ἔλεγεν δὲ καὶ τῷ κεκληκότι αὐτόν Ὅταν ποιῇς ἄριστον ἢ δεῖπνον, μὴ φώνει τοὺς φίλους σου μηδὲ τοὺς ἀδελφούς σου μηδὲ τοὺς συγγενεῖς σου μηδὲ γείτονας πλουσίους, μή ποτε καὶ αὐτοὶ ἀντικαλέσωσίν σε καὶ γένηται ἀνταπόδομά σοι. <text:span text:style-name="T1">13</text:span> ἀλλ’ ὅταν δοχὴν ποιῇς, κάλει πτωχούς, ἀναπήρους, χωλούς, τυφλούς· <text:span text:style-name="T1">14</text:span> καὶ μακάριος ἔσῃ, ὅτι οὐκ ἔχουσιν ἀνταποδοῦναί σοι· ἀνταποδοθήσεται γάρ σοι ἐν τῇ ἀναστάσει τῶν δικαίων. <text:span text:style-name="T1">15</text:span> Ἀκούσας δέ τις τῶν συνανακειμένων ταῦτα εἶπεν αὐτῷ Μακάριος ὅστις φάγεται ἄρτον ἐν τῇ βασιλείᾳ τοῦ Θεοῦ. <text:span text:style-name="T1">16</text:span> ὁ δὲ εἶπεν αὐτῷ Ἄνθρωπός τις ἐποίει δεῖπνον μέγα, καὶ ἐκάλεσεν πολλούς, <text:span text:style-name="T1">17</text:span> καὶ ἀπέστειλεν τὸν δοῦλον αὐτοῦ τῇ ὥρᾳ τοῦ δείπνου εἰπεῖν τοῖς κεκλημένοις Ἔρχεσθε, ὅτι ἤδη ἕτοιμά ἐστιν. <text:span text:style-name="T1">18</text:span> καὶ ἤρξαντο ἀπὸ μιᾶς πάντες παραιτεῖσθαι. ὁ πρῶτος εἶπεν αὐτῷ Ἀγρὸν ἠγόρασα, καὶ ἔχω ἀνάγκην ἐξελθὼν ἰδεῖν αὐτόν· ἐρωτῶ σε, <text:soft-page-break/>ἔχε με παρῃτημένον. <text:span text:style-name="T1">19</text:span> καὶ ἕτερος εἶπεν Ζεύγη βοῶν ἠγόρασα πέντε, καὶ πορεύομαι δοκιμάσαι αὐτά· ἐρωτῶ σε, ἔχε με παρῃτημένον. <text:span text:style-name="T1">20</text:span> καὶ ἕτερος εἶπεν Γυναῖκα ἔγημα, καὶ διὰ τοῦτο οὐ δύναμαι ἐλθεῖν. <text:span text:style-name="T1">21</text:span> καὶ παραγενόμενος ὁ δοῦλος ἀπήγγειλεν τῷ κυρίῳ αὐτοῦ ταῦτα. τότε ὀργισθεὶς ὁ οἰκοδεσπότης εἶπεν τῷ δούλῳ αὐτοῦ Ἔξελθε ταχέως εἰς τὰς πλατείας καὶ ῥύμας τῆς πόλεως, καὶ τοὺς πτωχοὺς καὶ ἀναπήρους καὶ τυφλοὺς καὶ χωλοὺς εἰσάγαγε ὧδε. <text:span text:style-name="T1">22</text:span> καὶ εἶπεν ὁ δοῦλος Κύριε, γέγονεν ὃ ἐπέταξας, καὶ ἔτι τόπος ἐστίν. <text:span text:style-name="T1">23</text:span> καὶ εἶπεν ὁ κύριος πρὸς τὸν δοῦλον Ἔξελθε εἰς τὰς ὁδοὺς καὶ φραγμοὺς καὶ ἀνάγκασον εἰσελθεῖν, ἵνα γεμισθῇ μου ὁ οἶκος· <text:span text:style-name="T1">24</text:span> λέγω γὰρ ὑμῖν ὅτι οὐδεὶς τῶν ἀνδρῶν ἐκείνων τῶν κεκλημένων γεύσεταί μου τοῦ δείπνου. </text:p>
      <text:p text:style-name="P1"><text:span text:style-name="T1"><text:tab/>25</text:span> Συνεπορεύοντο δὲ αὐτῷ ὄχλοι πολλοί, καὶ στραφεὶς εἶπεν πρὸς αὐτούς <text:span text:style-name="T1">26</text:span> Εἴ τις ἔρχεται πρός με καὶ οὐ μισεῖ τὸν πατέρα αὐτοῦ καὶ τὴν μητέρα καὶ τὴν γυναῖκα καὶ τὰ τέκνα καὶ τοὺς ἀδελφοὺς καὶ τὰς ἀδελφάς, ἔτι τε καὶ τὴν ψυχὴν ἑαυτοῦ, οὐ δύναται εἶναί μου μαθητής. <text:span text:style-name="T1">27</text:span> ὅστις οὐ βαστάζει τὸν σταυρὸν ἑαυτοῦ καὶ ἔρχεται ὀπίσω μου, οὐ δύναται εἶναί μου μαθητής. <text:span text:style-name="T1">28</text:span> Τίς γὰρ ἐξ ὑμῶν θέλων πύργον οἰκοδομῆσαι οὐχὶ πρῶτον καθίσας ψηφίζει τὴν δαπάνην, εἰ ἔχει εἰς ἀπαρτισμόν; <text:span text:style-name="T1">29</text:span> ἵνα μή ποτε θέντος αὐτοῦ θεμέλιον καὶ μὴ ἰσχύοντος ἐκτελέσαι πάντες οἱ θεωροῦντες ἄρξωνται αὐτῷ ἐμπαίζειν <text:span text:style-name="T1">30</text:span> λέγοντες ὅτι Οὗτος ὁ ἄνθρωπος ἤρξατο οἰκοδομεῖν καὶ οὐκ ἴσχυσεν ἐκτελέσαι. <text:span text:style-name="T1">31</text:span> Ἢ τίς βασιλεὺς πορευόμενος ἑτέρῳ βασιλεῖ συμβαλεῖν εἰς πόλεμον οὐχὶ καθίσας πρῶτον βουλεύσεται εἰ δυνατός ἐστιν ἐν δέκα χιλιάσιν ὑπαντῆσαι τῷ μετὰ εἴκοσι χιλιάδων ἐρχομένῳ ἐπ’ αὐτόν; <text:span text:style-name="T1">32</text:span> εἰ δὲ μήγε, ἔτι αὐτοῦ πόρρω ὄντος πρεσβείαν ἀποστείλας ἐρωτᾷ τὰ πρὸς εἰρήνην. <text:span text:style-name="T1">33</text:span> οὕτως οὖν πᾶς ἐξ ὑμῶν ὃς οὐκ ἀποτάσσεται πᾶσιν τοῖς ἑαυτοῦ ὑπάρχουσιν οὐ δύναται <text:soft-page-break/>εἶναί μου μαθητής. <text:span text:style-name="T1">34</text:span> Καλὸν οὖν τὸ ἅλας· ἐὰν δὲ καὶ τὸ ἅλας μωρανθῇ, ἐν τίνι ἀρτυθήσεται; <text:span text:style-name="T1">35</text:span> οὔτε εἰς γῆν οὔτε εἰς κοπρίαν εὔθετόν ἐστιν· ἔξω βάλλουσιν αὐτό. ὁ ἔχων ὦτα ἀκούειν ἀκουέτω.</text:p>
      <text:p text:style-name="P1"/>
      <text:h text:style-name="P5" text:outline-level="2">15</text:h>
      <text:p text:style-name="P1"/>
      <text:p text:style-name="P1"><text:span text:style-name="T1"><text:tab/>1</text:span> Ἦσαν δὲ αὐτῷ ἐγγίζοντες πάντες οἱ τελῶναι καὶ οἱ ἁμαρτωλοὶ ἀκούειν αὐτοῦ. <text:span text:style-name="T1">2</text:span> καὶ διεγόγγυζον οἵ τε Φαρισαῖοι καὶ οἱ γραμματεῖς λέγοντες ὅτι Οὗτος ἁμαρτωλοὺς προσδέχεται καὶ συνεσθίει αὐτοῖς. <text:span text:style-name="T1">3</text:span> εἶπεν δὲ πρὸς αὐτοὺς τὴν παραβολὴν ταύτην λέγων <text:span text:style-name="T1">4</text:span> Τίς ἄνθρωπος ἐξ ὑμῶν ἔχων ἑκατὸν πρόβατα καὶ ἀπολέσας ἐξ αὐτῶν ἓν οὐ καταλείπει τὰ ἐνενήκοντα ἐννέα ἐν τῇ ἐρήμῳ καὶ πορεύεται ἐπὶ τὸ ἀπολωλὸς ἕως εὕρῃ αὐτό; <text:span text:style-name="T1">5</text:span> καὶ εὑρὼν ἐπιτίθησιν ἐπὶ τοὺς ὤμους αὐτοῦ χαίρων, <text:span text:style-name="T1">6</text:span> καὶ ἐλθὼν εἰς τὸν οἶκον συνκαλεῖ τοὺς φίλους καὶ τοὺς γείτονας, λέγων αὐτοῖς Συνχάρητέ μοι, ὅτι εὗρον τὸ πρόβατόν μου τὸ ἀπολωλός. <text:span text:style-name="T1">7</text:span> λέγω ὑμῖν ὅτι οὕτως χαρὰ ἐν τῷ οὐρανῷ ἔσται ἐπὶ ἑνὶ ἁμαρτωλῷ μετανοοῦντι ἢ ἐπὶ ἐνενήκοντα ἐννέα δικαίοις οἵτινες οὐ χρείαν ἔχουσιν μετανοίας. <text:span text:style-name="T1">8</text:span> Ἢ τίς γυνὴ δραχμὰς ἔχουσα δέκα, ἐὰν ἀπολέσῃ δραχμὴν μίαν, οὐχὶ ἅπτει λύχνον καὶ σαροῖ τὴν οἰκίαν καὶ ζητεῖ ἐπιμελῶς ἕως οὗ εὕρῃ; <text:span text:style-name="T1">9</text:span> καὶ εὑροῦσα συνκαλεῖ τὰς φίλας καὶ γείτονας λέγουσα Συνχάρητέ μοι, ὅτι εὗρον τὴν δραχμὴν ἣν ἀπώλεσα. <text:span text:style-name="T1">10</text:span> οὕτως, λέγω ὑμῖν, γίνεται χαρὰ ἐνώπιον τῶν ἀγγέλων τοῦ Θεοῦ ἐπὶ ἑνὶ ἁμαρτωλῷ μετανοοῦντι. <text:span text:style-name="T1">11</text:span> Εἶπεν δέ Ἄνθρωπός τις εἶχεν δύο υἱούς. <text:span text:style-name="T1">12</text:span> καὶ εἶπεν ὁ νεώτερος αὐτῶν τῷ πατρί Πάτερ, δός μοι τὸ ἐπιβάλλον μέρος τῆς οὐσίας. ὁ δὲ διεῖλεν αὐτοῖς τὸν βίον. <text:span text:style-name="T1">13</text:span> <text:soft-page-break/>καὶ μετ’ οὐ πολλὰς ἡμέρας συναγαγὼν πάντα ὁ νεώτερος υἱὸς ἀπεδήμησεν εἰς χώραν μακράν, καὶ ἐκεῖ διεσκόρπισεν τὴν οὐσίαν αὐτοῦ ζῶν ἀσώτως. <text:span text:style-name="T1">14</text:span> δαπανήσαντος δὲ αὐτοῦ πάντα ἐγένετο λιμὸς ἰσχυρὰ κατὰ τὴν χώραν ἐκείνην, καὶ αὐτὸς ἤρξατο ὑστερεῖσθαι. <text:span text:style-name="T1">15</text:span> καὶ πορευθεὶς ἐκολλήθη ἑνὶ τῶν πολιτῶν τῆς χώρας ἐκείνης, καὶ ἔπεμψεν αὐτὸν εἰς τοὺς ἀγροὺς αὐτοῦ βόσκειν χοίρους· <text:span text:style-name="T1">16</text:span> καὶ ἐπεθύμει γεμίσαι τὴν κοιλίαν αὐτοῦ ἐκ τῶν κερατίων ὧν ἤσθιον οἱ χοῖροι, καὶ οὐδεὶς ἐδίδου αὐτῷ. <text:span text:style-name="T1">17</text:span> εἰς ἑαυτὸν δὲ ἐλθὼν ἔφη Πόσοι μίσθιοι τοῦ πατρός μου περισσεύονται ἄρτων, ἐγὼ δὲ λιμῷ ὧδε ἀπόλλυμαι. <text:span text:style-name="T1">18</text:span> ἀναστὰς πορεύσομαι πρὸς τὸν πατέρα μου καὶ ἐρῶ αὐτῷ Πάτερ, ἥμαρτον εἰς τὸν οὐρανὸν καὶ ἐνώπιόν σου, <text:span text:style-name="T1">19</text:span> οὐκέτι εἰμὶ ἄξιος κληθῆναι υἱός σου· ποίησόν με ὡς ἕνα τῶν μισθίων σου. <text:span text:style-name="T1">20</text:span> καὶ ἀναστὰς ἦλθεν πρὸς τὸν πατέρα ἑαυτοῦ. ἔτι δὲ αὐτοῦ μακρὰν ἀπέχοντος εἶδεν αὐτὸν ὁ πατὴρ αὐτοῦ καὶ ἐσπλαγχνίσθη, καὶ δραμὼν ἐπέπεσεν ἐπὶ τὸν τράχηλον αὐτοῦ καὶ κατεφίλησεν αὐτόν. <text:span text:style-name="T1">21</text:span> εἶπεν δὲ ὁ υἱὸς αὐτῷ Πάτερ, ἥμαρτον εἰς τὸν οὐρανὸν καὶ ἐνώπιόν σου, οὐκέτι εἰμὶ ἄξιος κληθῆναι υἱός σου. <text:span text:style-name="T1">22</text:span> εἶπεν δὲ ὁ πατὴρ πρὸς τοὺς δούλους αὐτοῦ Ταχὺ ἐξενέγκατε στολὴν τὴν πρώτην καὶ ἐνδύσατε αὐτόν, καὶ δότε δακτύλιον εἰς τὴν χεῖρα αὐτοῦ καὶ ὑποδήματα εἰς τοὺς πόδας, <text:span text:style-name="T1">23</text:span> καὶ φέρετε τὸν μόσχον τὸν σιτευτόν, θύσατε, καὶ φαγόντες εὐφρανθῶμεν, <text:span text:style-name="T1">24</text:span> ὅτι οὗτος ὁ υἱός μου νεκρὸς ἦν καὶ ἀνέζησεν, ἦν ἀπολωλὼς καὶ εὑρέθη. καὶ ἤρξαντο εὐφραίνεσθαι. <text:span text:style-name="T1">25</text:span> ἦν δὲ ὁ υἱὸς αὐτοῦ ὁ πρεσβύτερος ἐν ἀγρῷ· καὶ ὡς ἐρχόμενος ἤγγισεν τῇ οἰκίᾳ, ἤκουσεν συμφωνίας καὶ χορῶν, <text:span text:style-name="T1">26</text:span> καὶ προσκαλεσάμενος ἕνα τῶν παίδων ἐπυνθάνετο τί ἂν εἴη ταῦτα. <text:span text:style-name="T1">27</text:span> ὁ δὲ εἶπεν αὐτῷ ὅτι Ὁ ἀδελφός σου ἥκει, καὶ ἔθυσεν ὁ πατήρ σου τὸν μόσχον τὸν σιτευτόν, ὅτι ὑγιαίνοντα αὐτὸν ἀπέλαβεν. <text:span text:style-name="T1">28</text:span> ὠργίσθη δὲ καὶ οὐκ ἤθελεν εἰσελθεῖν· ὁ δὲ πατὴρ αὐτοῦ ἐξελθὼν παρεκάλει <text:soft-page-break/>αὐτόν. <text:span text:style-name="T1">29</text:span> ὁ δὲ ἀποκριθεὶς εἶπεν τῷ πατρὶ Ἰδοὺ τοσαῦτα ἔτη δουλεύω σοι καὶ οὐδέποτε ἐντολήν σου παρῆλθον, καὶ ἐμοὶ οὐδέποτε ἔδωκας ἔριφον ἵνα μετὰ τῶν φίλων μου εὐφρανθῶ· <text:span text:style-name="T1">30</text:span> ὅτε δὲ ὁ υἱός σου οὗτος ὁ καταφαγών σου τὸν βίον μετὰ πορνῶν ἦλθεν, ἔθυσας αὐτῷ τὸν σιτευτὸν μόσχον. <text:span text:style-name="T1">31</text:span> ὁ δὲ εἶπεν αὐτῷ Τέκνον, σὺ πάντοτε μετ’ ἐμοῦ εἶ, καὶ πάντα τὰ ἐμὰ σά ἐστιν· <text:span text:style-name="T1">32</text:span> εὐφρανθῆναι δὲ καὶ χαρῆναι ἔδει, ὅτι ὁ ἀδελφός σου οὗτος νεκρὸς ἦν καὶ ἔζησεν, καὶ ἀπολωλὼς καὶ εὑρέθη.</text:p>
      <text:p text:style-name="P1"/>
      <text:h text:style-name="P5" text:outline-level="2">16</text:h>
      <text:p text:style-name="P1"/>
      <text:p text:style-name="P1"><text:tab/><text:span text:style-name="T1">1</text:span> Ἔλεγεν δὲ καὶ πρὸς τοὺς μαθητάς Ἄνθρωπός τις ἦν πλούσιος ὃς εἶχεν οἰκονόμον, καὶ οὗτος διεβλήθη αὐτῷ ὡς διασκορπίζων τὰ ὑπάρχοντα αὐτοῦ. <text:span text:style-name="T1">2</text:span> καὶ φωνήσας αὐτὸν εἶπεν αὐτῷ Τί τοῦτο ἀκούω περὶ σοῦ; ἀπόδος τὸν λόγον τῆς οἰκονομίας σου· οὐ γὰρ δύνῃ ἔτι οἰκονομεῖν. <text:span text:style-name="T1">3</text:span> εἶπεν δὲ ἐν ἑαυτῷ ὁ οἰκονόμος Τί ποιήσω, ὅτι ὁ κύριός μου ἀφαιρεῖται τὴν οἰκονομίαν ἀπ’ ἐμοῦ; σκάπτειν οὐκ ἰσχύω, ἐπαιτεῖν αἰσχύνομαι. <text:span text:style-name="T1">4</text:span> ἔγνων τί ποιήσω, ἵνα ὅταν μετασταθῶ ἐκ τῆς οἰκονομίας δέξωνταί με εἰς τοὺς οἴκους ἑαυτῶν. <text:span text:style-name="T1">5</text:span> καὶ προσκαλεσάμενος ἕνα ἕκαστον τῶν χρεοφειλετῶν τοῦ κυρίου ἑαυτοῦ ἔλεγεν τῷ πρώτῳ Πόσον ὀφείλεις τῷ κυρίῳ μου; <text:span text:style-name="T1">6</text:span> ὁ δὲ εἶπεν Ἑκατὸν βάτους ἐλαίου. ὁ δὲ εἶπεν αὐτῷ Δέξαι σου τὰ γράμματα καὶ καθίσας ταχέως γράψον πεντήκοντα. <text:span text:style-name="T1">7</text:span> ἔπειτα ἑτέρῳ εἶπεν Σὺ δὲ πόσον ὀφείλεις; ὁ δὲ εἶπεν Ἑκατὸν κόρους σίτου. λέγει αὐτῷ Δέξαι σου τὰ γράμματα καὶ γράψον ὀγδοήκοντα. <text:span text:style-name="T1">8</text:span> καὶ ἐπῄνεσεν ὁ κύριος τὸν οἰκονόμον τῆς ἀδικίας ὅτι φρονίμως ἐποίησεν· ὅτι οἱ υἱοὶ τοῦ αἰῶνος τούτου φρονιμώτεροι ὑπὲρ τοὺς υἱοὺς τοῦ φωτὸς εἰς τὴν γενεὰν τὴν <text:soft-page-break/>ἑαυτῶν εἰσιν. <text:span text:style-name="T1">9</text:span> Καὶ ἐγὼ ὑμῖν λέγω, ἑαυτοῖς ποιήσατε φίλους ἐκ τοῦ μαμωνᾶ τῆς ἀδικίας, ἵνα ὅταν ἐκλίπῃ δέξωνται ὑμᾶς εἰς τὰς αἰωνίους σκηνάς. <text:span text:style-name="T1">10</text:span> ὁ πιστὸς ἐν ἐλαχίστῳ καὶ ἐν πολλῷ πιστός ἐστιν, καὶ ὁ ἐν ἐλαχίστῳ ἄδικος καὶ ἐν πολλῷ ἄδικός ἐστιν. <text:span text:style-name="T1">11</text:span> εἰ οὖν ἐν τῷ ἀδίκῳ μαμωνᾷ πιστοὶ οὐκ ἐγένεσθε, τὸ ἀληθινὸν τίς ὑμῖν πιστεύσει; <text:span text:style-name="T1">12</text:span> καὶ εἰ ἐν τῷ ἀλλοτρίῳ πιστοὶ οὐκ ἐγένεσθε, τὸ ἡμέτερον τίς δώσει ὑμῖν; <text:span text:style-name="T1">13</text:span> Οὐδεὶς οἰκέτης δύναται δυσὶ κυρίοις δουλεύειν· ἢ γὰρ τὸν ἕνα μισήσει καὶ τὸν ἕτερον ἀγαπήσει, ἢ ἑνὸς ἀνθέξεται καὶ τοῦ ἑτέρου καταφρονήσει. οὐ δύνασθε Θεῷ δουλεύειν καὶ μαμωνᾷ. <text:span text:style-name="T1">14</text:span> Ἤκουον δὲ ταῦτα πάντα οἱ Φαρισαῖοι φιλάργυροι ὑπάρχοντες, καὶ ἐξεμυκτήριζον αὐτόν. <text:span text:style-name="T1">15</text:span> καὶ εἶπεν αὐτοῖς Ὑμεῖς ἐστε οἱ δικαιοῦντες ἑαυτοὺς ἐνώπιον τῶν ἀνθρώπων, ὁ δὲ Θεὸς γινώσκει τὰς καρδίας ὑμῶν· ὅτι τὸ ἐν ἀνθρώποις ὑψηλὸν βδέλυγμα ἐνώπιον τοῦ Θεοῦ. <text:span text:style-name="T1">16</text:span> Ὁ νόμος καὶ οἱ προφῆται μέχρι Ἰωάνου· ἀπὸ τότε ἡ βασιλεία τοῦ Θεοῦ εὐαγγελίζεται καὶ πᾶς εἰς αὐτὴν βιάζεται. <text:span text:style-name="T1">17</text:span> εὐκοπώτερον δέ ἐστιν τὸν οὐρανὸν καὶ τὴν γῆν παρελθεῖν ἢ τοῦ νόμου μίαν κεραίαν πεσεῖν. <text:span text:style-name="T1">18</text:span> Πᾶς ὁ ἀπολύων τὴν γυναῖκα αὐτοῦ καὶ γαμῶν ἑτέραν μοιχεύει, καὶ ὁ ἀπολελυμένην ἀπὸ ἀνδρὸς γαμῶν μοιχεύει. <text:span text:style-name="T1">19</text:span> Ἄνθρωπος δέ τις ἦν πλούσιος, καὶ ἐνεδιδύσκετο πορφύραν καὶ βύσσον εὐφραινόμενος καθ’ ἡμέραν λαμπρῶς. <text:span text:style-name="T1">20</text:span> πτωχὸς δέ τις ὀνόματι Λάζαρος ἐβέβλητο πρὸς τὸν πυλῶνα αὐτοῦ εἱλκωμένος <text:span text:style-name="T1">21</text:span> καὶ ἐπιθυμῶν χορτασθῆναι ἀπὸ τῶν πιπτόντων ἀπὸ τῆς τραπέζης τοῦ πλουσίου· ἀλλὰ καὶ οἱ κύνες ἐρχόμενοι ἐπέλειχον τὰ ἕλκη αὐτοῦ. <text:span text:style-name="T1">22</text:span> ἐγένετο δὲ ἀποθανεῖν τὸν πτωχὸν καὶ ἀπενεχθῆναι αὐτὸν ὑπὸ τῶν ἀγγέλων εἰς τὸν κόλπον Ἀβραάμ· ἀπέθανεν δὲ καὶ ὁ πλούσιος καὶ ἐτάφη. <text:span text:style-name="T1">23</text:span> καὶ ἐν τῷ Ἅιδῃ ἐπάρας τοὺς ὀφθαλμοὺς αὐτοῦ, ὑπάρχων ἐν βασάνοις, ὁρᾷ Ἀβραὰμ ἀπὸ μακρόθεν καὶ Λάζαρον ἐν τοῖς κόλποις αὐτοῦ. <text:span text:style-name="T1">24</text:span> καὶ αὐτὸς <text:soft-page-break/>φωνήσας εἶπεν Πάτερ Ἀβραάμ, ἐλέησόν με καὶ πέμψον Λάζαρον ἵνα βάψῃ τὸ ἄκρον τοῦ δακτύλου αὐτοῦ ὕδατος καὶ καταψύξῃ τὴν γλῶσσάν μου, ὅτι ὀδυνῶμαι ἐν τῇ φλογὶ ταύτῃ. <text:span text:style-name="T1">25</text:span> εἶπεν δὲ Ἀβραάμ Τέκνον, μνήσθητι ὅτι ἀπέλαβες τὰ ἀγαθά σου ἐν τῇ ζωῇ σου, καὶ Λάζαρος ὁμοίως τὰ κακά· νῦν δὲ ὧδε παρακαλεῖται σὺ δὲ ὀδυνᾶσαι. <text:span text:style-name="T1">26</text:span> καὶ ἐν πᾶσι τούτοις μεταξὺ ἡμῶν καὶ ὑμῶν χάσμα μέγα ἐστήρικται, ὅπως οἱ θέλοντες διαβῆναι ἔνθεν πρὸς ὑμᾶς μὴ δύνωνται, μηδὲ ἐκεῖθεν πρὸς ἡμᾶς διαπερῶσιν. <text:span text:style-name="T1">27</text:span> εἶπεν δέ Ἐρωτῶ σε οὖν, πάτερ, ἵνα πέμψῃς αὐτὸν εἰς τὸν οἶκον τοῦ πατρός μου· <text:span text:style-name="T1">28</text:span> ἔχω γὰρ πέντε ἀδελφούς· ὅπως διαμαρτύρηται αὐτοῖς, ἵνα μὴ καὶ αὐτοὶ ἔλθωσιν εἰς τὸν τόπον τοῦτον τῆς βασάνου. <text:span text:style-name="T1">29</text:span> λέγει δὲ Ἀβραάμ Ἔχουσι Μωϋσέα καὶ τοὺς προφήτας· ἀκουσάτωσαν αὐτῶν. <text:span text:style-name="T1">30</text:span> ὁ δὲ εἶπεν Οὐχί, πάτερ Ἀβραάμ, ἀλλ’ ἐάν τις ἀπὸ νεκρῶν πορευθῇ πρὸς αὐτοὺς, μετανοήσουσιν. <text:span text:style-name="T1">31</text:span> εἶπεν δὲ αὐτῷ Εἰ Μωϋσέως καὶ τῶν προφητῶν οὐκ ἀκούουσιν, οὐδὲ ἐάν τις ἐκ νεκρῶν ἀναστῇ πεισθήσονται.</text:p>
      <text:p text:style-name="P1"/>
      <text:h text:style-name="P5" text:outline-level="2">17</text:h>
      <text:p text:style-name="P1"/>
      <text:p text:style-name="P1"><text:tab/><text:span text:style-name="T1">1</text:span> Εἶπεν δὲ πρὸς τοὺς μαθητὰς αὐτοῦ Ἀνένδεκτόν ἐστιν τοῦ τὰ σκάνδαλα μὴ ἐλθεῖν, οὐαὶ δὲ δι’ οὗ ἔρχεται· <text:span text:style-name="T1">2</text:span> λυσιτελεῖ αὐτῷ εἰ λίθος μυλικὸς περίκειται περὶ τὸν τράχηλον αὐτοῦ καὶ ἔρριπται εἰς τὴν θάλασσαν, ἢ ἵνα σκανδαλίσῃ τῶν μικρῶν τούτων ἕνα. <text:span text:style-name="T1">3</text:span> προσέχετε ἑαυτοῖς. ἐὰν ἁμάρτῃ ὁ ἀδελφός σου, ἐπιτίμησον αὐτῷ, καὶ ἐὰν μετανοήσῃ, ἄφες αὐτῷ. <text:span text:style-name="T1">4</text:span> καὶ ἐὰν ἑπτάκις τῆς ἡμέρας ἁμαρτήσῃ εἰς σὲ καὶ ἑπτάκις ἐπιστρέψῃ πρὸς σὲ λέγων Μετανοῶ, ἀφήσεις αὐτῷ. <text:span text:style-name="T1">5</text:span> Καὶ εἶπαν οἱ ἀπόστολοι τῷ Κυρίῳ Πρόσθες ἡμῖν πίστιν. <text:span text:style-name="T1">6</text:span> εἶπεν δὲ ὁ Κύριος <text:soft-page-break/>Εἰ ἔχετε πίστιν ὡς κόκκον σινάπεως, ἐλέγετε ἂν τῇ συκαμίνῳ ταύτῃ Ἐκριζώθητι καὶ φυτεύθητι ἐν τῇ θαλάσσῃ· καὶ ὑπήκουσεν ἂν ὑμῖν. <text:span text:style-name="T1">7</text:span> Τίς δὲ ἐξ ὑμῶν δοῦλον ἔχων ἀροτριῶντα ἢ ποιμαίνοντα, ὃς εἰσελθόντι ἐκ τοῦ ἀγροῦ ἐρεῖ αὐτῷ Εὐθέως παρελθὼν ἀνάπεσε, <text:span text:style-name="T1">8</text:span> ἀλλ’ οὐχὶ ἐρεῖ αὐτῷ Ἑτοίμασον τί δειπνήσω, καὶ περιζωσάμενος διακόνει μοι ἕως φάγω καὶ πίω, καὶ μετὰ ταῦτα φάγεσαι καὶ πίεσαι σύ; <text:span text:style-name="T1">9</text:span> μὴ ἔχει χάριν τῷ δούλῳ ὅτι ἐποίησεν τὰ διαταχθέντα; <text:span text:style-name="T1">10</text:span> οὕτως καὶ ὑμεῖς, ὅταν ποιήσητε πάντα τὰ διαταχθέντα ὑμῖν, λέγετε ὅτι Δοῦλοι ἀχρεῖοί ἐσμεν, ὃ ὠφείλομεν ποιῆσαι πεποιήκαμεν.</text:p>
      <text:p text:style-name="P1"/>
      <text:p text:style-name="P1"><text:tab/><text:span text:style-name="T1">11</text:span> Καὶ ἐγένετο ἐν τῷ πορεύεσθαι εἰς Ἱερουσαλὴμ, καὶ αὐτὸς διήρχετο διὰ μέσον Σαμαρίας καὶ Γαλιλαίας. <text:span text:style-name="T1">12</text:span> καὶ εἰσερχομένου αὐτοῦ εἴς τινα κώμην ἀπήντησαν δέκα λεπροὶ ἄνδρες, οἳ ἔστησαν πόρρωθεν, <text:span text:style-name="T1">13</text:span> καὶ αὐτοὶ ἦραν φωνὴν λέγοντες Ἰησοῦ Ἐπιστάτα, ἐλέησον ἡμᾶς. <text:span text:style-name="T1">14</text:span> καὶ ἰδὼν εἶπεν αὐτοῖς Πορευθέντες <text:span text:style-name="T2">ἐπιδείξατε</text:span> ἑαυτοὺς <text:span text:style-name="T2">τοῖς ἱερεῦσιν</text:span>. καὶ ἐγένετο ἐν τῷ ὑπάγειν αὐτοὺς ἐκαθαρίσθησαν. <text:span text:style-name="T1">15</text:span> εἷς δὲ ἐξ αὐτῶν, ἰδὼν ὅτι ἰάθη, ὑπέστρεψεν μετὰ φωνῆς μεγάλης δοξάζων τὸν Θεόν, <text:span text:style-name="T1">16</text:span> καὶ ἔπεσεν ἐπὶ πρόσωπον παρὰ τοὺς πόδας αὐτοῦ εὐχαριστῶν αὐτῷ· καὶ αὐτὸς ἦν Σαμαρείτης. <text:span text:style-name="T1">17</text:span> ἀποκριθεὶς δὲ ὁ Ἰησοῦς εἶπεν Οὐχ οἱ δέκα ἐκαθαρίσθησαν; οἱ δὲ ἐννέα ποῦ; <text:span text:style-name="T1">18</text:span> οὐχ εὑρέθησαν ὑποστρέψαντες δοῦναι δόξαν τῷ Θεῷ εἰ μὴ ὁ ἀλλογενὴς οὗτος; <text:span text:style-name="T1">19</text:span> καὶ εἶπεν αὐτῷ Ἀναστὰς πορεύου· ἡ πίστις σου σέσωκέν σε.</text:p>
      <text:p text:style-name="P1"><text:tab/><text:span text:style-name="T1">20</text:span> Ἐπερωτηθεὶς δὲ ὑπὸ τῶν Φαρισαίων πότε ἔρχεται ἡ βασιλεία τοῦ Θεοῦ, ἀπεκρίθη αὐτοῖς καὶ εἶπεν Οὐκ ἔρχεται ἡ βασιλεία τοῦ Θεοῦ μετὰ παρατηρήσεως, <text:span text:style-name="T1">21</text:span> οὐδὲ ἐροῦσιν Ἰδοὺ ὧδε ἤ Ἐκεῖ· ἰδοὺ γὰρ ἡ βασιλεία τοῦ Θεοῦ ἐντὸς ὑμῶν ἐστιν. <text:span text:style-name="T1">22</text:span> Εἶπεν δὲ πρὸς τοὺς μαθητάς Ἐλεύσονται ἡμέραι ὅτε ἐπιθυμήσετε μίαν τῶν ἡμερῶν τοῦ Υἱοῦ τοῦ ἀνθρώπου ἰδεῖν <text:soft-page-break/>καὶ οὐκ ὄψεσθε. <text:span text:style-name="T1">23</text:span> καὶ ἐροῦσιν ὑμῖν Ἰδοὺ ἐκεῖ, Ἰδοὺ ὧδε· μὴ ἀπέλθητε μηδὲ διώξητε. <text:span text:style-name="T1">24</text:span> ὥσπερ γὰρ ἡ ἀστραπὴ ἀστράπτουσα ἐκ τῆς ὑπὸ τὸν οὐρανὸν εἰς τὴν ὑπ’ οὐρανὸν λάμπει, οὕτως ἔσται ὁ Υἱὸς τοῦ ἀνθρώπου ἐν τῇ ἡμέρᾳ αὐτοῦ. <text:span text:style-name="T1">25</text:span> πρῶτον δὲ δεῖ αὐτὸν πολλὰ παθεῖν καὶ ἀποδοκιμασθῆναι ἀπὸ τῆς γενεᾶς ταύτης. <text:span text:style-name="T1">26</text:span> καὶ καθὼς ἐγένετο ἐν ταῖς ἡμέραις Νῶε, οὕτως ἔσται καὶ ἐν ταῖς ἡμέραις τοῦ Υἱοῦ τοῦ ἀνθρώπου· <text:span text:style-name="T1">27</text:span> ἤσθιον, ἔπινον, ἐγάμουν, ἐγαμίζοντο, ἄχρι ἧς ἡμέρας <text:span text:style-name="T2">εἰσῆλθεν Νῶε εἰς τὴν κιβωτόν</text:span>, καὶ ἦλθεν ὁ κατακλυσμὸς καὶ ἀπώλεσεν πάντας. <text:span text:style-name="T1">28</text:span> ὁμοίως καθὼς ἐγένετο ἐν ταῖς ἡμέραις Λώτ· ἤσθιον, ἔπινον, ἠγόραζον, ἐπώλουν, ἐφύτευον, ᾠκοδόμουν· <text:span text:style-name="T1">29</text:span> ᾗ δὲ ἡμέρᾳ ἐξῆλθεν Λὼτ ἀπὸ Σοδόμων, <text:span text:style-name="T2">ἔβρεξεν πῦρ καὶ θεῖον ἀπ’ οὐρανοῦ</text:span> καὶ ἀπώλεσεν πάντας. <text:span text:style-name="T1">30</text:span> κατὰ τὰ αὐτὰ ἔσται ᾗ ἡμέρᾳ ὁ Υἱὸς τοῦ ἀνθρώπου ἀποκαλύπτεται. <text:span text:style-name="T1">31</text:span> ἐν ἐκείνῃ τῇ ἡμέρᾳ ὃς ἔσται ἐπὶ τοῦ δώματος καὶ τὰ σκεύη αὐτοῦ ἐν τῇ οἰκίᾳ, μὴ καταβάτω ἆραι αὐτά, καὶ ὁ ἐν ἀγρῷ ὁμοίως μὴ <text:span text:style-name="T2">ἐπιστρεψάτω εἰς τὰ ὀπίσω</text:span>. <text:span text:style-name="T1">32</text:span> μνημονεύετε τῆς γυναικὸς Λώτ. <text:span text:style-name="T1">33</text:span> ὃς ἐὰν ζητήσῃ τὴν ψυχὴν αὐτοῦ περιποιήσασθαι, ἀπολέσει αὐτήν, καὶ ὃς ἂν ἀπολέσει, ζωογονήσει αὐτήν. <text:span text:style-name="T1">34</text:span> λέγω ὑμῖν, ταύτῃ τῇ νυκτὶ ἔσονται δύο ἐπὶ κλίνης μιᾶς, ὁ εἷς παραλημφθήσεται καὶ ὁ ἕτερος ἀφεθήσεται· <text:span text:style-name="T1">35</text:span> ἔσονται δύο ἀλήθουσαι ἐπὶ τὸ αὐτό, ἡ μία παραλημφθήσεται ἡ δὲ ἑτέρα ἀφεθήσεται. <text:span text:style-name="T1">37</text:span> καὶ ἀποκριθέντες λέγουσιν αὐτῷ Ποῦ, Κύριε; ὁ δὲ εἶπεν αὐτοῖς Ὅπου τὸ σῶμα, ἐκεῖ καὶ οἱ ἀετοὶ ἐπισυναχθήσονται.</text:p>
      <text:p text:style-name="P1"/>
      <text:h text:style-name="P5" text:outline-level="2">18</text:h>
      <text:p text:style-name="P1"/>
      <text:p text:style-name="P1"><text:span text:style-name="T1"><text:tab/>1</text:span> Ἔλεγεν δὲ παραβολὴν αὐτοῖς πρὸς τὸ δεῖν πάντοτε <text:soft-page-break/>προσεύχεσθαι αὐτοὺς καὶ μὴ ἐνκακεῖν, <text:span text:style-name="T1">2</text:span> λέγων Κριτής τις ἦν ἔν τινι πόλει τὸν Θεὸν μὴ φοβούμενος καὶ ἄνθρωπον μὴ ἐντρεπόμενος. <text:span text:style-name="T1">3</text:span> χήρα δὲ ἦν ἐν τῇ πόλει ἐκείνῃ, καὶ ἤρχετο πρὸς αὐτὸν λέγουσα Ἐκδίκησόν με ἀπὸ τοῦ ἀντιδίκου μου. <text:span text:style-name="T1">4</text:span> καὶ οὐκ ἤθελεν ἐπὶ χρόνον· μετὰ ταῦτα δὲ εἶπεν ἐν ἑαυτῷ Εἰ καὶ τὸν Θεὸν οὐ φοβοῦμαι οὐδὲ ἄνθρωπον ἐντρέπομαι, <text:span text:style-name="T1">5</text:span> διά γε τὸ παρέχειν μοι κόπον τὴν χήραν ταύτην ἐκδικήσω αὐτήν, ἵνα μὴ εἰς τέλος ἐρχομένη ὑπωπιάζῃ με. <text:span text:style-name="T1">6</text:span> Εἶπεν δὲ ὁ Κύριος Ἀκούσατε τί ὁ κριτὴς τῆς ἀδικίας λέγει· <text:span text:style-name="T1">7</text:span> ὁ δὲ Θεὸς οὐ μὴ ποιήσῃ τὴν ἐκδίκησιν τῶν ἐκλεκτῶν αὐτοῦ τῶν βοώντων αὐτῷ ἡμέρας καὶ νυκτός, καὶ μακροθυμεῖ ἐπ’ αὐτοῖς; <text:span text:style-name="T1">8</text:span> λέγω ὑμῖν ὅτι ποιήσει τὴν ἐκδίκησιν αὐτῶν ἐν τάχει. πλὴν ὁ Υἱὸς τοῦ ἀνθρώπου ἐλθὼν ἆρα εὑρήσει τὴν πίστιν ἐπὶ τῆς γῆς;</text:p>
      <text:p text:style-name="P1"><text:tab/><text:span text:style-name="T1">9</text:span> Εἶπεν δὲ καὶ πρός τινας τοὺς πεποιθότας ἐφ’ ἑαυτοῖς ὅτι εἰσὶν δίκαιοι καὶ ἐξουθενοῦντας τοὺς λοιποὺς τὴν παραβολὴν ταύτην. <text:span text:style-name="T1">10</text:span> Ἄνθρωποι δύο ἀνέβησαν εἰς τὸ ἱερὸν προσεύξασθαι, ὁ εἷς Φαρισαῖος καὶ ὁ ἕτερος τελώνης. <text:span text:style-name="T1">11</text:span> ὁ Φαρισαῖος σταθεὶς ταῦτα πρὸς ἑαυτὸν προσηύχετο Ὁ Θεός, εὐχαριστῶ σοι ὅτι οὐκ εἰμὶ ὥσπερ οἱ λοιποὶ τῶν ἀνθρώπων, ἅρπαγες, ἄδικοι, μοιχοί, ἢ καὶ ὡς οὗτος ὁ τελώνης· <text:span text:style-name="T1">12</text:span> νηστεύω δὶς τοῦ σαββάτου, ἀποδεκατεύω πάντα ὅσα κτῶμαι. <text:span text:style-name="T1">13</text:span> ὁ δὲ τελώνης μακρόθεν ἑστὼς οὐκ ἤθελεν οὐδὲ τοὺς ὀφθαλμοὺς ἐπᾶραι εἰς τὸν οὐρανόν, ἀλλ’ ἔτυπτεν τὸ στῆθος αὐτοῦ λέγων Ὁ Θεός, ἱλάσθητί μοι τῷ ἁμαρτωλῷ. <text:span text:style-name="T1">14</text:span> λέγω ὑμῖν, κατέβη οὗτος δεδικαιωμένος εἰς τὸν οἶκον αὐτοῦ παρ’ ἐκεῖνον· ὅτι πᾶς ὁ ὑψῶν ἑαυτὸν ταπεινωθήσεται, ὁ δὲ ταπεινῶν ἑαυτὸν ὑψωθήσεται.</text:p>
      <text:p text:style-name="P1"><text:tab/><text:span text:style-name="T1">15</text:span> Προσέφερον δὲ αὐτῷ καὶ τὰ βρέφη ἵνα αὐτῶν ἅπτηται· ἰδόντες δὲ οἱ μαθηταὶ ἐπετίμων αὐτοῖς. <text:span text:style-name="T1">16</text:span> ὁ δὲ Ἰησοῦς προσεκαλέσατο αὐτὰ λέγων Ἄφετε τὰ παιδία ἔρχεσθαι πρός με καὶ μὴ κωλύετε αὐτά· τῶν γὰρ τοιούτων ἐστὶν ἡ <text:soft-page-break/>βασιλεία τοῦ Θεοῦ. <text:span text:style-name="T1">17</text:span> ἀμὴν λέγω ὑμῖν, ὃς ἂν μὴ δέξηται τὴν βασιλείαν τοῦ Θεοῦ ὡς παιδίον, οὐ μὴ εἰσέλθῃ εἰς αὐτήν.</text:p>
      <text:p text:style-name="P1"><text:tab/><text:span text:style-name="T1">18</text:span> Καὶ ἐπηρώτησέν τις αὐτὸν ἄρχων λέγων Διδάσκαλε ἀγαθέ, τί ποιήσας ζωὴν αἰώνιον κληρονομήσω; <text:span text:style-name="T1">19</text:span> εἶπεν δὲ αὐτῷ ὁ Ἰησοῦς Τί με λέγεις ἀγαθόν; οὐδεὶς ἀγαθὸς εἰ μὴ εἷς ὁ Θεός. <text:span text:style-name="T1">20</text:span> τὰς ἐντολὰς οἶδας <text:span text:style-name="T2">Μὴ μοιχεύσῃς, Μὴ φονεύσῃς, Μὴ κλέψῃς, Μὴ ψευδομαρτυρήσῃς, Τίμα τὸν πατέρα σου καὶ τὴν μητέρα</text:span>. <text:span text:style-name="T1">21</text:span> ὁ δὲ εἶπεν Ταῦτα πάντα ἐφύλαξα ἐκ νεότητος. <text:span text:style-name="T1">22</text:span> ἀκούσας δὲ ὁ Ἰησοῦς εἶπεν αὐτῷ Ἔτι ἕν σοι λείπει· πάντα ὅσα ἔχεις πώλησον καὶ διάδος πτωχοῖς, καὶ ἕξεις θησαυρὸν ἐν τοῖς οὐρανοῖς, καὶ δεῦρο ἀκολούθει μοι. <text:span text:style-name="T1">23</text:span> ὁ δὲ ἀκούσας ταῦτα περίλυπος ἐγενήθη, ἦν γὰρ πλούσιος σφόδρα. <text:span text:style-name="T1">24</text:span> ἰδὼν δὲ αὐτὸν ὁ Ἰησοῦς εἶπεν Πῶς δυσκόλως οἱ τὰ χρήματα ἔχοντες εἰς τὴν βασιλείαν τοῦ Θεοῦ εἰσπορεύονται· <text:span text:style-name="T1">25</text:span> εὐκοπώτερον γάρ ἐστιν κάμηλον διὰ τρήματος βελόνης εἰσελθεῖν ἢ πλούσιον εἰς τὴν βασιλείαν τοῦ Θεοῦ εἰσελθεῖν. <text:span text:style-name="T1">26</text:span> εἶπαν δὲ οἱ ἀκούσαντες Καὶ τίς δύναται σωθῆναι; <text:span text:style-name="T1">27</text:span> ὁ δὲ εἶπεν Τὰ ἀδύνατα παρὰ ἀνθρώποις δυνατὰ παρὰ τῷ Θεῷ ἐστιν. <text:span text:style-name="T1">28</text:span> Εἶπεν δὲ ὁ Πέτρος Ἰδοὺ ἡμεῖς ἀφέντες τὰ ἴδια ἠκολουθήσαμέν σοι. <text:span text:style-name="T1">29</text:span> ὁ δὲ εἶπεν αὐτοῖς Ἀμὴν λέγω ὑμῖν ὅτι οὐδείς ἐστιν ὃς ἀφῆκεν οἰκίαν ἢ γυναῖκα ἢ ἀδελφοὺς ἢ γονεῖς ἢ τέκνα ἕνεκεν τῆς βασιλείας τοῦ Θεοῦ, <text:span text:style-name="T1">30</text:span> ὃς οὐχὶ μὴ λάβῃ πολλαπλασίονα ἐν τῷ καιρῷ τούτῳ καὶ ἐν τῷ αἰῶνι τῷ ἐρχομένῳ ζωὴν αἰώνιον. <text:span text:style-name="T1">31</text:span> Παραλαβὼν δὲ τοὺς δώδεκα εἶπεν πρὸς αὐτούς Ἰδοὺ ἀναβαίνομεν εἰς Ἱερουσαλήμ, καὶ τελεσθήσεται πάντα τὰ γεγραμμένα διὰ τῶν προφητῶν τῷ Υἱῷ τοῦ ἀνθρώπου· <text:span text:style-name="T1">32</text:span> παραδοθήσεται γὰρ τοῖς ἔθνεσιν καὶ ἐμπαιχθήσεται καὶ ὑβρισθήσεται καὶ ἐμπτυσθήσεται, <text:span text:style-name="T1">33</text:span> καὶ μαστιγώσαντες ἀποκτενοῦσιν αὐτόν, καὶ τῇ ἡμέρᾳ τῇ τρίτῃ ἀναστήσεται. <text:span text:style-name="T1">34</text:span> καὶ αὐτοὶ οὐδὲν τούτων συνῆκαν, καὶ ἦν τὸ ῥῆμα τοῦτο κεκρυμμένον ἀπ’ αὐτῶν, καὶ οὐκ ἐγίνωσκον τὰ λεγόμενα.</text:p>
      <text:p text:style-name="P1"><text:soft-page-break/><text:tab/><text:span text:style-name="T1">35</text:span> Ἐγένετο δὲ ἐν τῷ ἐγγίζειν αὐτὸν εἰς Ἱερειχὼ τυφλός τις ἐκάθητο παρὰ τὴν ὁδὸν ἐπαιτῶν. <text:span text:style-name="T1">36</text:span> ἀκούσας δὲ ὄχλου διαπορευομένου ἐπυνθάνετο τί εἴη τοῦτο. <text:span text:style-name="T1">37</text:span> ἀπήγγειλαν δὲ αὐτῷ ὅτι Ἰησοῦς ὁ Ναζωραῖος παρέρχεται. <text:span text:style-name="T1">38</text:span> καὶ ἐβόησεν λέγων Ἰησοῦ υἱὲ Δαυείδ, ἐλέησόν με. <text:span text:style-name="T1">39</text:span> καὶ οἱ προάγοντες ἐπετίμων αὐτῷ ἵνα σιγήσῃ· αὐτὸς δὲ πολλῷ μᾶλλον ἔκραζεν Υἱὲ Δαυείδ, ἐλέησόν με. <text:span text:style-name="T1">40</text:span> σταθεὶς δὲ ὁ Ἰησοῦς ἐκέλευσεν αὐτὸν ἀχθῆναι πρὸς αὐτόν. ἐγγίσαντος δὲ αὐτοῦ ἐπηρώτησεν αὐτόν <text:span text:style-name="T1">41</text:span> Τί σοι θέλεις ποιήσω; ὁ δὲ εἶπεν Κύριε, ἵνα ἀναβλέψω. <text:span text:style-name="T1">42</text:span> καὶ ὁ Ἰησοῦς εἶπεν αὐτῷ Ἀνάβλεψον· ἡ πίστις σου σέσωκέν σε. <text:span text:style-name="T1">43</text:span> καὶ παραχρῆμα ἀνέβλεψεν, καὶ ἠκολούθει αὐτῷ δοξάζων τὸν Θεόν. καὶ πᾶς ὁ λαὸς ἰδὼν ἔδωκεν αἶνον τῷ Θεῷ.</text:p>
      <text:p text:style-name="P1"/>
      <text:h text:style-name="P5" text:outline-level="2">19</text:h>
      <text:p text:style-name="P1"/>
      <text:p text:style-name="P1"><text:tab/><text:span text:style-name="T1">1</text:span> Καὶ εἰσελθὼν διήρχετο τὴν Ἱερειχώ. <text:span text:style-name="T1">2</text:span> Καὶ ἰδοὺ ἀνὴρ ὀνόματι καλούμενος Ζακχαῖος, καὶ αὐτὸς ἦν ἀρχιτελώνης, καὶ αὐτὸς πλούσιος· <text:span text:style-name="T1">3</text:span> καὶ ἐζήτει ἰδεῖν τὸν Ἰησοῦν τίς ἐστιν, καὶ οὐκ ἠδύνατο ἀπὸ τοῦ ὄχλου, ὅτι τῇ ἡλικίᾳ μικρὸς ἦν. <text:span text:style-name="T1">4</text:span> καὶ προδραμὼν εἰς τὸ ἔμπροσθεν ἀνέβη ἐπὶ συκομορέαν, ἵνα ἴδῃ αὐτόν, ὅτι ἐκείνης ἤμελλεν διέρχεσθαι. <text:span text:style-name="T1">5</text:span> καὶ ὡς ἦλθεν ἐπὶ τὸν τόπον, ἀναβλέψας ὁ Ἰησοῦς εἶπεν πρὸς αὐτόν Ζακχαῖε, σπεύσας κατάβηθι· σήμερον γὰρ ἐν τῷ οἴκῳ σου δεῖ με μεῖναι. <text:span text:style-name="T1">6</text:span> καὶ σπεύσας κατέβη, καὶ ὑπεδέξατο αὐτὸν χαίρων. <text:span text:style-name="T1">7</text:span> καὶ ἰδόντες πάντες διεγόγγυζον λέγοντες ὅτι Παρὰ ἁμαρτωλῷ ἀνδρὶ εἰσῆλθεν καταλῦσαι. <text:span text:style-name="T1">8</text:span> σταθεὶς δὲ Ζακχαῖος εἶπεν πρὸς τὸν Κύριον Ἰδοὺ τὰ ἡμίσειά μου τῶν ὑπαρχόντων, Κύριε, τοῖς πτωχοῖς δίδωμι, καὶ εἴ τινός τι ἐσυκοφάντησα ἀποδίδωμι <text:soft-page-break/>τετραπλοῦν. <text:span text:style-name="T1">9</text:span> εἶπεν δὲ πρὸς αὐτὸν ὁ Ἰησοῦς ὅτι Σήμερον σωτηρία τῷ οἴκῳ τούτῳ ἐγένετο, καθότι καὶ αὐτὸς υἱὸς Ἀβραάμ ἐστιν· <text:span text:style-name="T1">10</text:span> ἦλθεν γὰρ ὁ Υἱὸς τοῦ ἀνθρώπου <text:span text:style-name="T2">ζητῆσαι</text:span> καὶ σῶσαι <text:span text:style-name="T2">τὸ ἀπολωλός</text:span>.</text:p>
      <text:p text:style-name="P1"><text:tab/><text:span text:style-name="T1">11</text:span> Ἀκουόντων δὲ αὐτῶν ταῦτα προσθεὶς εἶπεν παραβολὴν, διὰ τὸ ἐγγὺς εἶναι Ἱερουσαλὴμ αὐτὸν καὶ δοκεῖν αὐτοὺς ὅτι παραχρῆμα μέλλει ἡ βασιλεία τοῦ Θεοῦ ἀναφαίνεσθαι· <text:span text:style-name="T1">12</text:span> εἶπεν οὖν Ἄνθρωπός τις εὐγενὴς ἐπορεύθη εἰς χώραν μακρὰν λαβεῖν ἑαυτῷ βασιλείαν καὶ ὑποστρέψαι. <text:span text:style-name="T1">13</text:span> καλέσας δὲ δέκα δούλους ἑαυτοῦ ἔδωκεν αὐτοῖς δέκα μνᾶς, καὶ εἶπεν πρὸς αὐτούς Πραγματεύσασθε ἐν ᾧ ἔρχομαι. <text:span text:style-name="T1">14</text:span> οἱ δὲ πολῖται αὐτοῦ ἐμίσουν αὐτόν, καὶ ἀπέστειλαν πρεσβείαν ὀπίσω αὐτοῦ λέγοντες Οὐ θέλομεν τοῦτον βασιλεῦσαι ἐφ’ ἡμᾶς. <text:span text:style-name="T1">15</text:span> καὶ ἐγένετο ἐν τῷ ἐπανελθεῖν αὐτὸν λαβόντα τὴν βασιλείαν καὶ εἶπεν φωνηθῆναι αὐτῷ τοὺς δούλους τούτους οἷς δεδώκει τὸ ἀργύριον, ἵνα γνοῖ τίς τί διεπραγματεύσατο. <text:span text:style-name="T1">16</text:span> παρεγένετο δὲ ὁ πρῶτος λέγων Κύριε, ἡ μνᾶ σου δέκα προσηργάσατο μνᾶς. <text:span text:style-name="T1">17</text:span> καὶ εἶπεν αὐτῷ Εὖγε, ἀγαθὲ δοῦλε, ὅτι ἐν ἐλαχίστῳ πιστὸς ἐγένου, ἴσθι ἐξουσίαν ἔχων ἐπάνω δέκα πόλεων. <text:span text:style-name="T1">18</text:span> καὶ ἦλθεν ὁ δεύτερος λέγων Ἡ μνᾶ σου, κύριε, ἐποίησεν πέντε μνᾶς. <text:span text:style-name="T1">19</text:span> εἶπεν δὲ καὶ τούτῳ Καὶ σὺ ἐπάνω γίνου πέντε πόλεων. <text:span text:style-name="T1">20</text:span> καὶ ὁ ἕτερος ἦλθεν λέγων Κύριε, ἰδοὺ ἡ μνᾶ σου, ἣν εἶχον ἀποκειμένην ἐν σουδαρίῳ· <text:span text:style-name="T1">21</text:span> ἐφοβούμην γάρ σε, ὅτι ἄνθρωπος αὐστηρὸς εἶ, αἴρεις ὃ οὐκ ἔθηκας, καὶ θερίζεις ὃ οὐκ ἔσπειρας. <text:span text:style-name="T1">22</text:span> λέγει αὐτῷ Ἐκ τοῦ στόματός σου κρίνω σε, πονηρὲ δοῦλε. ᾔδεις ὅτι ἐγὼ ἄνθρωπος αὐστηρός εἰμι, αἴρων ὃ οὐκ ἔθηκα καὶ θερίζων ὃ οὐκ ἔσπειρα; <text:span text:style-name="T1">23</text:span> καὶ διὰ τί οὐκ ἔδωκάς μου τὸ ἀργύριον ἐπὶ τράπεζαν; κἀγὼ ἐλθὼν σὺν τόκῳ ἂν αὐτὸ ἔπραξα. <text:span text:style-name="T1">24</text:span> καὶ τοῖς παρεστῶσιν εἶπεν Ἄρατε ἀπ’ αὐτοῦ τὴν μνᾶν καὶ δότε τῷ τὰς δέκα μνᾶς ἔχοντι. <text:span text:style-name="T1">25</text:span> καὶ εἶπαν αὐτῷ Κύριε, ἔχει δέκα μνᾶς. <text:span text:style-name="T1">26</text:span> λέγω ὑμῖν ὅτι παντὶ τῷ <text:soft-page-break/>ἔχοντι δοθήσεται, ἀπὸ δὲ τοῦ μὴ ἔχοντος καὶ ὃ ἔχει ἀρθήσεται. <text:span text:style-name="T1">27</text:span> πλὴν τοὺς ἐχθρούς μου τούτους τοὺς μὴ θελήσαντάς με βασιλεῦσαι ἐπ’ αὐτοὺς ἀγάγετε ὧδε καὶ κατασφάξατε αὐτοὺς ἔμπροσθέν μου. <text:span text:style-name="T1">28</text:span> Καὶ εἰπὼν ταῦτα ἐπορεύετο ἔμπροσθεν ἀναβαίνων εἰς Ἱεροσόλυμα. <text:span text:style-name="T1">29</text:span> Καὶ ἐγένετο ὡς ἤγγισεν εἰς Βηθφαγὴ καὶ Βηθανίαν πρὸς τὸ ὄρος τὸ καλούμενον Ἐλαιῶν, ἀπέστειλεν δύο τῶν μαθητῶν <text:span text:style-name="T1">30</text:span> λέγων Ὑπάγετε εἰς τὴν κατέναντι κώμην, ἐν ᾗ εἰσπορευόμενοι εὑρήσετε πῶλον δεδεμένον, ἐφ’ ὃν οὐδεὶς πώποτε ἀνθρώπων ἐκάθισεν, καὶ λύσαντες αὐτὸν ἀγάγετε. <text:span text:style-name="T1">31</text:span> καὶ ἐάν τις ὑμᾶς ἐρωτᾷ Διὰ τί λύετε; οὕτως ἐρεῖτε ὅτι Ὁ Κύριος αὐτοῦ χρείαν ἔχει. <text:span text:style-name="T1">32</text:span> ἀπελθόντες δὲ οἱ ἀπεσταλμένοι εὗρον καθὼς εἶπεν αὐτοῖς. <text:span text:style-name="T1">33</text:span> λυόντων δὲ αὐτῶν τὸν πῶλον εἶπαν οἱ κύριοι αὐτοῦ πρὸς αὐτούς Τί λύετε τὸν πῶλον; <text:span text:style-name="T1">34</text:span> οἱ δὲ εἶπαν ὅτι Ὁ Κύριος αὐτοῦ χρείαν ἔχει. <text:span text:style-name="T1">35</text:span> καὶ ἤγαγον αὐτὸν πρὸς τὸν Ἰησοῦν, καὶ ἐπιρίψαντες αὐτῶν τὰ ἱμάτια ἐπὶ τὸν πῶλον ἐπεβίβασαν τὸν Ἰησοῦν. <text:span text:style-name="T1">36</text:span> πορευομένου δὲ αὐτοῦ ὑπεστρώννυον τὰ ἱμάτια ἑαυτῶν ἐν τῇ ὁδῷ. <text:span text:style-name="T1">37</text:span> ἐγγίζοντος δὲ αὐτοῦ ἤδη πρὸς τῇ καταβάσει τοῦ ὄρους τῶν Ἐλαιῶν ἤρξαντο ἅπαν τὸ πλῆθος τῶν μαθητῶν χαίροντες αἰνεῖν τὸν Θεὸν φωνῇ μεγάλῃ περὶ πασῶν ὧν εἶδον δυνάμεων, <text:span text:style-name="T1">38</text:span> λέγοντες </text:p>
      <text:p text:style-name="P1"><text:tab/><text:span text:style-name="T2">Εὐλογημένος ὁ ἐρχόμενος, </text:span></text:p>
      <text:p text:style-name="P1"><text:span text:style-name="T2"><text:tab/><text:tab/>ὁ Βασιλεὺς ἐν ὀνόματι Κυρίου</text:span>· </text:p>
      <text:p text:style-name="P1"><text:tab/>ἐν οὐρανῷ εἰρήνη </text:p>
      <text:p text:style-name="P1"><text:tab/><text:tab/>καὶ δόξα ἐν ὑψίστοις.</text:p>
      <text:p text:style-name="P1"><text:span text:style-name="T1">39</text:span> καί τινες τῶν Φαρισαίων ἀπὸ τοῦ ὄχλου εἶπαν πρὸς αὐτόν Διδάσκαλε, ἐπιτίμησον τοῖς μαθηταῖς σου. <text:span text:style-name="T1">40</text:span> καὶ ἀποκριθεὶς εἶπεν Λέγω ὑμῖν ἐὰν οὗτοι σιωπήσουσιν, οἱ λίθοι κράξουσιν. <text:span text:style-name="T1">41</text:span> Καὶ ὡς ἤγγισεν, ἰδὼν τὴν πόλιν ἔκλαυσεν ἐπ’ αὐτήν, <text:span text:style-name="T1">42</text:span> λέγων ὅτι Εἰ ἔγνως ἐν τῇ ἡμέρᾳ ταύτῃ καὶ σὺ τὰ πρὸς εἰρήνην· νῦν δὲ ἐκρύβη ἀπὸ ὀφθαλμῶν σου. <text:span text:style-name="T1">43</text:span> ὅτι ἥξουσιν ἡμέραι ἐπὶ <text:soft-page-break/>σὲ καὶ παρεμβαλοῦσιν οἱ ἐχθροί σου χάρακά σοι καὶ περικυκλώσουσίν σε καὶ συνέξουσίν σε πάντοθεν, <text:span text:style-name="T1">44</text:span> καὶ <text:span text:style-name="T2">ἐδαφιοῦσίν</text:span> σε καὶ <text:span text:style-name="T2">τὰ τέκνα σου</text:span> ἐν σοί, καὶ οὐκ ἀφήσουσιν λίθον ἐπὶ λίθον ἐν σοί, ἀνθ’ ὧν οὐκ ἔγνως τὸν καιρὸν τῆς ἐπισκοπῆς σου. <text:span text:style-name="T1">45</text:span> Καὶ εἰσελθὼν εἰς τὸ ἱερὸν ἤρξατο ἐκβάλλειν τοὺς πωλοῦντας, <text:span text:style-name="T1">46</text:span> λέγων αὐτοῖς Γέγραπται <text:span text:style-name="T2">Καὶ ἔσται ὁ οἶκός μου οἶκος προσευχῆς</text:span>· ὑμεῖς δὲ αὐτὸν ἐποιήσατε <text:span text:style-name="T2">σπήλαιον λῃστῶν</text:span>.</text:p>
      <text:p text:style-name="P1"><text:tab/><text:span text:style-name="T1">47</text:span> Καὶ ἦν διδάσκων τὸ καθ’ ἡμέραν ἐν τῷ ἱερῷ· οἱ δὲ ἀρχιερεῖς καὶ οἱ γραμματεῖς ἐζήτουν αὐτὸν ἀπολέσαι καὶ οἱ πρῶτοι τοῦ λαοῦ, <text:span text:style-name="T1">48</text:span> καὶ οὐχ εὕρισκον τὸ τί ποιήσωσιν· ὁ λαὸς γὰρ ἅπας ἐξεκρέμετο αὐτοῦ ἀκούων.</text:p>
      <text:p text:style-name="P1"/>
      <text:h text:style-name="P5" text:outline-level="2">20</text:h>
      <text:p text:style-name="P1"/>
      <text:p text:style-name="P1"><text:tab/><text:span text:style-name="T1">1</text:span> Καὶ ἐγένετο ἐν μιᾷ τῶν ἡμερῶν διδάσκοντος αὐτοῦ τὸν λαὸν ἐν τῷ ἱερῷ καὶ εὐαγγελιζομένου ἐπέστησαν οἱ ἀρχιερεῖς καὶ οἱ γραμματεῖς σὺν τοῖς πρεσβυτέροις, <text:span text:style-name="T1">2</text:span> καὶ εἶπαν λέγοντες πρὸς αὐτόν Εἰπὸν ἡμῖν ἐν ποίᾳ ἐξουσίᾳ ταῦτα ποιεῖς, ἢ τίς ἐστιν ὁ δούς σοι τὴν ἐξουσίαν ταύτην; <text:span text:style-name="T1">3</text:span> ἀποκριθεὶς δὲ εἶπεν πρὸς αὐτούς Ἐρωτήσω ὑμᾶς κἀγὼ λόγον, καὶ εἴπατέ μοι <text:span text:style-name="T1">4</text:span> Τὸ βάπτισμα Ἰωάνου ἐξ οὐρανοῦ ἦν ἢ ἐξ ἀνθρώπων; <text:span text:style-name="T1">5</text:span> οἱ δὲ συνελογίσαντο πρὸς ἑαυτοὺς λέγοντες ὅτι Ἐὰν εἴπωμεν Ἐξ οὐρανοῦ, ἐρεῖ Διὰ τί οὐκ ἐπιστεύσατε αὐτῷ; <text:span text:style-name="T1">6</text:span> ἐὰν δὲ εἴπωμεν Ἐξ ἀνθρώπων, ὁ λαὸς ἅπας καταλιθάσει ἡμᾶς· πεπεισμένος γάρ ἐστιν Ἰωάνην προφήτην εἶναι. <text:span text:style-name="T1">7</text:span> καὶ ἀπεκρίθησαν μὴ εἰδέναι πόθεν. <text:span text:style-name="T1">8</text:span> καὶ ὁ Ἰησοῦς εἶπεν αὐτοῖς Οὐδὲ ἐγὼ λέγω ὑμῖν ἐν ποίᾳ ἐξουσίᾳ ταῦτα ποιῶ. <text:span text:style-name="T1">9</text:span> Ἤρξατο δὲ πρὸς τὸν λαὸν λέγειν τὴν παραβολὴν ταύτην. ἄνθρωπος <text:span text:style-name="T2">ἐφύτευσεν </text:span><text:soft-page-break/><text:span text:style-name="T2">ἀμπελῶνα</text:span>, καὶ ἐξέδετο αὐτὸν γεωργοῖς, καὶ ἀπεδήμησεν χρόνους ἱκανούς. <text:span text:style-name="T1">10</text:span> καὶ καιρῷ ἀπέστειλεν πρὸς τοὺς γεωργοὺς δοῦλον, ἵνα ἀπὸ τοῦ καρποῦ τοῦ ἀμπελῶνος δώσουσιν αὐτῷ· οἱ δὲ γεωργοὶ ἐξαπέστειλαν αὐτὸν δείραντες κενόν. <text:span text:style-name="T1">11</text:span> καὶ προσέθετο ἕτερον πέμψαι δοῦλον· οἱ δὲ κἀκεῖνον δείραντες καὶ ἀτιμάσαντες ἐξαπέστειλαν κενόν. <text:span text:style-name="T1">12</text:span> καὶ προσέθετο τρίτον πέμψαι· οἱ δὲ καὶ τοῦτον τραυματίσαντες ἐξέβαλον. <text:span text:style-name="T1">13</text:span> εἶπεν δὲ ὁ κύριος τοῦ ἀμπελῶνος Τί ποιήσω; πέμψω τὸν υἱόν μου τὸν ἀγαπητόν· ἴσως τοῦτον ἐντραπήσονται. <text:span text:style-name="T1">14</text:span> ἰδόντες δὲ αὐτὸν οἱ γεωργοὶ διελογίζοντο πρὸς ἀλλήλους λέγοντες Οὗτός ἐστιν ὁ κληρονόμος· ἀποκτείνωμεν αὐτόν, ἵνα ἡμῶν γένηται ἡ κληρονομία. <text:span text:style-name="T1">15</text:span> καὶ ἐκβαλόντες αὐτὸν ἔξω τοῦ ἀμπελῶνος ἀπέκτειναν. τί οὖν ποιήσει αὐτοῖς ὁ κύριος τοῦ ἀμπελῶνος; <text:span text:style-name="T1">16</text:span> ἐλεύσεται καὶ ἀπολέσει τοὺς γεωργοὺς τούτους, καὶ δώσει τὸν ἀμπελῶνα ἄλλοις. ἀκούσαντες δὲ εἶπαν Μὴ γένοιτο. <text:span text:style-name="T1">17</text:span> ὁ δὲ ἐμβλέψας αὐτοῖς εἶπεν Τί οὖν ἐστιν τὸ γεγραμμένον τοῦτο </text:p>
      <text:p text:style-name="P1"><text:tab/><text:span text:style-name="T2">Λίθον ὃν ἀπεδοκίμασαν οἱ οἰκοδομοῦντες, </text:span></text:p>
      <text:p text:style-name="P3"><text:tab/><text:tab/>οὗτος ἐγενήθη εἰς κεφαλὴν γωνίας;</text:p>
      <text:p text:style-name="P1"><text:span text:style-name="T1">18</text:span> πᾶς ὁ πεσὼν ἐπ’ ἐκεῖνον τὸν λίθον συνθλασθήσεται· ἐφ’ ὃν δ’ ἂν πέσῃ, λικμήσει αὐτόν. <text:span text:style-name="T1">19</text:span> Καὶ ἐζήτησαν οἱ γραμματεῖς καὶ οἱ ἀρχιερεῖς ἐπιβαλεῖν ἐπ’ αὐτὸν τὰς χεῖρας ἐν αὐτῇ τῇ ὥρᾳ, καὶ ἐφοβήθησαν τὸν λαόν· ἔγνωσαν γὰρ ὅτι πρὸς αὐτοὺς εἶπεν τὴν παραβολὴν ταύτην. <text:span text:style-name="T1">20</text:span> Καὶ παρατηρήσαντες ἀπέστειλαν ἐνκαθέτους ὑποκρινομένους ἑαυτοὺς δικαίους εἶναι, ἵνα ἐπιλάβωνται αὐτοῦ λόγου, ὥστε παραδοῦναι αὐτὸν τῇ ἀρχῇ καὶ τῇ ἐξουσίᾳ τοῦ ἡγεμόνος. <text:span text:style-name="T1">21</text:span> καὶ ἐπηρώτησαν αὐτὸν λέγοντες Διδάσκαλε, οἴδαμεν ὅτι ὀρθῶς λέγεις καὶ διδάσκεις καὶ οὐ λαμβάνεις πρόσωπον, ἀλλ’ ἐπ’ ἀληθείας τὴν ὁδὸν τοῦ Θεοῦ διδάσκεις· 22 ἔξεστιν ἡμᾶς Καίσαρι φόρον δοῦναι ἢ οὔ; <text:span text:style-name="T1">23</text:span> κατανοήσας δὲ αὐτῶν τὴν πανουργίαν εἶπεν πρὸς αὐτούς <text:soft-page-break/><text:span text:style-name="T1">24</text:span> Δείξατέ μοι δηνάριον· τίνος ἔχει εἰκόνα καὶ ἐπιγραφήν; οἱ δὲ εἶπαν Καίσαρος. <text:span text:style-name="T1">25</text:span> ὁ δὲ εἶπεν πρὸς αὐτούς Τοίνυν ἀπόδοτε τὰ Καίσαρος Καίσαρι καὶ τὰ τοῦ Θεοῦ τῷ Θεῷ. <text:span text:style-name="T1">26</text:span> καὶ οὐκ ἴσχυσαν ἐπιλαβέσθαι αὐτοῦ ῥήματος ἐναντίον τοῦ λαοῦ, καὶ θαυμάσαντες ἐπὶ τῇ ἀποκρίσει αὐτοῦ ἐσίγησαν. </text:p>
      <text:p text:style-name="P1"><text:tab/><text:span text:style-name="T1">27</text:span> Προσελθόντες δέ τινες τῶν Σαδδουκαίων, οἱ ἀντιλέγοντες ἀνάστασιν μὴ εἶναι, ἐπηρώτησαν αὐτὸν <text:span text:style-name="T1">28</text:span> λέγοντες Διδάσκαλε, Μωϋσῆς ἔγραψεν ἡμῖν, <text:span text:style-name="T2">ἐάν τινος ἀδελφὸς ἀποθάνῃ</text:span> ἔχων γυναῖκα, <text:span text:style-name="T2">καὶ οὗτος ἄτεκνος ᾖ</text:span>, ἵνα λάβῃ <text:span text:style-name="T2">ὁ ἀδελφὸς αὐτοῦ τὴν γυναῖκα καὶ ἐξαναστήσῃ σπέρμα τῷ ἀδελφῷ αὐτοῦ</text:span>. <text:span text:style-name="T1">29</text:span> ἑπτὰ οὖν ἀδελφοὶ ἦσαν· καὶ ὁ πρῶτος λαβὼν γυναῖκα ἀπέθανεν ἄτεκνος· <text:span text:style-name="T1">30</text:span> καὶ ὁ δεύτερος <text:span text:style-name="T1">31</text:span> καὶ ὁ τρίτος ἔλαβεν αὐτήν, ὡσαύτως δὲ καὶ οἱ ἑπτὰ οὐ κατέλιπον τέκνα καὶ ἀπέθανον. <text:span text:style-name="T1">32</text:span> ὕστερον καὶ ἡ γυνὴ ἀπέθανεν. <text:span text:style-name="T1">33</text:span> ἡ γυνὴ οὖν ἐν τῇ ἀναστάσει τίνος αὐτῶν γίνεται γυνή; οἱ γὰρ ἑπτὰ ἔσχον αὐτὴν γυναῖκα. <text:span text:style-name="T1">34</text:span> καὶ εἶπεν αὐτοῖς ὁ Ἰησοῦς Οἱ υἱοὶ τοῦ αἰῶνος τούτου γαμοῦσιν καὶ γαμίσκονται, <text:span text:style-name="T1">35</text:span> οἱ δὲ καταξιωθέντες τοῦ αἰῶνος ἐκείνου τυχεῖν καὶ τῆς ἀναστάσεως τῆς ἐκ νεκρῶν οὔτε γαμοῦσιν οὔτε γαμίζονται· <text:span text:style-name="T1">36</text:span> οὐδὲ γὰρ ἀποθανεῖν ἔτι δύνανται, ἰσάγγελοι γάρ εἰσιν, καὶ υἱοί εἰσιν Θεοῦ τῆς ἀναστάσεως υἱοὶ ὄντες. <text:span text:style-name="T1">37</text:span> ὅτι δὲ ἐγείρονται οἱ νεκροὶ, καὶ Μωϋσῆς ἐμήνυσεν ἐπὶ τῆς Βάτου, ὡς λέγει <text:span text:style-name="T2">Κύριον τὸν Θεὸν Ἀβραὰμ καὶ Θεὸν Ἰσαὰκ καὶ Θεὸν Ἰακώβ</text:span>· <text:span text:style-name="T1">38</text:span> Θεὸς δὲ οὐκ ἔστιν νεκρῶν ἀλλὰ ζώντων· πάντες γὰρ αὐτῷ ζῶσιν. <text:span text:style-name="T1">39</text:span> ἀποκριθέντες δέ τινες τῶν γραμματέων εἶπαν Διδάσκαλε, καλῶς εἶπας. <text:span text:style-name="T1">40</text:span> οὐκέτι γὰρ ἐτόλμων ἐπερωτᾶν αὐτὸν οὐδέν. <text:span text:style-name="T1">41</text:span> Εἶπεν δὲ πρὸς αὐτούς Πῶς λέγουσιν τὸν Χριστὸν εἶναι Δαυεὶδ υἱόν; <text:span text:style-name="T1">42</text:span> αὐτὸς γὰρ Δαυεὶδ λέγει ἐν βίβλῳ ψαλμῶν </text:p>
      <text:p text:style-name="P1"><text:tab/><text:span text:style-name="T2">Εἶπεν Κύριος τῷ Κυρίῳ μου Κάθου ἐκ δεξιῶν μου</text:span> </text:p>
      <text:p text:style-name="P1"><text:tab/><text:span text:style-name="T1">43</text:span> <text:span text:style-name="T2">ἕως ἂν θῶ τοὺς ἐχθρούς σου ὑποπόδιον τῶν ποδῶν σου</text:span>.</text:p>
      <text:p text:style-name="P1"><text:soft-page-break/><text:span text:style-name="T1">44</text:span> Δαυεὶδ οὖν αὐτὸν Κύριον καλεῖ, καὶ πῶς αὐτοῦ υἱός ἐστιν;</text:p>
      <text:p text:style-name="P1"><text:tab/><text:span text:style-name="T1">45</text:span> Ἀκούοντος δὲ παντὸς τοῦ λαοῦ εἶπεν τοῖς μαθηταῖς <text:span text:style-name="T1">46</text:span> Προσέχετε ἀπὸ τῶν γραμματέων τῶν θελόντων περιπατεῖν ἐν στολαῖς καὶ φιλούντων ἀσπασμοὺς ἐν ταῖς ἀγοραῖς καὶ πρωτοκαθεδρίας ἐν ταῖς συναγωγαῖς καὶ πρωτοκλισίας ἐν τοῖς δείπνοις, <text:span text:style-name="T1">47</text:span> οἳ κατεσθίουσιν τὰς οἰκίας τῶν χηρῶν καὶ προφάσει μακρὰ προσεύχονται· οὗτοι λήμψονται περισσότερον κρίμα.</text:p>
      <text:p text:style-name="P1"/>
      <text:h text:style-name="P5" text:outline-level="2">21</text:h>
      <text:p text:style-name="P1"/>
      <text:p text:style-name="P1"><text:span text:style-name="T1">1</text:span> Ἀναβλέψας δὲ εἶδεν τοὺς βάλλοντας εἰς τὸ γαζοφυλάκιον τὰ δῶρα αὐτῶν πλουσίους. <text:span text:style-name="T1">2</text:span> εἶδεν δέ τινα χήραν πενιχρὰν βάλλουσαν ἐκεῖ λεπτὰ δύο, <text:span text:style-name="T1">3</text:span> καὶ εἶπεν Ἀληθῶς λέγω ὑμῖν ὅτι ἡ χήρα αὕτη ἡ πτωχὴ πλεῖον πάντων ἔβαλεν· <text:span text:style-name="T1">4</text:span> πάντες γὰρ οὗτοι ἐκ τοῦ περισσεύοντος αὐτοῖς ἔβαλον εἰς τὰ δῶρα, αὕτη δὲ ἐκ τοῦ ὑστερήματος αὐτῆς πάντα τὸν βίον ὃν εἶχεν ἔβαλεν. <text:span text:style-name="T1">5</text:span> Καί τινων λεγόντων περὶ τοῦ ἱεροῦ, ὅτι λίθοις καλοῖς καὶ ἀναθήμασιν κεκόσμηται, εἶπεν <text:span text:style-name="T1">6</text:span> Ταῦτα ἃ θεωρεῖτε, ἐλεύσονται ἡμέραι ἐν αἷς οὐκ ἀφεθήσεται λίθος ἐπὶ λίθῳ ὃς οὐ καταλυθήσεται. <text:span text:style-name="T1">7</text:span> ἐπηρώτησαν δὲ αὐτὸν λέγοντες Διδάσκαλε, πότε οὖν ταῦτα ἔσται, καὶ τί τὸ σημεῖον ὅταν μέλλῃ ταῦτα γίνεσθαι; <text:span text:style-name="T1">8</text:span> ὁ δὲ εἶπεν Βλέπετε μὴ πλανηθῆτε· πολλοὶ γὰρ ἐλεύσονται ἐπὶ τῷ ὀνόματί μου λέγοντες Ἐγώ εἰμι, καί Ὁ καιρὸς ἤγγικεν· μὴ πορευθῆτε ὀπίσω αὐτῶν. <text:span text:style-name="T1">9</text:span> ὅταν δὲ ἀκούσητε πολέμους καὶ ἀκαταστασίας, μὴ πτοηθῆτε· δεῖ γὰρ ταῦτα <text:span text:style-name="T2">γενέσθαι</text:span> πρῶτον, ἀλλ’ οὐκ εὐθέως τὸ τέλος. <text:span text:style-name="T1">10</text:span> Τότε ἔλεγεν αὐτοῖς <text:span text:style-name="T2">Ἐγερθήσεται ἔθνος ἐπ’ ἔθνος καὶ βασιλεία ἐπὶ βασιλείαν</text:span>, <text:span text:style-name="T1">11</text:span> σεισμοί τε μεγάλοι καὶ κατὰ τόπους λοιμοὶ καὶ <text:soft-page-break/>λιμοὶ ἔσονται, φόβητρά τε καὶ ἀπ’ οὐρανοῦ σημεῖα μεγάλα ἔσται. <text:span text:style-name="T1">12</text:span> πρὸ δὲ τούτων πάντων ἐπιβαλοῦσιν ἐφ’ ὑμᾶς τὰς χεῖρας αὐτῶν καὶ διώξουσιν, παραδιδόντες εἰς τὰς συναγωγὰς καὶ φυλακάς, ἀπαγομένους ἐπὶ βασιλεῖς καὶ ἡγεμόνας ἕνεκεν τοῦ ὀνόματός μου· <text:span text:style-name="T1">13</text:span> ἀποβήσεται ὑμῖν εἰς μαρτύριον. <text:span text:style-name="T1">14</text:span> θέτε οὖν ἐν ταῖς καρδίαις ὑμῶν μὴ προμελετᾶν ἀπολογηθῆναι· <text:span text:style-name="T1">15</text:span> ἐγὼ γὰρ δώσω ὑμῖν στόμα καὶ σοφίαν, ᾗ οὐ δυνήσονται ἀντιστῆναι ἢ ἀντειπεῖν ἅπαντες οἱ ἀντικείμενοι ὑμῖν. <text:span text:style-name="T1">16</text:span> παραδοθήσεσθε δὲ καὶ ὑπὸ γονέων καὶ ἀδελφῶν καὶ συγγενῶν καὶ φίλων, καὶ θανατώσουσιν ἐξ ὑμῶν, <text:span text:style-name="T1">17</text:span> καὶ ἔσεσθε μισούμενοι ὑπὸ πάντων διὰ τὸ ὄνομά μου. <text:span text:style-name="T1">18</text:span> καὶ θρὶξ ἐκ τῆς κεφαλῆς ὑμῶν οὐ μὴ ἀπόληται· <text:span text:style-name="T1">19</text:span> ἐν τῇ ὑπομονῇ ὑμῶν κτήσεσθε τὰς ψυχὰς ὑμῶν. <text:span text:style-name="T1">20</text:span> Ὅταν δὲ ἴδητε κυκλουμένην ὑπὸ στρατοπέδων Ἱερουσαλήμ, τότε γνῶτε ὅτι ἤγγικεν ἡ ἐρήμωσις αὐτῆς. <text:span text:style-name="T1">21</text:span> τότε οἱ ἐν τῇ Ἰουδαίᾳ φευγέτωσαν εἰς τὰ ὄρη, καὶ οἱ ἐν μέσῳ αὐτῆς ἐκχωρείτωσαν, καὶ οἱ ἐν ταῖς χώραις μὴ εἰσερχέσθωσαν εἰς αὐτήν, <text:span text:style-name="T1">22</text:span> ὅτι <text:span text:style-name="T2">ἡμέραι ἐκδικήσεως</text:span> αὗταί εἰσιν τοῦ πλησθῆναι πάντα τὰ γεγραμμένα. <text:span text:style-name="T1">23</text:span> οὐαὶ ταῖς ἐν γαστρὶ ἐχούσαις καὶ ταῖς θηλαζούσαις ἐν ἐκείναις ταῖς ἡμέραις· ἔσται γὰρ ἀνάγκη μεγάλη ἐπὶ τῆς γῆς καὶ ὀργὴ τῷ λαῷ τούτῳ, <text:span text:style-name="T1">24</text:span> καὶ πεσοῦνται στόματι μαχαίρης καὶ αἰχμαλωτισθήσονται εἰς τὰ ἔθνη πάντα, καὶ <text:span text:style-name="T2">Ἱερουσαλὴμ</text:span> ἔσται <text:span text:style-name="T2">πατουμένη ὑπὸ ἐθνῶν</text:span>, ἄχρι οὗ πληρωθῶσιν καιροὶ ἐθνῶν. <text:span text:style-name="T1">25</text:span> Καὶ ἔσονται σημεῖα ἐν ἡλίῳ καὶ σελήνῃ καὶ ἄστροις, καὶ ἐπὶ τῆς γῆς συνοχὴ <text:span text:style-name="T2">ἐθνῶν</text:span> ἐν ἀπορίᾳ <text:span text:style-name="T2">ἤχους θαλάσσης</text:span> καὶ <text:span text:style-name="T2">σάλου</text:span>, <text:span text:style-name="T1">26</text:span> ἀποψυχόντων ἀνθρώπων ἀπὸ φόβου καὶ προσδοκίας τῶν ἐπερχομένων τῇ οἰκουμένῃ· αἱ γὰρ <text:span text:style-name="T2">δυνάμεις τῶν οὐρανῶν σαλευθήσονται</text:span>. <text:span text:style-name="T1">27</text:span> καὶ τότε ὄψονται τὸν Υἱὸν τοῦ ἀνθρώπου ἐρχόμενον ἐν νεφέλῃ μετὰ δυνάμεως καὶ δόξης πολλῆς. <text:span text:style-name="T1">28</text:span> ἀρχομένων δὲ τούτων γίνεσθαι ἀνακύψατε καὶ ἐπάρατε τὰς κεφαλὰς ὑμῶν, διότι ἐγγίζει ἡ ἀπολύτρωσις ὑμῶν. <text:span text:style-name="T1">29</text:span> Καὶ <text:soft-page-break/>εἶπεν παραβολὴν αὐτοῖς Ἴδετε τὴν συκῆν καὶ πάντα τὰ δένδρα· <text:span text:style-name="T1">30</text:span> ὅταν προβάλωσιν ἤδη, βλέποντες ἀφ’ ἑαυτῶν γινώσκετε ὅτι ἤδη ἐγγὺς τὸ θέρος ἐστίν· <text:span text:style-name="T1">31</text:span> οὕτως καὶ ὑμεῖς, ὅταν ἴδητε ταῦτα γινόμενα, γινώσκετε ὅτι ἐγγύς ἐστιν ἡ βασιλεία τοῦ Θεοῦ. <text:span text:style-name="T1">32</text:span> ἀμὴν λέγω ὑμῖν ὅτι οὐ μὴ παρέλθῃ ἡ γενεὰ αὕτη ἕως ἂν πάντα γένηται. <text:span text:style-name="T1">33</text:span> ὁ οὐρανὸς καὶ ἡ γῆ παρελεύσονται, οἱ δὲ λόγοι μου οὐ μὴ παρελεύσονται. <text:span text:style-name="T1">34</text:span> Προσέχετε δὲ ἑαυτοῖς μή ποτε βαρηθῶσιν ὑμῶν αἱ καρδίαι ἐν κραιπάλῃ καὶ μέθῃ καὶ μερίμναις βιωτικαῖς, καὶ ἐπιστῇ ἐφ’ ὑμᾶς αἰφνίδιος ἡ ἡμέρα ἐκείνη <text:span text:style-name="T1">35</text:span> ὡς <text:span text:style-name="T2">παγίς</text:span>· ἐπεισελεύσεται γὰρ ἐπὶ πάντας <text:span text:style-name="T2">τοὺς καθημένους</text:span> ἐπὶ πρόσωπον πάσης <text:span text:style-name="T2">τῆς γῆς</text:span>. <text:span text:style-name="T1">36</text:span> ἀγρυπνεῖτε δὲ ἐν παντὶ καιρῷ δεόμενοι ἵνα κατισχύσητε ἐκφυγεῖν ταῦτα πάντα τὰ μέλλοντα γίνεσθαι, καὶ σταθῆναι ἔμπροσθεν τοῦ Υἱοῦ τοῦ ἀνθρώπου.</text:p>
      <text:p text:style-name="P2"><text:tab/><text:span text:style-name="T1">37</text:span> Ἦν δὲ τὰς ἡμέρας ἐν τῷ ἱερῷ διδάσκων, τὰς δὲ νύκτας ἐξερχόμενος ηὐλίζετο εἰς τὸ ὄρος τὸ καλούμενον Ἐλαιών. <text:span text:style-name="T1">38</text:span> καὶ πᾶς ὁ λαὸς ὤρθριζεν πρὸς αὐτὸν ἐν τῷ ἱερῷ ἀκούειν αὐτοῦ.</text:p>
      <text:p text:style-name="P1"/>
      <text:h text:style-name="P5" text:outline-level="2">22</text:h>
      <text:p text:style-name="P1"/>
      <text:p text:style-name="P1"><text:tab/><text:span text:style-name="T1">1</text:span> Ἤγγιζεν δὲ ἡ ἑορτὴ τῶν ἀζύμων ἡ λεγομένη Πάσχα. <text:span text:style-name="T1">2</text:span> καὶ ἐζήτουν οἱ ἀρχιερεῖς καὶ οἱ γραμματεῖς τὸ πῶς ἀνέλωσιν αὐτόν· ἐφοβοῦντο γὰρ τὸν λαόν. <text:span text:style-name="T1">3</text:span> Εἰσῆλθεν δὲ Σατανᾶς εἰς Ἰούδαν τὸν καλούμενον Ἰσκαριώτην, ὄντα ἐκ τοῦ ἀριθμοῦ τῶν δώδεκα· <text:span text:style-name="T1">4</text:span> καὶ ἀπελθὼν συνελάλησεν τοῖς ἀρχιερεῦσιν καὶ στρατηγοῖς τὸ πῶς αὐτοῖς παραδῷ αὐτόν. <text:span text:style-name="T1">5</text:span> καὶ ἐχάρησαν, καὶ συνέθεντο αὐτῷ ἀργύριον δοῦναι. <text:span text:style-name="T1">6</text:span> καὶ ἐξωμολόγησεν, καὶ ἐζήτει εὐκαιρίαν τοῦ παραδοῦναι αὐτὸν ἄτερ ὄχλου αὐτοῖς.</text:p>
      <text:p text:style-name="P1"><text:soft-page-break/><text:tab/><text:span text:style-name="T1">7</text:span> Ἦλθεν δὲ ἡ ἡμέρα τῶν ἀζύμων, ᾗ ἔδει θύεσθαι τὸ πάσχα· <text:span text:style-name="T1">8</text:span> καὶ ἀπέστειλεν Πέτρον καὶ Ἰωάνην εἰπών Πορευθέντες ἑτοιμάσατε ἡμῖν τὸ πάσχα, ἵνα φάγωμεν. <text:span text:style-name="T1">9</text:span> οἱ δὲ εἶπαν αὐτῷ Ποῦ θέλεις ἑτοιμάσωμεν; <text:span text:style-name="T1">10</text:span> ὁ δὲ εἶπεν αὐτοῖς Ἰδοὺ εἰσελθόντων ὑμῶν εἰς τὴν πόλιν συναντήσει ὑμῖν ἄνθρωπος κεράμιον ὕδατος βαστάζων· ἀκολουθήσατε αὐτῷ εἰς τὴν οἰκίαν εἰς ἣν εἰσπορεύεται· <text:span text:style-name="T1">11</text:span> καὶ ἐρεῖτε τῷ οἰκοδεσπότῃ τῆς οἰκίας Λέγει σοι ὁ Διδάσκαλος Ποῦ ἐστιν τὸ κατάλυμα ὅπου τὸ πάσχα μετὰ τῶν μαθητῶν μου φάγω; <text:span text:style-name="T1">12</text:span> κἀκεῖνος ὑμῖν δείξει ἀνάγαιον μέγα ἐστρωμένον· ἐκεῖ ἑτοιμάσατε. <text:span text:style-name="T1">13</text:span> ἀπελθόντες δὲ εὗρον καθὼς εἰρήκει αὐτοῖς, καὶ ἡτοίμασαν τὸ πάσχα. <text:span text:style-name="T1">14</text:span> Καὶ ὅτε ἐγένετο ἡ ὥρα, ἀνέπεσεν, καὶ οἱ ἀπόστολοι σὺν αὐτῷ. <text:span text:style-name="T1">15</text:span> καὶ εἶπεν πρὸς αὐτούς Ἐπιθυμίᾳ ἐπεθύμησα τοῦτο τὸ πάσχα φαγεῖν μεθ’ ὑμῶν πρὸ τοῦ με παθεῖν· <text:span text:style-name="T1">16</text:span> λέγω γὰρ ὑμῖν ὅτι οὐκέτι οὐ μὴ φάγω αὐτὸ ἕως ὅτου πληρωθῇ ἐν τῇ βασιλείᾳ τοῦ Θεοῦ. <text:span text:style-name="T1">17</text:span> καὶ δεξάμενος ποτήριον εὐχαριστήσας εἶπεν Λάβετε τοῦτο καὶ διαμερίσατε εἰς ἑαυτούς· <text:span text:style-name="T1">18</text:span> λέγω γὰρ ὑμῖν, οὐ μὴ πίω ἀπὸ τοῦ νῦν ἀπὸ τοῦ γενήματος τῆς ἀμπέλου ἕως οὗ ἡ βασιλεία τοῦ Θεοῦ ἔλθῃ. <text:span text:style-name="T1">19</text:span> καὶ λαβὼν ἄρτον εὐχαριστήσας ἔκλασεν καὶ ἔδωκεν αὐτοῖς λέγων Τοῦτό ἐστιν τὸ σῶμά μου τὸ ὑπὲρ ὑμῶν διδόμενον· τοῦτο ποιεῖτε εἰς τὴν ἐμὴν ἀνάμνησιν. <text:span text:style-name="T1">20</text:span> καὶ τὸ ποτήριον ὡσαύτως μετὰ τὸ δειπνῆσαι, λέγων Τοῦτο τὸ ποτήριον ἡ καινὴ <text:span text:style-name="T2">διαθήκη ἐν τῷ αἵματί</text:span> μου, τὸ ὑπὲρ ὑμῶν ἐκχυννόμενον. <text:span text:style-name="T1">21</text:span> πλὴν ἰδοὺ ἡ χεὶρ τοῦ παραδιδόντος με μετ’ ἐμοῦ ἐπὶ τῆς τραπέζης. <text:span text:style-name="T1">22</text:span> ὅτι ὁ Υἱὸς μὲν τοῦ ἀνθρώπου κατὰ τὸ ὡρισμένον πορεύεται, πλὴν οὐαὶ τῷ ἀνθρώπῳ ἐκείνῳ δι’ οὗ παραδίδοται. <text:span text:style-name="T1">23</text:span> καὶ αὐτοὶ ἤρξαντο συνζητεῖν πρὸς ἑαυτοὺς τὸ τίς ἄρα εἴη ἐξ αὐτῶν ὁ τοῦτο μέλλων πράσσειν. <text:span text:style-name="T1">24</text:span> Ἐγένετο δὲ καὶ φιλονεικία ἐν αὐτοῖς, τὸ τίς αὐτῶν δοκεῖ εἶναι μείζων. <text:span text:style-name="T1">25</text:span> ὁ δὲ εἶπεν αὐτοῖς Οἱ βασιλεῖς τῶν ἐθνῶν κυριεύουσιν αὐτῶν, καὶ οἱ <text:soft-page-break/>ἐξουσιάζοντες αὐτῶν εὐεργέται καλοῦνται. <text:span text:style-name="T1">26</text:span> ὑμεῖς δὲ οὐχ οὕτως, ἀλλ’ ὁ μείζων ἐν ὑμῖν γινέσθω ὡς ὁ νεώτερος, καὶ ὁ ἡγούμενος ὡς ὁ διακονῶν. <text:span text:style-name="T1">27</text:span> τίς γὰρ μείζων, ὁ ἀνακείμενος ἢ ὁ διακονῶν; οὐχὶ ὁ ἀνακείμενος; ἐγὼ δὲ ἐν μέσῳ ὑμῶν εἰμι ὡς ὁ διακονῶν. <text:span text:style-name="T1">28</text:span> ὑμεῖς δέ ἐστε οἱ διαμεμενηκότες μετ’ ἐμοῦ ἐν τοῖς πειρασμοῖς μου· <text:span text:style-name="T1">29</text:span> κἀγὼ διατίθεμαι ὑμῖν, καθὼς διέθετό μοι ὁ Πατήρ μου βασιλείαν, <text:span text:style-name="T1">30</text:span> ἵνα ἔσθητε καὶ πίνητε ἐπὶ τῆς τραπέζης μου ἐν τῇ βασιλείᾳ μου, καὶ καθήσεσθε ἐπὶ θρόνων τὰς δώδεκα φυλὰς κρίνοντες τοῦ Ἰσραήλ. <text:span text:style-name="T1">31</text:span> Σίμων Σίμων, ἰδοὺ ὁ Σατανᾶς ἐξῃτήσατο ὑμᾶς τοῦ σινιάσαι ὡς τὸν σῖτον· <text:span text:style-name="T1">32</text:span> ἐγὼ δὲ ἐδεήθην περὶ σοῦ ἵνα μὴ ἐκλίπῃ ἡ πίστις σου· καὶ σύ ποτε ἐπιστρέψας στήρισον τοὺς ἀδελφούς σου. <text:span text:style-name="T1">33</text:span> ὁ δὲ εἶπεν αὐτῷ Κύριε, μετὰ σοῦ ἕτοιμός εἰμι καὶ εἰς φυλακὴν καὶ εἰς θάνατον πορεύεσθαι. <text:span text:style-name="T1">34</text:span> ὁ δὲ εἶπεν Λέγω σοι, Πέτρε, οὐ φωνήσει σήμερον ἀλέκτωρ ἕως τρίς με ἀπαρνήσῃ μὴ εἰδέναι. <text:span text:style-name="T1">35</text:span> Καὶ εἶπεν αὐτοῖς Ὅτε ἀπέστειλα ὑμᾶς ἄτερ βαλλαντίου καὶ πήρας καὶ ὑποδημάτων, μή τινος ὑστερήσατε; οἱ δὲ εἶπαν Οὐθενός. <text:span text:style-name="T1">36</text:span> εἶπεν δὲ αὐτοῖς Ἀλλὰ νῦν ὁ ἔχων βαλλάντιον ἀράτω, ὁμοίως καὶ πήραν, καὶ ὁ μὴ ἔχων πωλησάτω τὸ ἱμάτιον αὐτοῦ καὶ ἀγορασάτω μάχαιραν. <text:span text:style-name="T1">37</text:span> λέγω γὰρ ὑμῖν ὅτι τοῦτο τὸ γεγραμμένον δεῖ τελεσθῆναι ἐν ἐμοί, τό <text:span text:style-name="T2">Καὶ μετὰ ἀνόμων ἐλογίσθη</text:span>· καὶ γὰρ τὸ περὶ ἐμοῦ τέλος ἔχει. <text:span text:style-name="T1">38</text:span> οἱ δὲ εἶπαν Κύριε, ἰδοὺ μάχαιραι ὧδε δύο. ὁ δὲ εἶπεν αὐτοῖς Ἱκανόν ἐστιν.</text:p>
      <text:p text:style-name="P1"><text:tab/><text:span text:style-name="T1">39</text:span> Καὶ ἐξελθὼν ἐπορεύθη κατὰ τὸ ἔθος εἰς τὸ ὄρος τῶν Ἐλαιῶν· ἠκολούθησαν δὲ αὐτῷ καὶ οἱ μαθηταί. <text:span text:style-name="T1">40</text:span> γενόμενος δὲ ἐπὶ τοῦ τόπου εἶπεν αὐτοῖς Προσεύχεσθε μὴ εἰσελθεῖν εἰς πειρασμόν. <text:span text:style-name="T1">41</text:span> καὶ αὐτὸς ἀπεσπάσθη ἀπ’ αὐτῶν ὡσεὶ λίθου βολήν, καὶ θεὶς τὰ γόνατα προσηύχετο <text:span text:style-name="T1">42</text:span> λέγων Πάτερ, εἰ βούλει παρένεγκε τοῦτο τὸ ποτήριον ἀπ’ ἐμοῦ· πλὴν μὴ τὸ θέλημά μου ἀλλὰ τὸ σὸν γινέσθω. <text:span text:style-name="T1">43</text:span> ὤφθη δὲ αὐτῷ ἄγγελος <text:soft-page-break/>ἀπ’ οὐρανοῦ ἐνισχύων αὐτόν. <text:span text:style-name="T1">44</text:span> καὶ γενόμενος ἐν ἀγωνίᾳ ἐκτενέστερον προσηύχετο· καὶ ἐγένετο ὁ ἱδρὼς αὐτοῦ ὡσεὶ θρόμβοι αἵματος καταβαίνοντες ἐπὶ τὴν γῆν. <text:span text:style-name="T1">45</text:span> καὶ ἀναστὰς ἀπὸ τῆς προσευχῆς, ἐλθὼν πρὸς τοὺς μαθητὰς εὗρεν κοιμωμένους αὐτοὺς ἀπὸ τῆς λύπης, <text:span text:style-name="T1">46</text:span> καὶ εἶπεν αὐτοῖς Τί καθεύδετε; ἀναστάντες προσεύχεσθε, ἵνα μὴ εἰσέλθητε εἰς πειρασμόν. <text:span text:style-name="T1">47</text:span> Ἔτι αὐτοῦ λαλοῦντος ἰδοὺ ὄχλος, καὶ ὁ λεγόμενος Ἰούδας εἷς τῶν δώδεκα προήρχετο αὐτούς, καὶ ἤγγισεν τῷ Ἰησοῦ φιλῆσαι αὐτόν. <text:span text:style-name="T1">48</text:span> Ἰησοῦς δὲ εἶπεν αὐτῷ Ἰούδα, φιλήματι τὸν Υἱὸν τοῦ ἀνθρώπου παραδίδως; <text:span text:style-name="T1">49</text:span> ἰδόντες δὲ οἱ περὶ αὐτὸν τὸ ἐσόμενον εἶπαν Κύριε, εἰ πατάξομεν ἐν μαχαίρῃ; <text:span text:style-name="T1">50</text:span> καὶ ἐπάταξεν εἷς τις ἐξ αὐτῶν τοῦ ἀρχιερέως τὸν δοῦλον καὶ ἀφεῖλεν τὸ οὖς αὐτοῦ τὸ δεξιόν. <text:span text:style-name="T1">51</text:span> ἀποκριθεὶς δὲ ὁ Ἰησοῦς εἶπεν Ἐᾶτε ἕως τούτου· καὶ ἁψάμενος τοῦ ὠτίου ἰάσατο αὐτόν. <text:span text:style-name="T1">52</text:span> Εἶπεν δὲ Ἰησοῦς πρὸς τοὺς παραγενομένους ἐπ’ αὐτὸν ἀρχιερεῖς καὶ στρατηγοὺς τοῦ ἱεροῦ καὶ πρεσβυτέρους Ὡς ἐπὶ λῃστὴν ἐξήλθατε μετὰ μαχαιρῶν καὶ ξύλων; <text:span text:style-name="T1">53</text:span> καθ’ ἡμέραν ὄντος μου μεθ’ ὑμῶν ἐν τῷ ἱερῷ οὐκ ἐξετείνατε τὰς χεῖρας ἐπ’ ἐμέ· ἀλλ’ αὕτη ἐστὶν ὑμῶν ἡ ὥρα καὶ ἡ ἐξουσία τοῦ σκότους.</text:p>
      <text:p text:style-name="P1"><text:tab/><text:span text:style-name="T1">54</text:span> Συλλαβόντες δὲ αὐτὸν ἤγαγον καὶ εἰσήγαγον εἰς τὴν οἰκίαν τοῦ ἀρχιερέως· ὁ δὲ Πέτρος ἠκολούθει μακρόθεν. <text:span text:style-name="T1">55</text:span> περιαψάντων δὲ πῦρ ἐν μέσῳ τῆς αὐλῆς καὶ συνκαθισάντων ἐκάθητο ὁ Πέτρος μέσος αὐτῶν. <text:span text:style-name="T1">56</text:span> ἰδοῦσα δὲ αὐτὸν παιδίσκη τις καθήμενον πρὸς τὸ φῶς καὶ ἀτενίσασα αὐτῷ εἶπεν Καὶ οὗτος σὺν αὐτῷ ἦν. <text:span text:style-name="T1">57</text:span> ὁ δὲ ἠρνήσατο λέγων Οὐκ οἶδα αὐτόν, γύναι. <text:span text:style-name="T1">58</text:span> καὶ μετὰ βραχὺ ἕτερος ἰδὼν αὐτὸν ἔφη Καὶ σὺ ἐξ αὐτῶν εἶ. ὁ δὲ Πέτρος ἔφη Ἄνθρωπε, οὐκ εἰμί. <text:span text:style-name="T1">59</text:span> καὶ διαστάσης ὡσεὶ ὥρας μιᾶς ἄλλος τις διϊσχυρίζετο λέγων Ἐπ’ ἀληθείας καὶ οὗτος μετ’ αὐτοῦ ἦν, καὶ γὰρ Γαλιλαῖός ἐστιν. <text:span text:style-name="T1">60</text:span> εἶπεν δὲ ὁ Πέτρος Ἄνθρωπε, οὐκ οἶδα ὃ λέγεις. καὶ <text:soft-page-break/>παραχρῆμα ἔτι λαλοῦντος αὐτοῦ ἐφώνησεν ἀλέκτωρ. <text:span text:style-name="T1">61</text:span> καὶ στραφεὶς ὁ Κύριος ἐνέβλεψεν τῷ Πέτρῳ, καὶ ὑπεμνήσθη ὁ Πέτρος τοῦ λόγου τοῦ Κυρίου, ὡς εἶπεν αὐτῷ ὅτι Πρὶν ἀλέκτορα φωνῆσαι σήμερον ἀπαρνήσῃ με τρίς. <text:span text:style-name="T1">62</text:span> καὶ ἐξελθὼν ἔξω ἔκλαυσεν πικρῶς. <text:span text:style-name="T1">63</text:span> Καὶ οἱ ἄνδρες οἱ συνέχοντες αὐτὸν ἐνέπαιζον αὐτῷ δέροντες, <text:span text:style-name="T1">64</text:span> καὶ περικαλύψαντες αὐτὸν ἐπηρώτων λέγοντες Προφήτευσον, τίς ἐστιν ὁ παίσας σε; <text:span text:style-name="T1">65</text:span> καὶ ἕτερα πολλὰ βλασφημοῦντες ἔλεγον εἰς αὐτόν. <text:span text:style-name="T1">66</text:span> Καὶ ὡς ἐγένετο ἡμέρα, συνήχθη τὸ πρεσβυτέριον τοῦ λαοῦ, ἀρχιερεῖς τε καὶ γραμματεῖς, καὶ ἀπήγαγον αὐτὸν εἰς τὸ συνέδριον αὐτῶν, <text:span text:style-name="T1">67</text:span> λέγοντες Εἰ σὺ εἶ ὁ Χριστός, εἰπὸν ἡμῖν. εἶπεν δὲ αὐτοῖς Ἐὰν ὑμῖν εἴπω, οὐ μὴ πιστεύσητε· <text:span text:style-name="T1">68</text:span> ἐὰν δὲ ἐρωτήσω, οὐ μὴ ἀποκριθῆτε. <text:span text:style-name="T1">69</text:span> ἀπὸ τοῦ νῦν δὲ ἔσται <text:span text:style-name="T2">ὁ Υἱὸς τοῦ ἀνθρώπου καθήμενος ἐκ δεξιῶν τῆς δυνάμεως τοῦ Θεοῦ</text:span>. <text:span text:style-name="T1">70</text:span> εἶπαν δὲ πάντες Σὺ οὖν εἶ ὁ Υἱὸς τοῦ Θεοῦ; ὁ δὲ πρὸς αὐτοὺς ἔφη Ὑμεῖς λέγετε ὅτι ἐγώ εἰμι. <text:span text:style-name="T1">71</text:span> οἱ δὲ εἶπαν Τί ἔτι ἔχομεν μαρτυρίας χρείαν; αὐτοὶ γὰρ ἠκούσαμεν ἀπὸ τοῦ στόματος αὐτοῦ.</text:p>
      <text:p text:style-name="P1"/>
      <text:h text:style-name="P5" text:outline-level="2">23</text:h>
      <text:p text:style-name="P1"/>
      <text:p text:style-name="P1"><text:span text:style-name="T1">1</text:span> Καὶ ἀναστὰν ἅπαν τὸ πλῆθος αὐτῶν ἤγαγον αὐτὸν ἐπὶ τὸν Πειλᾶτον. <text:span text:style-name="T1">2</text:span> ἤρξαντο δὲ κατηγορεῖν αὐτοῦ λέγοντες Τοῦτον εὕραμεν διαστρέφοντα τὸ ἔθνος ἡμῶν καὶ κωλύοντα φόρους Καίσαρι διδόναι, καὶ λέγοντα ἑαυτὸν Χριστὸν βασιλέα εἶναι. <text:span text:style-name="T1">3</text:span> ὁ δὲ Πειλᾶτος ἠρώτησεν αὐτὸν λέγων Σὺ εἶ ὁ Βασιλεὺς τῶν Ἰουδαίων; ὁ δὲ ἀποκριθεὶς αὐτῷ ἔφη Σὺ λέγεις. <text:span text:style-name="T1">4</text:span> ὁ δὲ Πειλᾶτος εἶπεν πρὸς τοὺς ἀρχιερεῖς καὶ τοὺς ὄχλους Οὐδὲν εὑρίσκω αἴτιον ἐν τῷ ἀνθρώπῳ τούτῳ. <text:span text:style-name="T1">5</text:span> οἱ δὲ ἐπίσχυον <text:soft-page-break/>λέγοντες ὅτι Ἀνασείει τὸν λαὸν, διδάσκων καθ’ ὅλης τῆς Ἰουδαίας, καὶ ἀρξάμενος ἀπὸ τῆς Γαλιλαίας ἕως ὧδε. <text:span text:style-name="T1">6</text:span> Πειλᾶτος δὲ ἀκούσας ἐπηρώτησεν εἰ ὁ ἄνθρωπος Γαλιλαῖός ἐστιν, <text:span text:style-name="T1">7</text:span> καὶ ἐπιγνοὺς ὅτι ἐκ τῆς ἐξουσίας Ἡρῴδου ἐστὶν, ἀνέπεμψεν αὐτὸν πρὸς Ἡρῴδην, ὄντα καὶ αὐτὸν ἐν Ἱεροσολύμοις ἐν ταύταις ταῖς ἡμέραις. <text:span text:style-name="T1">8</text:span> ὁ δὲ Ἡρῴδης ἰδὼν τὸν Ἰησοῦν ἐχάρη λίαν· ἦν γὰρ ἐξ ἱκανῶν χρόνων θέλων ἰδεῖν αὐτὸν διὰ τὸ ἀκούειν περὶ αὐτοῦ, καὶ ἤλπιζέν τι σημεῖον ἰδεῖν ὑπ’ αὐτοῦ γινόμενον. <text:span text:style-name="T1">9</text:span> ἐπηρώτα δὲ αὐτὸν ἐν λόγοις ἱκανοῖς· αὐτὸς δὲ οὐδὲν ἀπεκρίνατο αὐτῷ. <text:span text:style-name="T1">10</text:span> εἱστήκεισαν δὲ οἱ ἀρχιερεῖς καὶ οἱ γραμματεῖς εὐτόνως κατηγοροῦντες αὐτοῦ. <text:span text:style-name="T1">11</text:span> ἐξουθενήσας δὲ αὐτὸν ὁ Ἡρῴδης σὺν τοῖς στρατεύμασιν αὐτοῦ καὶ ἐμπαίξας, περιβαλὼν ἐσθῆτα λαμπρὰν ἀνέπεμψεν αὐτὸν τῷ Πειλάτῳ. <text:span text:style-name="T1">12</text:span> ἐγένοντο δὲ φίλοι ὅ τε Ἡρῴδης καὶ ὁ Πειλᾶτος ἐν αὐτῇ τῇ ἡμέρᾳ μετ’ ἀλλήλων· προϋπῆρχον γὰρ ἐν ἔχθρᾳ ὄντες πρὸς αὑτούς. <text:span text:style-name="T1">13</text:span> Πειλᾶτος δὲ συνκαλεσάμενος τοὺς ἀρχιερεῖς καὶ τοὺς ἄρχοντας καὶ τὸν λαὸν <text:span text:style-name="T1">14</text:span> εἶπεν πρὸς αὐτούς Προσηνέγκατέ μοι τὸν ἄνθρωπον τοῦτον ὡς ἀποστρέφοντα τὸν λαόν, καὶ ἰδοὺ ἐγὼ ἐνώπιον ὑμῶν ἀνακρίνας οὐθὲν εὗρον ἐν τῷ ἀνθρώπῳ τούτῳ αἴτιον ὧν κατηγορεῖτε κατ’ αὐτοῦ. <text:span text:style-name="T1">15</text:span> ἀλλ’ οὐδὲ Ἡρῴδης· ἀνέπεμψεν γὰρ αὐτὸν πρὸς ἡμᾶς· καὶ ἰδοὺ οὐδὲν ἄξιον θανάτου ἐστὶν πεπραγμένον αὐτῷ· <text:span text:style-name="T1">16</text:span> παιδεύσας οὖν αὐτὸν ἀπολύσω. <text:span text:style-name="T1">18</text:span> ἀνέκραγον δὲ πανπληθεὶ λέγοντες Αἶρε τοῦτον, ἀπόλυσον δὲ ἡμῖν τὸν Βαραββᾶν· <text:span text:style-name="T1">19</text:span> ὅστις ἦν διὰ στάσιν τινὰ γενομένην ἐν τῇ πόλει καὶ φόνον βληθεὶς ἐν τῇ φυλακῇ. <text:span text:style-name="T1">20</text:span> πάλιν δὲ ὁ Πειλᾶτος προσεφώνησεν αὐτοῖς, θέλων ἀπολῦσαι τὸν Ἰησοῦν. <text:span text:style-name="T1">21</text:span> οἱ δὲ ἐπεφώνουν λέγοντες Σταύρου σταύρου αὐτόν. <text:span text:style-name="T1">22</text:span> ὁ δὲ τρίτον εἶπεν πρὸς αὐτούς Τί γὰρ κακὸν ἐποίησεν οὗτος; οὐδὲν αἴτιον θανάτου εὗρον ἐν αὐτῷ· παιδεύσας οὖν αὐτὸν ἀπολύσω. <text:span text:style-name="T1">23</text:span> οἱ δὲ ἐπέκειντο φωναῖς μεγάλαις αἰτούμενοι <text:soft-page-break/>αὐτὸν σταυρωθῆναι, καὶ κατίσχυον αἱ φωναὶ αὐτῶν. <text:span text:style-name="T1">24</text:span> καὶ Πειλᾶτος ἐπέκρινεν γενέσθαι τὸ αἴτημα αὐτῶν· <text:span text:style-name="T1">25</text:span> ἀπέλυσεν δὲ τὸν διὰ στάσιν καὶ φόνον βεβλημένον εἰς φυλακὴν, ὃν ᾐτοῦντο, τὸν δὲ Ἰησοῦν παρέδωκεν τῷ θελήματι αὐτῶν.</text:p>
      <text:p text:style-name="P1"><text:tab/><text:span text:style-name="T1">26</text:span> Καὶ ὡς ἀπήγαγον αὐτόν, ἐπιλαβόμενοι Σίμωνά τινα Κυρηναῖον ἐρχόμενον ἀπ’ ἀγροῦ ἐπέθηκαν αὐτῷ τὸν σταυρὸν φέρειν ὄπισθεν τοῦ Ἰησοῦ. <text:span text:style-name="T1">27</text:span> Ἠκολούθει δὲ αὐτῷ πολὺ πλῆθος τοῦ λαοῦ καὶ γυναικῶν αἳ ἐκόπτοντο καὶ ἐθρήνουν αὐτόν. <text:span text:style-name="T1">28</text:span> στραφεὶς δὲ πρὸς αὐτὰς Ἰησοῦς εἶπεν Θυγατέρες Ἱερουσαλήμ, μὴ κλαίετε ἐπ’ ἐμέ· πλὴν ἐφ’ ἑαυτὰς κλαίετε καὶ ἐπὶ τὰ τέκνα ὑμῶν, <text:span text:style-name="T1">29</text:span> ὅτι ἰδοὺ ἔρχονται ἡμέραι ἐν αἷς ἐροῦσιν Μακάριαι αἱ στεῖραι, καὶ αἱ κοιλίαι αἳ οὐκ ἐγέννησαν, καὶ μαστοὶ οἳ οὐκ ἔθρεψαν. <text:span text:style-name="T1">30</text:span> τότε ἄρξονται <text:span text:style-name="T2">λέγειν τοῖς ὄρεσιν Πέσατε ἐφ’ ἡμᾶς, καὶ τοῖς βουνοῖς Καλύψατε ἡμᾶς</text:span>· <text:span text:style-name="T1">31</text:span> ὅτι εἰ ἐν ὑγρῷ ξύλῳ ταῦτα ποιοῦσιν, ἐν τῷ ξηρῷ τί γένηται; <text:span text:style-name="T1">32</text:span> Ἤγοντο δὲ καὶ ἕτεροι κακοῦργοι δύο σὺν αὐτῷ ἀναιρεθῆναι. <text:span text:style-name="T1">33</text:span> Καὶ ὅτε ἦλθον ἐπὶ τὸν τόπον τὸν καλούμενον Κρανίον, ἐκεῖ ἐσταύρωσαν αὐτὸν καὶ τοὺς κακούργους, ὃν μὲν ἐκ δεξιῶν ὃν δὲ ἐξ ἀριστερῶν. <text:span text:style-name="T1">34</text:span> ὁ δὲ Ἰησοῦς ἔλεγεν Πάτερ, ἄφες αὐτοῖς· οὐ γὰρ οἴδασιν τί ποιοῦσιν. <text:span text:style-name="T2">διαμεριζόμενοι δὲ τὰ ἱμάτια αὐτοῦ ἔβαλον κλήρους</text:span>. <text:span text:style-name="T1">35</text:span> καὶ εἱστήκει ὁ λαὸς <text:span text:style-name="T2">θεωρῶν</text:span>. <text:span text:style-name="T2">ἐξεμυκτήριζον</text:span> δὲ καὶ οἱ ἄρχοντες λέγοντες Ἄλλους ἔσωσεν, σωσάτω ἑαυτόν, εἰ οὗτός ἐστιν ὁ Χριστὸς τοῦ Θεοῦ ὁ ἐκλεκτός. <text:span text:style-name="T1">36</text:span> ἐνέπαιξαν δὲ αὐτῷ καὶ οἱ στρατιῶται προσερχόμενοι, ὄξος προσφέροντες αὐτῷ <text:span text:style-name="T1">37</text:span> καὶ λέγοντες Εἰ σὺ εἶ ὁ Βασιλεὺς τῶν Ἰουδαίων, σῶσον σεαυτόν. <text:span text:style-name="T1">38</text:span> ἦν δὲ καὶ ἐπιγραφὴ ἐπ’ αὐτῷ Ο ΒΑΣΙΛΕΥΣ ΤΩΝ ΙΟΥΔΑΙΩΝ ΟΥΤΟΣ. <text:span text:style-name="T1">39</text:span> Εἷς δὲ τῶν κρεμασθέντων κακούργων ἐβλασφήμει αὐτόν Οὐχὶ σὺ εἶ ὁ Χριστός; σῶσον σεαυτὸν καὶ ἡμᾶς. <text:span text:style-name="T1">40</text:span> ἀποκριθεὶς δὲ ὁ ἕτερος ἐπιτιμῶν αὐτῷ ἔφη Οὐδὲ φοβῇ σὺ τὸν Θεόν, ὅτι ἐν τῷ αὐτῷ κρίματι εἶ; <text:span text:style-name="T1">41</text:span> καὶ ἡμεῖς μὲν δικαίως, ἄξια γὰρ ὧν ἐπράξαμεν <text:soft-page-break/>ἀπολαμβάνομεν· οὗτος δὲ οὐδὲν ἄτοπον ἔπραξεν. <text:span text:style-name="T1">42</text:span> καὶ ἔλεγεν Ἰησοῦ, μνήσθητί μου ὅταν ἔλθῃς εἰς τὴν βασιλείαν σου. <text:span text:style-name="T1">43</text:span> καὶ εἶπεν αὐτῷ Ἀμήν σοι λέγω, σήμερον μετ’ ἐμοῦ ἔσῃ ἐν τῷ Παραδείσῳ. <text:span text:style-name="T1">44</text:span> Καὶ ἦν ἤδη ὡσεὶ ὥρα ἕκτη καὶ σκότος ἐγένετο ἐφ’ ὅλην τὴν γῆν ἕως ὥρας ἐνάτης <text:span text:style-name="T1">45</text:span> τοῦ ἡλίου ἐκλιπόντος, ἐσχίσθη δὲ τὸ καταπέτασμα τοῦ ναοῦ μέσον. <text:span text:style-name="T1">46</text:span> καὶ φωνήσας φωνῇ μεγάλῃ ὁ Ἰησοῦς εἶπεν Πάτερ, <text:span text:style-name="T2">εἰς χεῖράς σου παρατίθεμαι τὸ πνεῦμά μου</text:span>. τοῦτο δὲ εἰπὼν ἐξέπνευσεν. <text:span text:style-name="T1">47</text:span> ἰδὼν δὲ ὁ ἑκατοντάρχης τὸ γενόμενον ἐδόξαζεν τὸν Θεὸν λέγων Ὄντως ὁ ἄνθρωπος οὗτος δίκαιος ἦν. <text:span text:style-name="T1">48</text:span> καὶ πάντες οἱ συνπαραγενόμενοι ὄχλοι ἐπὶ τὴν θεωρίαν ταύτην, θεωρήσαντες τὰ γενόμενα, τύπτοντες τὰ στήθη ὑπέστρεφον. <text:span text:style-name="T1">49</text:span> <text:span text:style-name="T2">εἱστήκεισαν</text:span> δὲ πάντες <text:span text:style-name="T2">οἱ γνωστοὶ αὐτῷ ἀπὸ μακρόθεν</text:span>, καὶ γυναῖκες αἱ συνακολουθοῦσαι αὐτῷ ἀπὸ τῆς Γαλιλαίας, ὁρῶσαι ταῦτα.</text:p>
      <text:p text:style-name="P1"><text:tab/><text:span text:style-name="T1">50</text:span> Καὶ ἰδοὺ ἀνὴρ ὀνόματι Ἰωσὴφ βουλευτὴς ὑπάρχων, ἀνὴρ ἀγαθὸς καὶ δίκαιος, <text:span text:style-name="T1">51</text:span> —οὗτος οὐκ ἦν συνκατατεθειμένος τῇ βουλῇ καὶ τῇ πράξει αὐτῶν,— ἀπὸ Ἀριμαθαίας πόλεως τῶν Ἰουδαίων, ὃς προσεδέχετο τὴν βασιλείαν τοῦ Θεοῦ, <text:span text:style-name="T1">52</text:span> οὗτος προσελθὼν τῷ Πειλάτῳ ᾐτήσατο τὸ σῶμα τοῦ Ἰησοῦ, <text:span text:style-name="T1">53</text:span> καὶ καθελὼν ἐνετύλιξεν αὐτὸ σινδόνι, καὶ ἔθηκεν αὐτὸν ἐν μνήματι λαξευτῷ, οὗ οὐκ ἦν οὐδεὶς οὔπω κείμενος. <text:span text:style-name="T1">54</text:span> καὶ ἡμέρα ἦν Παρασκευῆς, καὶ σάββατον ἐπέφωσκεν. <text:span text:style-name="T1">55</text:span> Κατακολουθήσασαι δὲ αἱ γυναῖκες, αἵτινες ἦσαν συνεληλυθυῖαι ἐκ τῆς Γαλιλαίας αὐτῷ, ἐθεάσαντο τὸ μνημεῖον καὶ ὡς ἐτέθη τὸ σῶμα αὐτοῦ, <text:span text:style-name="T1">56</text:span> ὑποστρέψασαι δὲ ἡτοίμασαν ἀρώματα καὶ μύρα. </text:p>
      <text:p text:style-name="P1"><text:tab/>Καὶ τὸ μὲν σάββατον ἡσύχασαν κατὰ τὴν ἐντολήν,</text:p>
      <text:p text:style-name="P1"/>
      <text:h text:style-name="P5" text:outline-level="2"><text:soft-page-break/>24</text:h>
      <text:p text:style-name="P1"/>
      <text:p text:style-name="P1"><text:span text:style-name="T1">1</text:span> τῇ δὲ μιᾷ τῶν σαββάτων ὄρθρου βαθέως ἐπὶ τὸ μνῆμα ἦλθον φέρουσαι ἃ ἡτοίμασαν ἀρώματα. <text:span text:style-name="T1">2</text:span> εὗρον δὲ τὸν λίθον ἀποκεκυλισμένον ἀπὸ τοῦ μνημείου, <text:span text:style-name="T1">3</text:span> εἰσελθοῦσαι δὲ οὐχ εὗρον τὸ σῶμα τοῦ Κυρίου Ἰησοῦ. <text:span text:style-name="T1">4</text:span> καὶ ἐγένετο ἐν τῷ ἀπορεῖσθαι αὐτὰς περὶ τούτου καὶ ἰδοὺ ἄνδρες δύο ἐπέστησαν αὐταῖς ἐν ἐσθῆτι ἀστραπτούσῃ· <text:span text:style-name="T1">5</text:span> ἐμφόβων δὲ γενομένων αὐτῶν καὶ κλινουσῶν τὰ πρόσωπα εἰς τὴν γῆν, εἶπαν πρὸς αὐτάς Τί ζητεῖτε τὸν ζῶντα μετὰ τῶν νεκρῶν; <text:span text:style-name="T1">6</text:span> οὐκ ἔστιν ὧδε, ἀλλὰ ἠγέρθη. μνήσθητε ὡς ἐλάλησεν ὑμῖν ἔτι ὢν ἐν τῇ Γαλιλαίᾳ, <text:span text:style-name="T1">7</text:span> λέγων τὸν Υἱὸν τοῦ ἀνθρώπου ὅτι δεῖ παραδοθῆναι εἰς χεῖρας ἀνθρώπων ἁμαρτωλῶν καὶ σταυρωθῆναι καὶ τῇ τρίτῃ ἡμέρᾳ ἀναστῆναι. <text:span text:style-name="T1">8</text:span> καὶ ἐμνήσθησαν τῶν ῥημάτων αὐτοῦ, <text:span text:style-name="T1">9</text:span> καὶ ὑποστρέψασαι ἀπὸ τοῦ μνημείου ἀπήγγειλαν ταῦτα πάντα τοῖς ἕνδεκα καὶ πᾶσιν τοῖς λοιποῖς. <text:span text:style-name="T1">10</text:span> ἦσαν δὲ ἡ Μαγδαληνὴ Μαρία καὶ Ἰωάνα καὶ Μαρία ἡ Ἰακώβου· καὶ αἱ λοιπαὶ σὺν αὐταῖς ἔλεγον πρὸς τοὺς ἀποστόλους ταῦτα. <text:span text:style-name="T1">11</text:span> καὶ ἐφάνησαν ἐνώπιον αὐτῶν ὡσεὶ λῆρος τὰ ῥήματα ταῦτα, καὶ ἠπίστουν αὐταῖς. <text:span text:style-name="T1">12</text:span> [[Ὁ δὲ Πέτρος ἀναστὰς ἔδραμεν ἐπὶ τὸ μνημεῖον· καὶ παρακύψας βλέπει τὰ ὀθόνια μόνα· καὶ ἀπῆλθεν πρὸς αὑτὸν θαυμάζων τὸ γεγονός.]]</text:p>
      <text:p text:style-name="P1"><text:tab/><text:span text:style-name="T1">13</text:span> Καὶ ἰδοὺ δύο ἐξ αὐτῶν ἐν αὐτῇ τῇ ἡμέρᾳ ἦσαν πορευόμενοι εἰς κώμην ἀπέχουσαν σταδίους ἑξήκοντα ἀπὸ Ἱερουσαλήμ, ᾗ ὄνομα Ἐμμαοῦς, <text:span text:style-name="T1">14</text:span> καὶ αὐτοὶ ὡμίλουν πρὸς ἀλλήλους περὶ πάντων τῶν συμβεβηκότων τούτων. <text:span text:style-name="T1">15</text:span> καὶ ἐγένετο ἐν τῷ ὁμιλεῖν αὐτοὺς καὶ συνζητεῖν, καὶ αὐτὸς Ἰησοῦς ἐγγίσας συνεπορεύετο αὐτοῖς· <text:span text:style-name="T1">16</text:span> οἱ δὲ ὀφθαλμοὶ αὐτῶν ἐκρατοῦντο τοῦ μὴ ἐπιγνῶναι αὐτόν. <text:span text:style-name="T1">17</text:span> εἶπεν δὲ πρὸς αὐτούς Τίνες οἱ λόγοι οὗτοι οὓς ἀντιβάλλετε πρὸς ἀλλήλους <text:soft-page-break/>περιπατοῦντες; καὶ ἐστάθησαν σκυθρωποί. <text:span text:style-name="T1">18</text:span> ἀποκριθεὶς δὲ εἷς ὀνόματι Κλεοπᾶς εἶπεν πρὸς αὐτόν Σὺ μόνος παροικεῖς Ἱερουσαλὴμ καὶ οὐκ ἔγνως τὰ γενόμενα ἐν αὐτῇ ἐν ταῖς ἡμέραις ταύταις; <text:span text:style-name="T1">19</text:span> καὶ εἶπεν αὐτοῖς Ποῖα; οἱ δὲ εἶπαν αὐτῷ Τὰ περὶ Ἰησοῦ τοῦ Ναζαρηνοῦ, ὃς ἐγένετο ἀνὴρ προφήτης δυνατὸς ἐν ἔργῳ καὶ λόγῳ ἐναντίον τοῦ Θεοῦ καὶ παντὸς τοῦ λαοῦ, <text:span text:style-name="T1">20</text:span> ὅπως τε παρέδωκαν αὐτὸν οἱ ἀρχιερεῖς καὶ οἱ ἄρχοντες ἡμῶν εἰς κρίμα θανάτου καὶ ἐσταύρωσαν αὐτόν. <text:span text:style-name="T1">21</text:span> ἡμεῖς δὲ ἠλπίζομεν ὅτι αὐτός ἐστιν ὁ μέλλων λυτροῦσθαι τὸν Ἰσραήλ· ἀλλά γε καὶ σὺν πᾶσιν τούτοις τρίτην ταύτην ἡμέραν ἄγει ἀφ’ οὗ ταῦτα ἐγένετο. <text:span text:style-name="T1">22</text:span> ἀλλὰ καὶ γυναῖκές τινες ἐξ ἡμῶν ἐξέστησαν ἡμᾶς, γενόμεναι ὀρθριναὶ ἐπὶ τὸ μνημεῖον, <text:span text:style-name="T1">23</text:span> καὶ μὴ εὑροῦσαι τὸ σῶμα αὐτοῦ ἦλθον λέγουσαι καὶ ὀπτασίαν ἀγγέλων ἑωρακέναι, οἳ λέγουσιν αὐτὸν ζῆν. <text:span text:style-name="T1">24</text:span> καὶ ἀπῆλθόν τινες τῶν σὺν ἡμῖν ἐπὶ τὸ μνημεῖον, καὶ εὗρον οὕτως καθὼς καὶ αἱ γυναῖκες εἶπον, αὐτὸν δὲ οὐκ εἶδον. <text:span text:style-name="T1">25</text:span> καὶ αὐτὸς εἶπεν πρὸς αὐτούς Ὦ ἀνόητοι καὶ βραδεῖς τῇ καρδίᾳ τοῦ πιστεύειν ἐπὶ πᾶσιν οἷς ἐλάλησαν οἱ προφῆται· <text:span text:style-name="T1">26</text:span> οὐχὶ ταῦτα ἔδει παθεῖν τὸν Χριστὸν καὶ εἰσελθεῖν εἰς τὴν δόξαν αὐτοῦ; <text:span text:style-name="T1">27</text:span> καὶ ἀρξάμενος ἀπὸ Μωϋσέως καὶ ἀπὸ πάντων τῶν προφητῶν διερμήνευσεν αὐτοῖς ἐν πάσαις ταῖς γραφαῖς τὰ περὶ ἑαυτοῦ. <text:span text:style-name="T1">28</text:span> Καὶ ἤγγισαν εἰς τὴν κώμην οὗ ἐπορεύοντο, καὶ αὐτὸς προσεποιήσατο πορρώτερον πορεύεσθαι. <text:span text:style-name="T1">29</text:span> καὶ παρεβιάσαντο αὐτὸν λέγοντες Μεῖνον μεθ’ ἡμῶν, ὅτι πρὸς ἑσπέραν ἐστὶν καὶ κέκλικεν ἤδη ἡ ἡμέρα. καὶ εἰσῆλθεν τοῦ μεῖναι σὺν αὐτοῖς. <text:span text:style-name="T1">30</text:span> καὶ ἐγένετο ἐν τῷ κατακλιθῆναι αὐτὸν μετ’ αὐτῶν λαβὼν τὸν ἄρτον εὐλόγησεν καὶ κλάσας ἐπεδίδου αὐτοῖς· <text:span text:style-name="T1">31</text:span> αὐτῶν δὲ διηνοίχθησαν οἱ ὀφθαλμοὶ, καὶ ἐπέγνωσαν αὐτόν· καὶ αὐτὸς ἄφαντος ἐγένετο ἀπ’ αὐτῶν. <text:span text:style-name="T1">32</text:span> καὶ εἶπαν πρὸς ἀλλήλους Οὐχὶ ἡ καρδία ἡμῶν καιομένη ἦν ἐν ἡμῖν, ὡς ἐλάλει ἡμῖν ἐν τῇ ὁδῷ, ὡς διήνοιγεν ἡμῖν τὰς γραφάς; <text:span text:style-name="T1">33</text:span> Καὶ ἀναστάντες αὐτῇ <text:soft-page-break/>τῇ ὥρᾳ ὑπέστρεψαν εἰς Ἱερουσαλήμ, καὶ εὗρον ἠθροισμένους τοὺς ἕνδεκα καὶ τοὺς σὺν αὐτοῖς, <text:span text:style-name="T1">34</text:span> λέγοντας ὅτι ὄντως ἠγέρθη ὁ Κύριος καὶ ὤφθη Σίμωνι. <text:span text:style-name="T1">35</text:span> καὶ αὐτοὶ ἐξηγοῦντο τὰ ἐν τῇ ὁδῷ καὶ ὡς ἐγνώσθη αὐτοῖς ἐν τῇ κλάσει τοῦ ἄρτου. <text:span text:style-name="T1">36</text:span> Ταῦτα δὲ αὐτῶν λαλούντων αὐτὸς ἔστη ἐν μέσῳ αὐτῶν [[καὶ λέγει αὐτοῖς Εἰρήνη ὑμῖν]]. <text:span text:style-name="T1">37</text:span> πτοηθέντες δὲ καὶ ἔμφοβοι γενόμενοι ἐδόκουν πνεῦμα θεωρεῖν. <text:span text:style-name="T1">38</text:span> καὶ εἶπεν αὐτοῖς Τί τεταραγμένοι ἐστέ, καὶ διὰ τί διαλογισμοὶ ἀναβαίνουσιν ἐν τῇ καρδίᾳ ὑμῶν; <text:span text:style-name="T1">39</text:span> ἴδετε τὰς χεῖράς μου καὶ τοὺς πόδας μου, ὅτι ἐγώ εἰμι αὐτός· ψηλαφήσατέ με καὶ ἴδετε, ὅτι πνεῦμα σάρκα καὶ ὀστέα οὐκ ἔχει καθὼς ἐμὲ θεωρεῖτε ἔχοντα. <text:span text:style-name="T1">40</text:span> [[καὶ τοῦτο εἰπὼν ἔδειξεν αὐτοῖς τὰς χεῖρας καὶ τοὺς πόδας.]] <text:span text:style-name="T1">41</text:span> ἔτι δὲ ἀπιστούντων αὐτῶν ἀπὸ τῆς χαρᾶς καὶ θαυμαζόντων, εἶπεν αὐτοῖς Ἔχετέ τι βρώσιμον ἐνθάδε; <text:span text:style-name="T1">42</text:span> οἱ δὲ ἐπέδωκαν αὐτῷ ἰχθύος ὀπτοῦ μέρος· <text:span text:style-name="T1">43</text:span> καὶ λαβὼν ἐνώπιον αὐτῶν ἔφαγεν. <text:span text:style-name="T1">44</text:span> Εἶπεν δὲ πρὸς αὐτούς Οὗτοι οἱ λόγοι μου οὓς ἐλάλησα πρὸς ὑμᾶς ἔτι ὢν σὺν ὑμῖν, ὅτι δεῖ πληρωθῆναι πάντα τὰ γεγραμμένα ἐν τῷ νόμῳ Μωϋσέως καὶ τοῖς προφήταις καὶ ψαλμοῖς περὶ ἐμοῦ. <text:span text:style-name="T1">45</text:span> τότε διήνοιξεν αὐτῶν τὸν νοῦν τοῦ συνιέναι τὰς γραφάς· καὶ εἶπεν αὐτοῖς <text:span text:style-name="T1">46</text:span> ὅτι οὕτως γέγραπται παθεῖν τὸν Χριστὸν καὶ ἀναστῆναι ἐκ νεκρῶν τῇ τρίτῃ ἡμέρᾳ, <text:span text:style-name="T1">47</text:span> καὶ κηρυχθῆναι ἐπὶ τῷ ὀνόματι αὐτοῦ μετάνοιαν εἰς ἄφεσιν ἁμαρτιῶν εἰς πάντα τὰ ἔθνη,— ἀρξάμενοι ἀπὸ Ἱερουσαλήμ. <text:span text:style-name="T1">48</text:span> ὑμεῖς μάρτυρες τούτων. <text:span text:style-name="T1">49</text:span> καὶ ἰδοὺ ἐγὼ ἐξαποστέλλω τὴν ἐπαγγελίαν τοῦ Πατρός μου ἐφ’ ὑμᾶς· ὑμεῖς δὲ καθίσατε ἐν τῇ πόλει ἕως οὗ ἐνδύσησθε ἐξ ὕψους δύναμιν.</text:p>
      <text:p text:style-name="P1"><text:tab/><text:span text:style-name="T1">50</text:span> Ἐξήγαγεν δὲ αὐτοὺς ἕως πρὸς Βηθανίαν, καὶ ἐπάρας τὰς χεῖρας αὐτοῦ εὐλόγησεν αὐτούς. <text:span text:style-name="T1">51</text:span> καὶ ἐγένετο ἐν τῷ εὐλογεῖν αὐτὸν αὐτοὺς διέστη ἀπ’ αὐτῶν [[καὶ ἀνεφέρετο εἰς τὸν οὐρανόν]]. <text:span text:style-name="T1">52</text:span> καὶ αὐτοὶ [[προσκυνήσαντες αὐτὸν]] ὑπέστρεψαν εἰς Ἱερουσαλὴμ μετὰ χαρᾶς μεγάλης, <text:span text:style-name="T1">53</text:span> καὶ ἦσαν <text:soft-page-break/>διὰ παντὸς ἐν τῷ ἱερῷ εὐλογοῦντες τὸν Θεόν.</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Gentium Plus Compact" svg:font-family="'Gentium Plus Compact'" style:font-adornments="Regular"/>
    <style:font-face style:name="Mangal1" svg:font-family="Mangal"/>
    <style:font-face style:name="Gentium Plus Compact1"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Gentium Plus Compact1" fo:font-family="'Gentium Plus Compact'"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1-08-03T13:11:27.44</meta:creation-date>
    <dc:date>2021-05-08T08:26:46.881000000</dc:date>
    <meta:editing-duration>P5DT18H21M50S</meta:editing-duration>
    <meta:editing-cycles>1325</meta:editing-cycles>
    <meta:generator>LibreOffice/6.4.7.2$Windows_X86_64 LibreOffice_project/639b8ac485750d5696d7590a72ef1b496725cfb5</meta:generator>
    <meta:print-date>2011-09-05T21:27:10.46</meta:print-date>
    <meta:document-statistic meta:table-count="0" meta:image-count="0" meta:object-count="0" meta:page-count="77" meta:paragraph-count="192" meta:word-count="20632" meta:character-count="121367" meta:non-whitespace-character-count="100682"/>
  </office:meta>
</office:document-meta>
</file>